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00%" fo:margin-top="0.423cm" style:writing-mode="lr-tb"/>
    </style:style>
    <style:style style:name="T2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.423cm" style:writing-mode="lr-tb"/>
    </style:style>
    <style:style style:name="T3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3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4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5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6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fo:margin-top="0.423cm" fo:margin-bottom="0.212cm" style:writing-mode="lr-tb"/>
    </style:style>
    <style:style style:name="T4_1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2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3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4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5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6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7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P5" style:family="paragraph" style:parent-style-name="Standard">
      <style:paragraph-properties fo:text-align="center" fo:break-before="auto" fo:line-height="100%" fo:margin-bottom="0.212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text-align="center" fo:break-before="auto" fo:line-height="100%" fo:margin-bottom="0.212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00%" fo:margin-bottom="0.212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break-before="auto" fo:line-height="100%" fo:margin-bottom="0.212cm" style:writing-mode="lr-tb"/>
    </style:style>
    <style:style style:name="P24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break-before="auto" fo:line-height="100%" fo:margin-bottom="0.212cm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/>
    </style:style>
    <style:style style:name="T25_4" style:family="text">
      <style:text-properties style:font-name="Verdana" fo:font-size="12pt" style:font-name-asian="Verdana" style:font-size-asian="12pt" style:font-name-complex="Verdana" style:font-size-complex="12pt"/>
    </style:style>
    <style:style style:name="T25_5" style:family="text">
      <style:text-properties style:font-name="Verdana" fo:font-size="12pt" style:font-name-asian="Verdana" style:font-size-asian="12pt" style:font-name-complex="Verdana" style:font-size-complex="12pt"/>
    </style:style>
    <style:style style:name="T25_6" style:family="text">
      <style:text-properties style:font-name="Verdana" fo:font-size="12pt" style:font-name-asian="Verdana" style:font-size-asian="12pt" style:font-name-complex="Verdana" style:font-size-complex="12pt"/>
    </style:style>
    <style:style style:name="T25_7" style:family="text">
      <style:text-properties style:font-name="Verdana" fo:font-size="12pt" style:font-name-asian="Verdana" style:font-size-asian="12pt" style:font-name-complex="Verdana" style:font-size-complex="12pt"/>
    </style:style>
    <style:style style:name="T25_8" style:family="text"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line-height="100%" fo:margin-bottom="0.212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line-height="100%" fo:margin-bottom="0.212cm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/>
    </style:style>
    <style:style style:name="T29_2" style:family="text">
      <style:text-properties style:font-name="Verdana" fo:font-size="12pt" style:font-name-asian="Verdana" style:font-size-asian="12pt" style:font-name-complex="Verdana" style:font-size-complex="12pt"/>
    </style:style>
    <style:style style:name="T29_3" style:family="text">
      <style:text-properties style:font-name="Verdana" fo:font-size="12pt" style:font-name-asian="Verdana" style:font-size-asian="12pt" style:font-name-complex="Verdana" style:font-size-complex="12pt"/>
    </style:style>
    <style:style style:name="T29_4" style:family="text"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2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style:writing-mode="lr-tb"/>
    </style:style>
    <style:style style:name="P36" style:family="paragraph" style:parent-style-name="Heading_20_1">
      <style:paragraph-properties fo:break-before="page" fo:line-height="100%" fo:margin-top="0.423cm" style:writing-mode="lr-tb"/>
    </style:style>
    <style:style style:name="P37" style:family="paragraph" style:parent-style-name="Standard">
      <style:paragraph-properties fo:break-before="auto" fo:text-indent="0cm" fo:line-height="115%" fo:margin-left="0.63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.63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T40_17" style:family="text"/>
    <style:style style:name="T40_18" style:family="text">
      <style:text-properties fo:color="#1155cc" style:text-underline-style="solid" style:text-underline-color="font-color"/>
    </style:style>
    <style:style style:name="T40_19" style:family="text"/>
    <style:style style:name="T40_20" style:family="text">
      <style:text-properties fo:color="#1155cc" style:text-underline-style="solid" style:text-underline-color="font-color"/>
    </style:style>
    <style:style style:name="T40_21" style:family="text"/>
    <style:style style:name="T40_22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0.635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0.63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0.635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0.635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style:writing-mode="lr-tb"/>
      <style:text-properties style:font-name="Cambria" fo:font-size="14pt" style:font-name-asian="Cambria" style:font-size-asian="14pt" style:font-name-complex="Cambria" style:font-size-complex="14pt"/>
    </style:style>
    <style:style style:name="P57" style:family="paragraph" style:parent-style-name="Heading_20_1">
      <style:paragraph-properties fo:break-before="auto" fo:line-height="100%" fo:margin-top="0.423cm" style:writing-mode="lr-tb"/>
      <style:text-properties style:font-name="Cambria" fo:font-size="14pt" style:font-name-asian="Cambria" style:font-size-asian="14pt" style:font-name-complex="Cambria" style:font-size-complex="14pt"/>
    </style:style>
    <style:style style:name="P58" style:family="paragraph" style:parent-style-name="Heading_20_1">
      <style:paragraph-properties fo:break-before="auto" fo:line-height="100%" fo:margin-top="0.423cm" style:writing-mode="lr-tb"/>
      <style:text-properties style:font-name="Cambria" fo:font-size="14pt" style:font-name-asian="Cambria" style:font-size-asian="14pt" style:font-name-complex="Cambria" style:font-size-complex="14pt"/>
    </style:style>
    <style:style style:name="P59" style:family="paragraph" style:parent-style-name="Heading_20_1">
      <style:paragraph-properties fo:break-before="auto" fo:line-height="115%" fo:border-bottom="#808080 0.053cm solid" style:writing-mode="lr-tb"/>
    </style:style>
    <style:style style:name="T59_1" style:family="text"/>
    <style:style style:name="P60" style:family="paragraph" style:parent-style-name="Heading_20_2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00%" fo:margin-top="0cm" style:writing-mode="lr-tb"/>
    </style:style>
    <style:style style:name="T61_1" style:family="text">
      <style:text-properties style:font-name="Verdana" fo:font-size="12pt" style:font-name-asian="Verdana" style:font-size-asian="12pt" style:font-name-complex="Verdana" style:font-size-complex="12pt"/>
    </style:style>
    <style:style style:name="T61_2" style:family="text">
      <style:text-properties style:font-name="Verdana" fo:font-size="12pt" style:font-name-asian="Verdana" style:font-size-asian="12pt" style:font-name-complex="Verdana" style:font-size-complex="12pt"/>
    </style:style>
    <style:style style:name="T61_3" style:family="text">
      <style:text-properties style:font-name="Verdana" fo:font-size="12pt" style:font-name-asian="Verdana" style:font-size-asian="12pt" style:font-name-complex="Verdana" style:font-size-complex="12pt"/>
    </style:style>
    <style:style style:name="T61_4" style:family="text">
      <style:text-properties style:font-name="Verdana" fo:font-size="12pt" style:font-name-asian="Verdana" style:font-size-asian="12pt" style:font-name-complex="Verdana" style:font-size-complex="12pt"/>
    </style:style>
    <style:style style:name="T61_5" style:family="text">
      <style:text-properties style:font-name="Verdana" fo:font-size="12pt" style:font-name-asian="Verdana" style:font-size-asian="12pt" style:font-name-complex="Verdana" style:font-size-complex="12pt"/>
    </style:style>
    <style:style style:name="T61_6" style:family="text">
      <style:text-properties style:font-name="Verdana" fo:font-size="12pt" style:font-name-asian="Verdana" style:font-size-asian="12pt" style:font-name-complex="Verdana" style:font-size-complex="12pt"/>
    </style:style>
    <style:style style:name="T61_7" style:family="text">
      <style:text-properties style:font-name="Verdana" fo:font-size="12pt" style:font-name-asian="Verdana" style:font-size-asian="12pt" style:font-name-complex="Verdana" style:font-size-complex="12pt"/>
    </style:style>
    <style:style style:name="T61_8" style:family="text">
      <style:text-properties style:font-name="Verdana" fo:font-size="12pt" style:font-name-asian="Verdana" style:font-size-asian="12pt" style:font-name-complex="Verdana" style:font-size-complex="12pt"/>
    </style:style>
    <style:style style:name="T61_9" style:family="text">
      <style:text-properties style:font-name="Verdana" fo:font-size="12pt" style:font-name-asian="Verdana" style:font-size-asian="12pt" style:font-name-complex="Verdana" style:font-size-complex="12pt"/>
    </style:style>
    <style:style style:name="T61_10" style:family="text">
      <style:text-properties style:font-name="Verdana" fo:font-size="12pt" style:font-name-asian="Verdana" style:font-size-asian="12pt" style:font-name-complex="Verdana" style:font-size-complex="12pt"/>
    </style:style>
    <style:style style:name="T61_11" style:family="text">
      <style:text-properties style:font-name="Verdana" fo:font-size="12pt" style:font-name-asian="Verdana" style:font-size-asian="12pt" style:font-name-complex="Verdana" style:font-size-complex="12pt"/>
    </style:style>
    <style:style style:name="T61_12" style:family="text">
      <style:text-properties style:font-name="Verdana" fo:font-size="12pt" style:font-name-asian="Verdana" style:font-size-asian="12pt" style:font-name-complex="Verdana" style:font-size-complex="12pt"/>
    </style:style>
    <style:style style:name="T61_13" style:family="text">
      <style:text-properties style:font-name="Verdana" fo:font-size="12pt" style:font-name-asian="Verdana" style:font-size-asian="12pt" style:font-name-complex="Verdana" style:font-size-complex="12pt"/>
    </style:style>
    <style:style style:name="T61_14" style:family="text">
      <style:text-properties style:font-name="Verdana" fo:font-size="12pt" style:font-name-asian="Verdana" style:font-size-asian="12pt" style:font-name-complex="Verdana" style:font-size-complex="12pt"/>
    </style:style>
    <style:style style:name="T61_15" style:family="text">
      <style:text-properties style:font-name="Verdana" fo:font-size="12pt" style:font-name-asian="Verdana" style:font-size-asian="12pt" style:font-name-complex="Verdana" style:font-size-complex="12pt"/>
    </style:style>
    <style:style style:name="T61_16" style:family="text">
      <style:text-properties style:font-name="Verdana" fo:font-size="12pt" style:font-name-asian="Verdana" style:font-size-asian="12pt" style:font-name-complex="Verdana" style:font-size-complex="12pt"/>
    </style:style>
    <style:style style:name="T61_17" style:family="text">
      <style:text-properties style:font-name="Verdana" fo:font-size="12pt" style:font-name-asian="Verdana" style:font-size-asian="12pt" style:font-name-complex="Verdana" style:font-size-complex="12pt"/>
    </style:style>
    <style:style style:name="T61_18" style:family="text">
      <style:text-properties style:font-name="Verdana" fo:font-size="12pt" style:font-name-asian="Verdana" style:font-size-asian="12pt" style:font-name-complex="Verdana" style:font-size-complex="12pt"/>
    </style:style>
    <style:style style:name="T61_19" style:family="text">
      <style:text-properties style:font-name="Verdana" fo:font-size="12pt" style:font-name-asian="Verdana" style:font-size-asian="12pt" style:font-name-complex="Verdana" style:font-size-complex="12pt"/>
    </style:style>
    <style:style style:name="T61_20" style:family="text">
      <style:text-properties style:font-name="Verdana" fo:font-size="12pt" style:font-name-asian="Verdana" style:font-size-asian="12pt" style:font-name-complex="Verdana" style:font-size-complex="12pt"/>
    </style:style>
    <style:style style:name="T61_21" style:family="text">
      <style:text-properties style:font-name="Verdana" fo:font-size="12pt" style:font-name-asian="Verdana" style:font-size-asian="12pt" style:font-name-complex="Verdana" style:font-size-complex="12pt"/>
    </style:style>
    <style:style style:name="T61_22" style:family="text">
      <style:text-properties style:font-name="Verdana" fo:font-size="12pt" style:font-name-asian="Verdana" style:font-size-asian="12pt" style:font-name-complex="Verdana" style:font-size-complex="12pt"/>
    </style:style>
    <style:style style:name="T61_23" style:family="text">
      <style:text-properties style:font-name="Verdana" fo:font-size="12pt" style:font-name-asian="Verdana" style:font-size-asian="12pt" style:font-name-complex="Verdana" style:font-size-complex="12pt"/>
    </style:style>
    <style:style style:name="T61_24" style:family="text">
      <style:text-properties style:font-name="Verdana" fo:font-size="12pt" style:font-name-asian="Verdana" style:font-size-asian="12pt" style:font-name-complex="Verdana" style:font-size-complex="12pt"/>
    </style:style>
    <style:style style:name="T61_25" style:family="text">
      <style:text-properties style:font-name="Verdana" fo:font-size="12pt" style:font-name-asian="Verdana" style:font-size-asian="12pt" style:font-name-complex="Verdana" style:font-size-complex="12pt"/>
    </style:style>
    <style:style style:name="T61_26" style:family="text">
      <style:text-properties style:font-name="Verdana" fo:font-size="12pt" style:font-name-asian="Verdana" style:font-size-asian="12pt" style:font-name-complex="Verdana" style:font-size-complex="12pt"/>
    </style:style>
    <style:style style:name="T61_27" style:family="text">
      <style:text-properties style:font-name="Verdana" fo:font-size="12pt" style:font-name-asian="Verdana" style:font-size-asian="12pt" style:font-name-complex="Verdana" style:font-size-complex="12pt"/>
    </style:style>
    <style:style style:name="T61_28" style:family="text">
      <style:text-properties style:font-name="Verdana" fo:font-size="12pt" style:font-name-asian="Verdana" style:font-size-asian="12pt" style:font-name-complex="Verdana" style:font-size-complex="12pt"/>
    </style:style>
    <style:style style:name="T61_29" style:family="text">
      <style:text-properties style:font-name="Verdana" fo:font-size="12pt" style:font-name-asian="Verdana" style:font-size-asian="12pt" style:font-name-complex="Verdana" style:font-size-complex="12pt"/>
    </style:style>
    <style:style style:name="T61_30" style:family="text">
      <style:text-properties style:font-name="Verdana" fo:font-size="12pt" style:font-name-asian="Verdana" style:font-size-asian="12pt" style:font-name-complex="Verdana" style:font-size-complex="12pt"/>
    </style:style>
    <style:style style:name="T61_31" style:family="text">
      <style:text-properties style:font-name="Verdana" fo:font-size="12pt" style:font-name-asian="Verdana" style:font-size-asian="12pt" style:font-name-complex="Verdana" style:font-size-complex="12pt"/>
    </style:style>
    <style:style style:name="T61_32" style:family="text">
      <style:text-properties style:font-name="Verdana" fo:font-size="12pt" style:font-name-asian="Verdana" style:font-size-asian="12pt" style:font-name-complex="Verdana" style:font-size-complex="12pt"/>
    </style:style>
    <style:style style:name="T61_33" style:family="text">
      <style:text-properties style:font-name="Verdana" fo:font-size="12pt" style:font-name-asian="Verdana" style:font-size-asian="12pt" style:font-name-complex="Verdana" style:font-size-complex="12pt"/>
    </style:style>
    <style:style style:name="T61_34" style:family="text">
      <style:text-properties style:font-name="Verdana" fo:font-size="12pt" style:font-name-asian="Verdana" style:font-size-asian="12pt" style:font-name-complex="Verdana" style:font-size-complex="12pt"/>
    </style:style>
    <style:style style:name="T61_35" style:family="text">
      <style:text-properties style:font-name="Verdana" fo:font-size="12pt" style:font-name-asian="Verdana" style:font-size-asian="12pt" style:font-name-complex="Verdana" style:font-size-complex="12pt"/>
    </style:style>
    <style:style style:name="T61_36" style:family="text">
      <style:text-properties style:font-name="Verdana" fo:font-size="12pt" style:font-name-asian="Verdana" style:font-size-asian="12pt" style:font-name-complex="Verdana" style:font-size-complex="12pt"/>
    </style:style>
    <style:style style:name="T61_37" style:family="text">
      <style:text-properties style:font-name="Verdana" fo:font-size="12pt" style:font-name-asian="Verdana" style:font-size-asian="12pt" style:font-name-complex="Verdana" style:font-size-complex="12pt"/>
    </style:style>
    <style:style style:name="T61_38" style:family="text">
      <style:text-properties style:font-name="Verdana" fo:font-size="12pt" style:font-name-asian="Verdana" style:font-size-asian="12pt" style:font-name-complex="Verdana" style:font-size-complex="12pt"/>
    </style:style>
    <style:style style:name="T61_39" style:family="text">
      <style:text-properties style:font-name="Verdana" fo:font-size="12pt" style:font-name-asian="Verdana" style:font-size-asian="12pt" style:font-name-complex="Verdana" style:font-size-complex="12pt"/>
    </style:style>
    <style:style style:name="T61_40" style:family="text">
      <style:text-properties style:font-name="Verdana" fo:font-size="12pt" style:font-name-asian="Verdana" style:font-size-asian="12pt" style:font-name-complex="Verdana" style:font-size-complex="12pt"/>
    </style:style>
    <style:style style:name="T61_41" style:family="text">
      <style:text-properties style:font-name="Verdana" fo:font-size="12pt" style:font-name-asian="Verdana" style:font-size-asian="12pt" style:font-name-complex="Verdana" style:font-size-complex="12pt"/>
    </style:style>
    <style:style style:name="T61_42" style:family="text">
      <style:text-properties style:font-name="Verdana" fo:font-size="12pt" style:font-name-asian="Verdana" style:font-size-asian="12pt" style:font-name-complex="Verdana" style:font-size-complex="12pt"/>
    </style:style>
    <style:style style:name="T61_43" style:family="text">
      <style:text-properties style:font-name="Verdana" fo:font-size="12pt" style:font-name-asian="Verdana" style:font-size-asian="12pt" style:font-name-complex="Verdana" style:font-size-complex="12pt"/>
    </style:style>
    <style:style style:name="T61_44" style:family="text">
      <style:text-properties style:font-name="Verdana" fo:font-size="12pt" style:font-name-asian="Verdana" style:font-size-asian="12pt" style:font-name-complex="Verdana" style:font-size-complex="12pt"/>
    </style:style>
    <style:style style:name="T61_45" style:family="text">
      <style:text-properties style:font-name="Verdana" fo:font-size="12pt" style:font-name-asian="Verdana" style:font-size-asian="12pt" style:font-name-complex="Verdana" style:font-size-complex="12pt"/>
    </style:style>
    <style:style style:name="T61_46" style:family="text">
      <style:text-properties style:font-name="Verdana" fo:font-size="12pt" style:font-name-asian="Verdana" style:font-size-asian="12pt" style:font-name-complex="Verdana" style:font-size-complex="12pt"/>
    </style:style>
    <style:style style:name="T61_47" style:family="text">
      <style:text-properties style:font-name="Verdana" fo:font-size="12pt" style:font-name-asian="Verdana" style:font-size-asian="12pt" style:font-name-complex="Verdana" style:font-size-complex="12pt"/>
    </style:style>
    <style:style style:name="T61_48" style:family="text">
      <style:text-properties style:font-name="Verdana" fo:font-size="12pt" style:font-name-asian="Verdana" style:font-size-asian="12pt" style:font-name-complex="Verdana" style:font-size-complex="12pt"/>
    </style:style>
    <style:style style:name="T61_49" style:family="text">
      <style:text-properties style:font-name="Verdana" fo:font-size="12pt" style:font-name-asian="Verdana" style:font-size-asian="12pt" style:font-name-complex="Verdana" style:font-size-complex="12pt"/>
    </style:style>
    <style:style style:name="T61_50" style:family="text">
      <style:text-properties style:font-name="Verdana" fo:font-size="12pt" style:font-name-asian="Verdana" style:font-size-asian="12pt" style:font-name-complex="Verdana" style:font-size-complex="12pt"/>
    </style:style>
    <style:style style:name="P62" style:family="paragraph" style:parent-style-name="Standard">
      <style:paragraph-properties fo:break-before="auto" fo:line-height="100%" fo:margin-top="0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63" style:family="paragraph" style:parent-style-name="Heading_20_2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line-height="100%" fo:margin-top="0cm" style:writing-mode="lr-tb"/>
    </style:style>
    <style:style style:name="T64_1" style:family="text">
      <style:text-properties style:font-name="Verdana" fo:font-size="12pt" style:font-name-asian="Verdana" style:font-size-asian="12pt" style:font-name-complex="Verdana" style:font-size-complex="12pt"/>
    </style:style>
    <style:style style:name="T64_2" style:family="text">
      <style:text-properties style:font-name="Verdana" fo:font-size="12pt" style:font-name-asian="Verdana" style:font-size-asian="12pt" style:font-name-complex="Verdana" style:font-size-complex="12pt"/>
    </style:style>
    <style:style style:name="T64_3" style:family="text">
      <style:text-properties style:font-name="Verdana" fo:font-size="12pt" style:font-name-asian="Verdana" style:font-size-asian="12pt" style:font-name-complex="Verdana" style:font-size-complex="12pt"/>
    </style:style>
    <style:style style:name="T64_4" style:family="text">
      <style:text-properties style:font-name="Verdana" fo:font-size="12pt" style:font-name-asian="Verdana" style:font-size-asian="12pt" style:font-name-complex="Verdana" style:font-size-complex="12pt"/>
    </style:style>
    <style:style style:name="T64_5" style:family="text">
      <style:text-properties style:font-name="Verdana" fo:font-size="12pt" style:font-name-asian="Verdana" style:font-size-asian="12pt" style:font-name-complex="Verdana" style:font-size-complex="12pt"/>
    </style:style>
    <style:style style:name="T64_6" style:family="text">
      <style:text-properties style:font-name="Verdana" fo:font-size="12pt" style:font-name-asian="Verdana" style:font-size-asian="12pt" style:font-name-complex="Verdana" style:font-size-complex="12pt"/>
    </style:style>
    <style:style style:name="T64_7" style:family="text">
      <style:text-properties style:font-name="Verdana" fo:font-size="12pt" style:font-name-asian="Verdana" style:font-size-asian="12pt" style:font-name-complex="Verdana" style:font-size-complex="12pt"/>
    </style:style>
    <style:style style:name="T64_8" style:family="text">
      <style:text-properties style:font-name="Verdana" fo:font-size="12pt" style:font-name-asian="Verdana" style:font-size-asian="12pt" style:font-name-complex="Verdana" style:font-size-complex="12pt"/>
    </style:style>
    <style:style style:name="T64_9" style:family="text">
      <style:text-properties style:font-name="Verdana" fo:font-size="12pt" style:font-name-asian="Verdana" style:font-size-asian="12pt" style:font-name-complex="Verdana" style:font-size-complex="12pt"/>
    </style:style>
    <style:style style:name="T64_10" style:family="text">
      <style:text-properties style:font-name="Verdana" fo:font-size="12pt" style:font-name-asian="Verdana" style:font-size-asian="12pt" style:font-name-complex="Verdana" style:font-size-complex="12pt"/>
    </style:style>
    <style:style style:name="T64_11" style:family="text">
      <style:text-properties style:font-name="Verdana" fo:font-size="12pt" style:font-name-asian="Verdana" style:font-size-asian="12pt" style:font-name-complex="Verdana" style:font-size-complex="12pt"/>
    </style:style>
    <style:style style:name="T64_12" style:family="text">
      <style:text-properties style:font-name="Verdana" fo:font-size="12pt" style:font-name-asian="Verdana" style:font-size-asian="12pt" style:font-name-complex="Verdana" style:font-size-complex="12pt"/>
    </style:style>
    <style:style style:name="T64_13" style:family="text">
      <style:text-properties style:font-name="Verdana" fo:font-size="12pt" style:font-name-asian="Verdana" style:font-size-asian="12pt" style:font-name-complex="Verdana" style:font-size-complex="12pt"/>
    </style:style>
    <style:style style:name="T64_14" style:family="text">
      <style:text-properties style:font-name="Verdana" fo:font-size="12pt" style:font-name-asian="Verdana" style:font-size-asian="12pt" style:font-name-complex="Verdana" style:font-size-complex="12pt"/>
    </style:style>
    <style:style style:name="T64_15" style:family="text">
      <style:text-properties style:font-name="Verdana" fo:font-size="12pt" style:font-name-asian="Verdana" style:font-size-asian="12pt" style:font-name-complex="Verdana" style:font-size-complex="12pt"/>
    </style:style>
    <style:style style:name="T64_16" style:family="text">
      <style:text-properties style:font-name="Verdana" fo:font-size="12pt" style:font-name-asian="Verdana" style:font-size-asian="12pt" style:font-name-complex="Verdana" style:font-size-complex="12pt"/>
    </style:style>
    <style:style style:name="T64_17" style:family="text">
      <style:text-properties style:font-name="Verdana" fo:font-size="12pt" style:font-name-asian="Verdana" style:font-size-asian="12pt" style:font-name-complex="Verdana" style:font-size-complex="12pt"/>
    </style:style>
    <style:style style:name="T64_18" style:family="text">
      <style:text-properties style:font-name="Verdana" fo:font-size="12pt" style:font-name-asian="Verdana" style:font-size-asian="12pt" style:font-name-complex="Verdana" style:font-size-complex="12pt"/>
    </style:style>
    <style:style style:name="T64_19" style:family="text">
      <style:text-properties style:font-name="Verdana" fo:font-size="12pt" style:font-name-asian="Verdana" style:font-size-asian="12pt" style:font-name-complex="Verdana" style:font-size-complex="12pt"/>
    </style:style>
    <style:style style:name="T64_20" style:family="text">
      <style:text-properties style:font-name="Verdana" fo:font-size="12pt" style:font-name-asian="Verdana" style:font-size-asian="12pt" style:font-name-complex="Verdana" style:font-size-complex="12pt"/>
    </style:style>
    <style:style style:name="T64_21" style:family="text">
      <style:text-properties style:font-name="Verdana" fo:font-size="12pt" style:font-name-asian="Verdana" style:font-size-asian="12pt" style:font-name-complex="Verdana" style:font-size-complex="12pt"/>
    </style:style>
    <style:style style:name="T64_22" style:family="text">
      <style:text-properties style:font-name="Verdana" fo:font-size="12pt" style:font-name-asian="Verdana" style:font-size-asian="12pt" style:font-name-complex="Verdana" style:font-size-complex="12pt"/>
    </style:style>
    <style:style style:name="T64_23" style:family="text">
      <style:text-properties style:font-name="Verdana" fo:font-size="12pt" style:font-name-asian="Verdana" style:font-size-asian="12pt" style:font-name-complex="Verdana" style:font-size-complex="12pt"/>
    </style:style>
    <style:style style:name="T64_24" style:family="text">
      <style:text-properties style:font-name="Verdana" fo:font-size="12pt" style:font-name-asian="Verdana" style:font-size-asian="12pt" style:font-name-complex="Verdana" style:font-size-complex="12pt"/>
    </style:style>
    <style:style style:name="T64_25" style:family="text">
      <style:text-properties style:font-name="Verdana" fo:font-size="12pt" style:font-name-asian="Verdana" style:font-size-asian="12pt" style:font-name-complex="Verdana" style:font-size-complex="12pt"/>
    </style:style>
    <style:style style:name="T64_26" style:family="text">
      <style:text-properties style:font-name="Verdana" fo:font-size="12pt" style:font-name-asian="Verdana" style:font-size-asian="12pt" style:font-name-complex="Verdana" style:font-size-complex="12pt"/>
    </style:style>
    <style:style style:name="T64_27" style:family="text">
      <style:text-properties style:font-name="Verdana" fo:font-size="12pt" style:font-name-asian="Verdana" style:font-size-asian="12pt" style:font-name-complex="Verdana" style:font-size-complex="12pt"/>
    </style:style>
    <style:style style:name="T64_28" style:family="text">
      <style:text-properties style:font-name="Verdana" fo:font-size="12pt" style:font-name-asian="Verdana" style:font-size-asian="12pt" style:font-name-complex="Verdana" style:font-size-complex="12pt"/>
    </style:style>
    <style:style style:name="T64_29" style:family="text">
      <style:text-properties style:font-name="Verdana" fo:font-size="12pt" style:font-name-asian="Verdana" style:font-size-asian="12pt" style:font-name-complex="Verdana" style:font-size-complex="12pt"/>
    </style:style>
    <style:style style:name="T64_30" style:family="text">
      <style:text-properties style:font-name="Verdana" fo:font-size="12pt" style:font-name-asian="Verdana" style:font-size-asian="12pt" style:font-name-complex="Verdana" style:font-size-complex="12pt"/>
    </style:style>
    <style:style style:name="T64_31" style:family="text">
      <style:text-properties style:font-name="Verdana" fo:font-size="12pt" style:font-name-asian="Verdana" style:font-size-asian="12pt" style:font-name-complex="Verdana" style:font-size-complex="12pt"/>
    </style:style>
    <style:style style:name="T64_32" style:family="text">
      <style:text-properties style:font-name="Verdana" fo:font-size="12pt" style:font-name-asian="Verdana" style:font-size-asian="12pt" style:font-name-complex="Verdana" style:font-size-complex="12pt"/>
    </style:style>
    <style:style style:name="T64_33" style:family="text">
      <style:text-properties style:font-name="Verdana" fo:font-size="12pt" style:font-name-asian="Verdana" style:font-size-asian="12pt" style:font-name-complex="Verdana" style:font-size-complex="12pt"/>
    </style:style>
    <style:style style:name="T64_34" style:family="text">
      <style:text-properties style:font-name="Verdana" fo:font-size="12pt" style:font-name-asian="Verdana" style:font-size-asian="12pt" style:font-name-complex="Verdana" style:font-size-complex="12pt"/>
    </style:style>
    <style:style style:name="T64_35" style:family="text">
      <style:text-properties style:font-name="Verdana" fo:font-size="12pt" style:font-name-asian="Verdana" style:font-size-asian="12pt" style:font-name-complex="Verdana" style:font-size-complex="12pt"/>
    </style:style>
    <style:style style:name="T64_36" style:family="text">
      <style:text-properties style:font-name="Verdana" fo:font-size="12pt" style:font-name-asian="Verdana" style:font-size-asian="12pt" style:font-name-complex="Verdana" style:font-size-complex="12pt"/>
    </style:style>
    <style:style style:name="T64_37" style:family="text">
      <style:text-properties style:font-name="Verdana" fo:font-size="12pt" style:font-name-asian="Verdana" style:font-size-asian="12pt" style:font-name-complex="Verdana" style:font-size-complex="12pt"/>
    </style:style>
    <style:style style:name="T64_38" style:family="text">
      <style:text-properties style:font-name="Verdana" fo:font-size="12pt" style:font-name-asian="Verdana" style:font-size-asian="12pt" style:font-name-complex="Verdana" style:font-size-complex="12pt"/>
    </style:style>
    <style:style style:name="T64_39" style:family="text">
      <style:text-properties style:font-name="Verdana" fo:font-size="12pt" style:font-name-asian="Verdana" style:font-size-asian="12pt" style:font-name-complex="Verdana" style:font-size-complex="12pt"/>
    </style:style>
    <style:style style:name="T64_40" style:family="text">
      <style:text-properties style:font-name="Verdana" fo:font-size="12pt" style:font-name-asian="Verdana" style:font-size-asian="12pt" style:font-name-complex="Verdana" style:font-size-complex="12pt"/>
    </style:style>
    <style:style style:name="T64_41" style:family="text">
      <style:text-properties style:font-name="Verdana" fo:font-size="12pt" style:font-name-asian="Verdana" style:font-size-asian="12pt" style:font-name-complex="Verdana" style:font-size-complex="12pt"/>
    </style:style>
    <style:style style:name="T64_42" style:family="text">
      <style:text-properties style:font-name="Verdana" fo:font-size="12pt" style:font-name-asian="Verdana" style:font-size-asian="12pt" style:font-name-complex="Verdana" style:font-size-complex="12pt"/>
    </style:style>
    <style:style style:name="T64_43" style:family="text">
      <style:text-properties style:font-name="Verdana" fo:font-size="12pt" style:font-name-asian="Verdana" style:font-size-asian="12pt" style:font-name-complex="Verdana" style:font-size-complex="12pt"/>
    </style:style>
    <style:style style:name="T64_44" style:family="text">
      <style:text-properties style:font-name="Verdana" fo:font-size="12pt" style:font-name-asian="Verdana" style:font-size-asian="12pt" style:font-name-complex="Verdana" style:font-size-complex="12pt"/>
    </style:style>
    <style:style style:name="T64_45" style:family="text">
      <style:text-properties style:font-name="Verdana" fo:font-size="12pt" style:font-name-asian="Verdana" style:font-size-asian="12pt" style:font-name-complex="Verdana" style:font-size-complex="12pt"/>
    </style:style>
    <style:style style:name="T64_46" style:family="text">
      <style:text-properties style:font-name="Verdana" fo:font-size="12pt" style:font-name-asian="Verdana" style:font-size-asian="12pt" style:font-name-complex="Verdana" style:font-size-complex="12pt"/>
    </style:style>
    <style:style style:name="T64_47" style:family="text">
      <style:text-properties style:font-name="Verdana" fo:font-size="12pt" style:font-name-asian="Verdana" style:font-size-asian="12pt" style:font-name-complex="Verdana" style:font-size-complex="12pt"/>
    </style:style>
    <style:style style:name="T64_48" style:family="text">
      <style:text-properties style:font-name="Verdana" fo:font-size="12pt" style:font-name-asian="Verdana" style:font-size-asian="12pt" style:font-name-complex="Verdana" style:font-size-complex="12pt"/>
    </style:style>
    <style:style style:name="T64_49" style:family="text">
      <style:text-properties style:font-name="Verdana" fo:font-size="12pt" style:font-name-asian="Verdana" style:font-size-asian="12pt" style:font-name-complex="Verdana" style:font-size-complex="12pt"/>
    </style:style>
    <style:style style:name="T64_50" style:family="text">
      <style:text-properties style:font-name="Verdana" fo:font-size="12pt" style:font-name-asian="Verdana" style:font-size-asian="12pt" style:font-name-complex="Verdana" style:font-size-complex="12pt"/>
    </style:style>
    <style:style style:name="T64_51" style:family="text">
      <style:text-properties style:font-name="Verdana" fo:font-size="12pt" style:font-name-asian="Verdana" style:font-size-asian="12pt" style:font-name-complex="Verdana" style:font-size-complex="12pt"/>
    </style:style>
    <style:style style:name="T64_52" style:family="text">
      <style:text-properties style:font-name="Verdana" fo:font-size="12pt" style:font-name-asian="Verdana" style:font-size-asian="12pt" style:font-name-complex="Verdana" style:font-size-complex="12pt"/>
    </style:style>
    <style:style style:name="T64_53" style:family="text">
      <style:text-properties style:font-name="Verdana" fo:font-size="12pt" style:font-name-asian="Verdana" style:font-size-asian="12pt" style:font-name-complex="Verdana" style:font-size-complex="12pt"/>
    </style:style>
    <style:style style:name="T64_54" style:family="text">
      <style:text-properties style:font-name="Verdana" fo:font-size="12pt" style:font-name-asian="Verdana" style:font-size-asian="12pt" style:font-name-complex="Verdana" style:font-size-complex="12pt"/>
    </style:style>
    <style:style style:name="T64_55" style:family="text">
      <style:text-properties style:font-name="Verdana" fo:font-size="12pt" style:font-name-asian="Verdana" style:font-size-asian="12pt" style:font-name-complex="Verdana" style:font-size-complex="12pt"/>
    </style:style>
    <style:style style:name="T64_56" style:family="text">
      <style:text-properties style:font-name="Verdana" fo:font-size="12pt" style:font-name-asian="Verdana" style:font-size-asian="12pt" style:font-name-complex="Verdana" style:font-size-complex="12pt"/>
    </style:style>
    <style:style style:name="T64_57" style:family="text">
      <style:text-properties style:font-name="Verdana" fo:font-size="12pt" style:font-name-asian="Verdana" style:font-size-asian="12pt" style:font-name-complex="Verdana" style:font-size-complex="12pt"/>
    </style:style>
    <style:style style:name="T64_58" style:family="text">
      <style:text-properties style:font-name="Verdana" fo:font-size="12pt" style:font-name-asian="Verdana" style:font-size-asian="12pt" style:font-name-complex="Verdana" style:font-size-complex="12pt"/>
    </style:style>
    <style:style style:name="T64_59" style:family="text">
      <style:text-properties style:font-name="Verdana" fo:font-size="12pt" style:font-name-asian="Verdana" style:font-size-asian="12pt" style:font-name-complex="Verdana" style:font-size-complex="12pt"/>
    </style:style>
    <style:style style:name="T64_60" style:family="text">
      <style:text-properties style:font-name="Verdana" fo:font-size="12pt" style:font-name-asian="Verdana" style:font-size-asian="12pt" style:font-name-complex="Verdana" style:font-size-complex="12pt"/>
    </style:style>
    <style:style style:name="T64_61" style:family="text">
      <style:text-properties style:font-name="Verdana" fo:font-size="12pt" style:font-name-asian="Verdana" style:font-size-asian="12pt" style:font-name-complex="Verdana" style:font-size-complex="12pt"/>
    </style:style>
    <style:style style:name="T64_62" style:family="text">
      <style:text-properties style:font-name="Verdana" fo:font-size="12pt" style:font-name-asian="Verdana" style:font-size-asian="12pt" style:font-name-complex="Verdana" style:font-size-complex="12pt"/>
    </style:style>
    <style:style style:name="T64_63" style:family="text">
      <style:text-properties style:font-name="Verdana" fo:font-size="12pt" style:font-name-asian="Verdana" style:font-size-asian="12pt" style:font-name-complex="Verdana" style:font-size-complex="12pt"/>
    </style:style>
    <style:style style:name="T64_64" style:family="text">
      <style:text-properties style:font-name="Verdana" fo:font-size="12pt" style:font-name-asian="Verdana" style:font-size-asian="12pt" style:font-name-complex="Verdana" style:font-size-complex="12pt"/>
    </style:style>
    <style:style style:name="T64_65" style:family="text">
      <style:text-properties style:font-name="Verdana" fo:font-size="12pt" style:font-name-asian="Verdana" style:font-size-asian="12pt" style:font-name-complex="Verdana" style:font-size-complex="12pt"/>
    </style:style>
    <style:style style:name="T64_66" style:family="text">
      <style:text-properties style:font-name="Verdana" fo:font-size="12pt" style:font-name-asian="Verdana" style:font-size-asian="12pt" style:font-name-complex="Verdana" style:font-size-complex="12pt"/>
    </style:style>
    <style:style style:name="T64_67" style:family="text">
      <style:text-properties style:font-name="Verdana" fo:font-size="12pt" style:font-name-asian="Verdana" style:font-size-asian="12pt" style:font-name-complex="Verdana" style:font-size-complex="12pt"/>
    </style:style>
    <style:style style:name="T64_68" style:family="text">
      <style:text-properties style:font-name="Verdana" fo:font-size="12pt" style:font-name-asian="Verdana" style:font-size-asian="12pt" style:font-name-complex="Verdana" style:font-size-complex="12pt"/>
    </style:style>
    <style:style style:name="T64_69" style:family="text">
      <style:text-properties style:font-name="Verdana" fo:font-size="12pt" style:font-name-asian="Verdana" style:font-size-asian="12pt" style:font-name-complex="Verdana" style:font-size-complex="12pt"/>
    </style:style>
    <style:style style:name="T64_70" style:family="text">
      <style:text-properties style:font-name="Verdana" fo:font-size="12pt" style:font-name-asian="Verdana" style:font-size-asian="12pt" style:font-name-complex="Verdana" style:font-size-complex="12pt"/>
    </style:style>
    <style:style style:name="T64_71" style:family="text">
      <style:text-properties style:font-name="Verdana" fo:font-size="12pt" style:font-name-asian="Verdana" style:font-size-asian="12pt" style:font-name-complex="Verdana" style:font-size-complex="12pt"/>
    </style:style>
    <style:style style:name="T64_72" style:family="text">
      <style:text-properties style:font-name="Verdana" fo:font-size="12pt" style:font-name-asian="Verdana" style:font-size-asian="12pt" style:font-name-complex="Verdana" style:font-size-complex="12pt"/>
    </style:style>
    <style:style style:name="P65" style:family="paragraph" style:parent-style-name="Standard">
      <style:paragraph-properties fo:break-before="auto" fo:line-height="100%" fo:margin-top="0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66" style:family="paragraph" style:parent-style-name="Heading_20_1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>
      <style:text-properties fo:color="#1155cc" style:text-underline-style="solid" style:text-underline-color="font-color"/>
    </style:style>
    <style:style style:name="T67_29" style:family="text"/>
    <style:style style:name="T67_30" style:family="text">
      <style:text-properties fo:color="#1155cc" style:text-underline-style="solid" style:text-underline-color="font-color"/>
    </style:style>
    <style:style style:name="T67_31" style:family="text"/>
    <style:style style:name="T67_32" style:family="text">
      <style:text-properties fo:color="#1155cc" style:text-underline-style="solid" style:text-underline-color="font-color"/>
    </style:style>
    <style:style style:name="T67_33" style:family="text"/>
    <style:style style:name="T67_34" style:family="text">
      <style:text-properties fo:color="#1155cc" style:text-underline-style="solid" style:text-underline-color="font-color"/>
    </style:style>
    <style:style style:name="T67_35" style:family="text"/>
    <style:style style:name="T67_36" style:family="text">
      <style:text-properties fo:color="#1155cc" style:text-underline-style="solid" style:text-underline-color="font-color"/>
    </style:style>
    <style:style style:name="T67_37" style:family="text"/>
    <style:style style:name="T67_38" style:family="text">
      <style:text-properties fo:color="#1155cc" style:text-underline-style="solid" style:text-underline-color="font-color"/>
    </style:style>
    <style:style style:name="T67_39" style:family="text"/>
    <style:style style:name="T67_40" style:family="text">
      <style:text-properties fo:color="#1155cc" style:text-underline-style="solid" style:text-underline-color="font-color"/>
    </style:style>
    <style:style style:name="T67_41" style:family="text"/>
    <style:style style:name="T67_42" style:family="text">
      <style:text-properties fo:color="#1155cc" style:text-underline-style="solid" style:text-underline-color="font-color"/>
    </style:style>
    <style:style style:name="T67_43" style:family="text"/>
    <style:style style:name="T67_44" style:family="text">
      <style:text-properties fo:color="#1155cc" style:text-underline-style="solid" style:text-underline-color="font-color"/>
    </style:style>
    <style:style style:name="T67_45" style:family="text"/>
    <style:style style:name="T67_46" style:family="text"/>
    <style:style style:name="T67_47" style:family="text">
      <style:text-properties fo:color="#1155cc" style:text-underline-style="solid" style:text-underline-color="font-color"/>
    </style:style>
    <style:style style:name="T67_48" style:family="text"/>
    <style:style style:name="T67_49" style:family="text">
      <style:text-properties fo:color="#1155cc" style:text-underline-style="solid" style:text-underline-color="font-color"/>
    </style:style>
    <style:style style:name="T67_50" style:family="text"/>
    <style:style style:name="T67_51" style:family="text">
      <style:text-properties fo:color="#1155cc" style:text-underline-style="solid" style:text-underline-color="font-color"/>
    </style:style>
    <style:style style:name="T67_52" style:family="text"/>
    <style:style style:name="T67_53" style:family="text">
      <style:text-properties fo:color="#1155cc" style:text-underline-style="solid" style:text-underline-color="font-color"/>
    </style:style>
    <style:style style:name="T67_54" style:family="text"/>
    <style:style style:name="T67_55" style:family="text">
      <style:text-properties fo:color="#1155cc" style:text-underline-style="solid" style:text-underline-color="font-color"/>
    </style:style>
    <style:style style:name="T67_56" style:family="text"/>
    <style:style style:name="T67_57" style:family="text">
      <style:text-properties fo:color="#1155cc" style:text-underline-style="solid" style:text-underline-color="font-color"/>
    </style:style>
    <style:style style:name="T67_58" style:family="text"/>
    <style:style style:name="T67_59" style:family="text">
      <style:text-properties fo:color="#1155cc" style:text-underline-style="solid" style:text-underline-color="font-color"/>
    </style:style>
    <style:style style:name="T67_60" style:family="text"/>
    <style:style style:name="T67_61" style:family="text">
      <style:text-properties fo:color="#1155cc" style:text-underline-style="solid" style:text-underline-color="font-color"/>
    </style:style>
    <style:style style:name="T67_62" style:family="text"/>
    <style:style style:name="T67_63" style:family="text">
      <style:text-properties fo:color="#1155cc" style:text-underline-style="solid" style:text-underline-color="font-color"/>
    </style:style>
    <style:style style:name="T67_64" style:family="text"/>
    <style:style style:name="T67_65" style:family="text">
      <style:text-properties fo:color="#1155cc" style:text-underline-style="solid" style:text-underline-color="font-color"/>
    </style:style>
    <style:style style:name="T67_66" style:family="text"/>
    <style:style style:name="T67_67" style:family="text">
      <style:text-properties fo:color="#1155cc" style:text-underline-style="solid" style:text-underline-color="font-color"/>
    </style:style>
    <style:style style:name="T67_68" style:family="text"/>
    <style:style style:name="T67_69" style:family="text">
      <style:text-properties fo:color="#1155cc" style:text-underline-style="solid" style:text-underline-color="font-color"/>
    </style:style>
    <style:style style:name="T67_70" style:family="text"/>
    <style:style style:name="T67_71" style:family="text">
      <style:text-properties fo:color="#1155cc" style:text-underline-style="solid" style:text-underline-color="font-color"/>
    </style:style>
    <style:style style:name="T67_72" style:family="text"/>
    <style:style style:name="T67_73" style:family="text">
      <style:text-properties fo:color="#1155cc" style:text-underline-style="solid" style:text-underline-color="font-color"/>
    </style:style>
    <style:style style:name="T67_74" style:family="text"/>
    <style:style style:name="T67_75" style:family="text">
      <style:text-properties fo:color="#1155cc" style:text-underline-style="solid" style:text-underline-color="font-color"/>
    </style:style>
    <style:style style:name="T67_76" style:family="text"/>
    <style:style style:name="T67_77" style:family="text">
      <style:text-properties fo:color="#1155cc" style:text-underline-style="solid" style:text-underline-color="font-color"/>
    </style:style>
    <style:style style:name="T67_78" style:family="text"/>
    <style:style style:name="T67_79" style:family="text">
      <style:text-properties fo:color="#1155cc" style:text-underline-style="solid" style:text-underline-color="font-color"/>
    </style:style>
    <style:style style:name="T67_80" style:family="text"/>
    <style:style style:name="T67_81" style:family="text">
      <style:text-properties fo:color="#1155cc" style:text-underline-style="solid" style:text-underline-color="font-color"/>
    </style:style>
    <style:style style:name="T67_82" style:family="text"/>
    <style:style style:name="T67_83" style:family="text">
      <style:text-properties fo:color="#1155cc" style:text-underline-style="solid" style:text-underline-color="font-color"/>
    </style:style>
    <style:style style:name="T67_84" style:family="text"/>
    <style:style style:name="T67_85" style:family="text">
      <style:text-properties fo:color="#1155cc" style:text-underline-style="solid" style:text-underline-color="font-color"/>
    </style:style>
    <style:style style:name="T67_86" style:family="text"/>
    <style:style style:name="T67_87" style:family="text">
      <style:text-properties fo:color="#1155cc" style:text-underline-style="solid" style:text-underline-color="font-color"/>
    </style:style>
    <style:style style:name="T67_88" style:family="text"/>
    <style:style style:name="T67_89" style:family="text">
      <style:text-properties fo:color="#1155cc" style:text-underline-style="solid" style:text-underline-color="font-color"/>
    </style:style>
    <style:style style:name="T67_90" style:family="text"/>
    <style:style style:name="T67_91" style:family="text">
      <style:text-properties fo:color="#1155cc" style:text-underline-style="solid" style:text-underline-color="font-color"/>
    </style:style>
    <style:style style:name="T67_92" style:family="text"/>
    <style:style style:name="T67_93" style:family="text">
      <style:text-properties fo:color="#1155cc" style:text-underline-style="solid" style:text-underline-color="font-color"/>
    </style:style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T67_119" style:family="text"/>
    <style:style style:name="T67_120" style:family="text"/>
    <style:style style:name="T67_121" style:family="text"/>
    <style:style style:name="T67_122" style:family="text"/>
    <style:style style:name="T67_123" style:family="text"/>
    <style:style style:name="T67_124" style:family="text"/>
    <style:style style:name="T67_125" style:family="text"/>
    <style:style style:name="T67_126" style:family="text"/>
    <style:style style:name="T67_127" style:family="text"/>
    <style:style style:name="T67_128" style:family="text"/>
    <style:style style:name="T67_129" style:family="text"/>
    <style:style style:name="T67_130" style:family="text"/>
    <style:style style:name="T67_131" style:family="text"/>
    <style:style style:name="T67_132" style:family="text"/>
    <style:style style:name="T67_133" style:family="text"/>
    <style:style style:name="T67_134" style:family="text"/>
    <style:style style:name="T67_135" style:family="text"/>
    <style:style style:name="T67_136" style:family="text"/>
    <style:style style:name="T67_137" style:family="text"/>
    <style:style style:name="T67_138" style:family="text"/>
    <style:style style:name="T67_139" style:family="text"/>
    <style:style style:name="T67_140" style:family="text"/>
    <style:style style:name="T67_141" style:family="text"/>
    <style:style style:name="T67_142" style:family="text"/>
    <style:style style:name="T67_143" style:family="text"/>
    <style:style style:name="T67_144" style:family="text"/>
    <style:style style:name="T67_145" style:family="text"/>
    <style:style style:name="T67_146" style:family="text"/>
    <style:style style:name="T67_147" style:family="text"/>
    <style:style style:name="T67_148" style:family="text"/>
    <style:style style:name="T67_149" style:family="text"/>
    <style:style style:name="T67_150" style:family="text"/>
    <style:style style:name="T67_151" style:family="text"/>
    <style:style style:name="T67_152" style:family="text"/>
    <style:style style:name="T67_153" style:family="text"/>
    <style:style style:name="T67_154" style:family="text"/>
    <style:style style:name="T67_155" style:family="text"/>
    <style:style style:name="T67_156" style:family="text"/>
    <style:style style:name="T67_157" style:family="text"/>
    <style:style style:name="T67_158" style:family="text"/>
    <style:style style:name="T67_159" style:family="text"/>
    <style:style style:name="T67_160" style:family="text"/>
    <style:style style:name="T67_161" style:family="text"/>
    <style:style style:name="T67_162" style:family="text"/>
    <style:style style:name="T67_163" style:family="text"/>
    <style:style style:name="T67_164" style:family="text"/>
    <style:style style:name="T67_165" style:family="text"/>
    <style:style style:name="T67_166" style:family="text"/>
    <style:style style:name="T67_167" style:family="text"/>
    <style:style style:name="T67_168" style:family="text"/>
    <style:style style:name="T67_169" style:family="text"/>
    <style:style style:name="T67_170" style:family="text"/>
    <style:style style:name="T67_171" style:family="text"/>
    <style:style style:name="T67_172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2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>
      <style:text-properties fo:color="#1155cc" style:text-underline-style="solid" style:text-underline-color="font-color"/>
    </style:style>
    <style:style style:name="T124_27" style:family="text"/>
    <style:style style:name="T124_28" style:family="text">
      <style:text-properties fo:color="#1155cc" style:text-underline-style="solid" style:text-underline-color="font-color"/>
    </style:style>
    <style:style style:name="T124_29" style:family="text"/>
    <style:style style:name="T124_30" style:family="text">
      <style:text-properties fo:color="#1155cc" style:text-underline-style="solid" style:text-underline-color="font-color"/>
    </style:style>
    <style:style style:name="T124_31" style:family="text"/>
    <style:style style:name="T124_32" style:family="text">
      <style:text-properties fo:color="#1155cc" style:text-underline-style="solid" style:text-underline-color="font-color"/>
    </style:style>
    <style:style style:name="T124_33" style:family="text"/>
    <style:style style:name="T124_34" style:family="text">
      <style:text-properties fo:color="#1155cc" style:text-underline-style="solid" style:text-underline-color="font-color"/>
    </style:style>
    <style:style style:name="T124_35" style:family="text"/>
    <style:style style:name="T124_36" style:family="text">
      <style:text-properties fo:color="#1155cc" style:text-underline-style="solid" style:text-underline-color="font-color"/>
    </style:style>
    <style:style style:name="T124_37" style:family="text"/>
    <style:style style:name="T124_38" style:family="text">
      <style:text-properties fo:color="#1155cc" style:text-underline-style="solid" style:text-underline-color="font-color"/>
    </style:style>
    <style:style style:name="T124_39" style:family="text"/>
    <style:style style:name="T124_40" style:family="text">
      <style:text-properties fo:color="#1155cc" style:text-underline-style="solid" style:text-underline-color="font-color"/>
    </style:style>
    <style:style style:name="T124_41" style:family="text"/>
    <style:style style:name="T124_42" style:family="text">
      <style:text-properties fo:color="#1155cc" style:text-underline-style="solid" style:text-underline-color="font-color"/>
    </style:style>
    <style:style style:name="T124_43" style:family="text"/>
    <style:style style:name="T124_44" style:family="text">
      <style:text-properties fo:color="#1155cc" style:text-underline-style="solid" style:text-underline-color="font-color"/>
    </style:style>
    <style:style style:name="T124_45" style:family="text"/>
    <style:style style:name="T124_46" style:family="text">
      <style:text-properties fo:color="#1155cc" style:text-underline-style="solid" style:text-underline-color="font-color"/>
    </style:style>
    <style:style style:name="T124_47" style:family="text"/>
    <style:style style:name="T124_48" style:family="text">
      <style:text-properties fo:color="#1155cc" style:text-underline-style="solid" style:text-underline-color="font-color"/>
    </style:style>
    <style:style style:name="T124_49" style:family="text"/>
    <style:style style:name="T124_50" style:family="text">
      <style:text-properties fo:color="#1155cc" style:text-underline-style="solid" style:text-underline-color="font-color"/>
    </style:style>
    <style:style style:name="T124_51" style:family="text"/>
    <style:style style:name="T124_52" style:family="text">
      <style:text-properties fo:color="#1155cc" style:text-underline-style="solid" style:text-underline-color="font-color"/>
    </style:style>
    <style:style style:name="T124_53" style:family="text"/>
    <style:style style:name="T124_54" style:family="text">
      <style:text-properties fo:color="#1155cc" style:text-underline-style="solid" style:text-underline-color="font-color"/>
    </style:style>
    <style:style style:name="T124_55" style:family="text"/>
    <style:style style:name="T124_56" style:family="text">
      <style:text-properties fo:color="#1155cc" style:text-underline-style="solid" style:text-underline-color="font-color"/>
    </style:style>
    <style:style style:name="T124_57" style:family="text"/>
    <style:style style:name="T124_58" style:family="text">
      <style:text-properties fo:color="#1155cc" style:text-underline-style="solid" style:text-underline-color="font-color"/>
    </style:style>
    <style:style style:name="T124_59" style:family="text"/>
    <style:style style:name="T124_60" style:family="text">
      <style:text-properties fo:color="#1155cc" style:text-underline-style="solid" style:text-underline-color="font-color"/>
    </style:style>
    <style:style style:name="T124_61" style:family="text"/>
    <style:style style:name="T124_62" style:family="text">
      <style:text-properties fo:color="#1155cc" style:text-underline-style="solid" style:text-underline-color="font-color"/>
    </style:style>
    <style:style style:name="T124_63" style:family="text"/>
    <style:style style:name="T124_64" style:family="text">
      <style:text-properties fo:color="#1155cc" style:text-underline-style="solid" style:text-underline-color="font-color"/>
    </style:style>
    <style:style style:name="T124_65" style:family="text"/>
    <style:style style:name="T124_66" style:family="text">
      <style:text-properties fo:color="#1155cc" style:text-underline-style="solid" style:text-underline-color="font-color"/>
    </style:style>
    <style:style style:name="T124_67" style:family="text"/>
    <style:style style:name="T124_68" style:family="text">
      <style:text-properties fo:color="#1155cc" style:text-underline-style="solid" style:text-underline-color="font-color"/>
    </style:style>
    <style:style style:name="T124_69" style:family="text"/>
    <style:style style:name="T124_70" style:family="text">
      <style:text-properties fo:color="#1155cc" style:text-underline-style="solid" style:text-underline-color="font-color"/>
    </style:style>
    <style:style style:name="T124_71" style:family="text"/>
    <style:style style:name="T124_72" style:family="text">
      <style:text-properties fo:color="#1155cc" style:text-underline-style="solid" style:text-underline-color="font-color"/>
    </style:style>
    <style:style style:name="T124_73" style:family="text"/>
    <style:style style:name="T124_74" style:family="text">
      <style:text-properties fo:color="#1155cc" style:text-underline-style="solid" style:text-underline-color="font-color"/>
    </style:style>
    <style:style style:name="T124_75" style:family="text"/>
    <style:style style:name="T124_76" style:family="text">
      <style:text-properties fo:color="#1155cc" style:text-underline-style="solid" style:text-underline-color="font-color"/>
    </style:style>
    <style:style style:name="T124_77" style:family="text"/>
    <style:style style:name="T124_78" style:family="text">
      <style:text-properties fo:color="#1155cc" style:text-underline-style="solid" style:text-underline-color="font-color"/>
    </style:style>
    <style:style style:name="P12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6" style:family="paragraph" style:parent-style-name="Heading_20_1">
      <style:paragraph-properties fo:break-before="auto" fo:line-height="115%" style:writing-mode="lr-tb"/>
    </style:style>
    <style:style style:name="T126_1" style:family="text"/>
    <style:style style:name="P127" style:family="paragraph" style:parent-style-name="Standard">
      <style:paragraph-properties fo:break-before="auto" fo:line-height="100%" fo:margin-top="0cm" style:writing-mode="lr-tb"/>
    </style:style>
    <style:style style:name="T127_1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" style:family="text">
      <style:text-properties style:font-name="Verdana" fo:font-size="12pt" style:font-name-asian="Verdana" style:font-size-asian="12pt" style:font-name-complex="Verdana" style:font-size-complex="12pt"/>
    </style:style>
    <style:style style:name="T127_3" style:family="text">
      <style:text-properties style:font-name="Verdana" fo:font-size="12pt" style:font-name-asian="Verdana" style:font-size-asian="12pt" style:font-name-complex="Verdana" style:font-size-complex="12pt"/>
    </style:style>
    <style:style style:name="T127_4" style:family="text">
      <style:text-properties style:font-name="Verdana" fo:font-size="12pt" style:font-name-asian="Verdana" style:font-size-asian="12pt" style:font-name-complex="Verdana" style:font-size-complex="12pt"/>
    </style:style>
    <style:style style:name="T127_5" style:family="text">
      <style:text-properties style:font-name="Verdana" fo:font-size="12pt" style:font-name-asian="Verdana" style:font-size-asian="12pt" style:font-name-complex="Verdana" style:font-size-complex="12pt"/>
    </style:style>
    <style:style style:name="T127_6" style:family="text">
      <style:text-properties style:font-name="Verdana" fo:font-size="12pt" style:font-name-asian="Verdana" style:font-size-asian="12pt" style:font-name-complex="Verdana" style:font-size-complex="12pt"/>
    </style:style>
    <style:style style:name="T127_7" style:family="text">
      <style:text-properties style:font-name="Verdana" fo:font-size="12pt" style:font-name-asian="Verdana" style:font-size-asian="12pt" style:font-name-complex="Verdana" style:font-size-complex="12pt"/>
    </style:style>
    <style:style style:name="T127_8" style:family="text">
      <style:text-properties style:font-name="Verdana" fo:font-size="12pt" style:font-name-asian="Verdana" style:font-size-asian="12pt" style:font-name-complex="Verdana" style:font-size-complex="12pt"/>
    </style:style>
    <style:style style:name="T127_9" style:family="text">
      <style:text-properties style:font-name="Verdana" fo:font-size="12pt" style:font-name-asian="Verdana" style:font-size-asian="12pt" style:font-name-complex="Verdana" style:font-size-complex="12pt"/>
    </style:style>
    <style:style style:name="T12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5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6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7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8" style:family="text">
      <style:text-properties style:font-name="Verdana" fo:font-size="12pt" style:font-name-asian="Verdana" style:font-size-asian="12pt" style:font-name-complex="Verdana" style:font-size-complex="12pt"/>
    </style:style>
    <style:style style:name="T127_29" style:family="text">
      <style:text-properties style:font-name="Verdana" fo:font-size="12pt" style:font-name-asian="Verdana" style:font-size-asian="12pt" style:font-name-complex="Verdana" style:font-size-complex="12pt"/>
    </style:style>
    <style:style style:name="P128" style:family="paragraph" style:parent-style-name="Standard">
      <style:paragraph-properties fo:break-before="auto" fo:line-height="100%" fo:margin-top="0cm" style:writing-mode="lr-tb"/>
    </style:style>
    <style:style style:name="T128_1" style:family="text">
      <style:text-properties style:font-name="Verdana" fo:font-size="12pt" style:font-name-asian="Verdana" style:font-size-asian="12pt" style:font-name-complex="Verdana" style:font-size-complex="12pt"/>
    </style:style>
    <style:style style:name="T128_2" style:family="text">
      <style:text-properties style:font-name="Verdana" fo:font-size="12pt" style:font-name-asian="Verdana" style:font-size-asian="12pt" style:font-name-complex="Verdana" style:font-size-complex="12pt"/>
    </style:style>
    <style:style style:name="T128_3" style:family="text">
      <style:text-properties style:font-name="Verdana" fo:font-size="12pt" style:font-name-asian="Verdana" style:font-size-asian="12pt" style:font-name-complex="Verdana" style:font-size-complex="12pt"/>
    </style:style>
    <style:style style:name="T128_4" style:family="text">
      <style:text-properties style:font-name="Verdana" fo:font-size="12pt" style:font-name-asian="Verdana" style:font-size-asian="12pt" style:font-name-complex="Verdana" style:font-size-complex="12pt"/>
    </style:style>
    <style:style style:name="T128_5" style:family="text">
      <style:text-properties style:font-name="Verdana" fo:font-size="12pt" style:font-name-asian="Verdana" style:font-size-asian="12pt" style:font-name-complex="Verdana" style:font-size-complex="12pt"/>
    </style:style>
    <style:style style:name="T128_6" style:family="text">
      <style:text-properties style:font-name="Verdana" fo:font-size="12pt" style:font-name-asian="Verdana" style:font-size-asian="12pt" style:font-name-complex="Verdana" style:font-size-complex="12pt"/>
    </style:style>
    <style:style style:name="T128_7" style:family="text">
      <style:text-properties style:font-name="Verdana" fo:font-size="12pt" style:font-name-asian="Verdana" style:font-size-asian="12pt" style:font-name-complex="Verdana" style:font-size-complex="12pt"/>
    </style:style>
    <style:style style:name="T128_8" style:family="text">
      <style:text-properties style:font-name="Verdana" fo:font-size="12pt" style:font-name-asian="Verdana" style:font-size-asian="12pt" style:font-name-complex="Verdana" style:font-size-complex="12pt"/>
    </style:style>
    <style:style style:name="T128_9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8_12" style:family="text">
      <style:text-properties style:font-name="Verdana" fo:font-size="12pt" style:font-name-asian="Verdana" style:font-size-asian="12pt" style:font-name-complex="Verdana" style:font-size-complex="12pt"/>
    </style:style>
    <style:style style:name="P129" style:family="paragraph" style:parent-style-name="Standard">
      <style:paragraph-properties fo:break-before="auto" fo:line-height="100%" fo:margin-top="0cm" fo:margin-bottom="0cm" style:writing-mode="lr-tb"/>
    </style:style>
    <style:style style:name="T129_1" style:family="text">
      <style:text-properties style:font-name="Verdana" fo:font-size="12pt" style:font-name-asian="Verdana" style:font-size-asian="12pt" style:font-name-complex="Verdana" style:font-size-complex="12pt"/>
    </style:style>
    <style:style style:name="T129_2" style:family="text">
      <style:text-properties style:font-name="Verdana" fo:font-size="12pt" style:font-name-asian="Verdana" style:font-size-asian="12pt" style:font-name-complex="Verdana" style:font-size-complex="12pt"/>
    </style:style>
    <style:style style:name="T129_3" style:family="text">
      <style:text-properties style:font-name="Verdana" fo:font-size="12pt" style:font-name-asian="Verdana" style:font-size-asian="12pt" style:font-name-complex="Verdana" style:font-size-complex="12pt"/>
    </style:style>
    <style:style style:name="T129_4" style:family="text">
      <style:text-properties style:font-name="Verdana" fo:font-size="12pt" style:font-name-asian="Verdana" style:font-size-asian="12pt" style:font-name-complex="Verdana" style:font-size-complex="12pt"/>
    </style:style>
    <style:style style:name="T129_5" style:family="text">
      <style:text-properties style:font-name="Verdana" fo:font-size="12pt" style:font-name-asian="Verdana" style:font-size-asian="12pt" style:font-name-complex="Verdana" style:font-size-complex="12pt"/>
    </style:style>
    <style:style style:name="T129_6" style:family="text">
      <style:text-properties style:font-name="Verdana" fo:font-size="12pt" style:font-name-asian="Verdana" style:font-size-asian="12pt" style:font-name-complex="Verdana" style:font-size-complex="12pt"/>
    </style:style>
    <style:style style:name="T129_7" style:family="text">
      <style:text-properties style:font-name="Verdana" fo:font-size="12pt" style:font-name-asian="Verdana" style:font-size-asian="12pt" style:font-name-complex="Verdana" style:font-size-complex="12pt"/>
    </style:style>
    <style:style style:name="T129_8" style:family="text">
      <style:text-properties style:font-name="Verdana" fo:font-size="12pt" style:font-name-asian="Verdana" style:font-size-asian="12pt" style:font-name-complex="Verdana" style:font-size-complex="12pt"/>
    </style:style>
    <style:style style:name="T129_9" style:family="text">
      <style:text-properties style:font-name="Verdana" fo:font-size="12pt" style:font-name-asian="Verdana" style:font-size-asian="12pt" style:font-name-complex="Verdana" style:font-size-complex="12pt"/>
    </style:style>
    <style:style style:name="T12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9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9_15" style:family="text">
      <style:text-properties style:font-name="Verdana" fo:font-size="12pt" style:font-name-asian="Verdana" style:font-size-asian="12pt" style:font-name-complex="Verdana" style:font-size-complex="12pt"/>
    </style:style>
    <style:style style:name="P130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31" style:family="paragraph" style:parent-style-name="Heading_20_2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P132" style:family="paragraph" style:parent-style-name="Standard">
      <style:paragraph-properties fo:break-before="auto" fo:line-height="100%" fo:margin-bottom="0.212cm" style:writing-mode="lr-tb"/>
    </style:style>
    <style:style style:name="T132_1" style:family="text">
      <style:text-properties style:font-name="Verdana" fo:font-size="12pt" style:font-name-asian="Verdana" style:font-size-asian="12pt" style:font-name-complex="Verdana" style:font-size-complex="12pt"/>
    </style:style>
    <style:style style:name="T132_2" style:family="text">
      <style:text-properties style:font-name="Verdana" fo:font-size="12pt" style:font-name-asian="Verdana" style:font-size-asian="12pt" style:font-name-complex="Verdana" style:font-size-complex="12pt"/>
    </style:style>
    <style:style style:name="T132_3" style:family="text">
      <style:text-properties style:font-name="Verdana" fo:font-size="12pt" style:font-name-asian="Verdana" style:font-size-asian="12pt" style:font-name-complex="Verdana" style:font-size-complex="12pt"/>
    </style:style>
    <style:style style:name="T132_4" style:family="text">
      <style:text-properties style:font-name="Verdana" fo:font-size="12pt" style:font-name-asian="Verdana" style:font-size-asian="12pt" style:font-name-complex="Verdana" style:font-size-complex="12pt"/>
    </style:style>
    <style:style style:name="T132_5" style:family="text">
      <style:text-properties style:font-name="Verdana" fo:font-size="12pt" style:font-name-asian="Verdana" style:font-size-asian="12pt" style:font-name-complex="Verdana" style:font-size-complex="12pt"/>
    </style:style>
    <style:style style:name="T132_6" style:family="text">
      <style:text-properties style:font-name="Verdana" fo:font-size="12pt" style:font-name-asian="Verdana" style:font-size-asian="12pt" style:font-name-complex="Verdana" style:font-size-complex="12pt"/>
    </style:style>
    <style:style style:name="T132_7" style:family="text">
      <style:text-properties style:font-name="Verdana" fo:font-size="12pt" style:font-name-asian="Verdana" style:font-size-asian="12pt" style:font-name-complex="Verdana" style:font-size-complex="12pt"/>
    </style:style>
    <style:style style:name="T132_8" style:family="text">
      <style:text-properties style:font-name="Verdana" fo:font-size="12pt" style:font-name-asian="Verdana" style:font-size-asian="12pt" style:font-name-complex="Verdana" style:font-size-complex="12pt"/>
    </style:style>
    <style:style style:name="T132_9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2_12" style:family="text">
      <style:text-properties style:font-name="Verdana" fo:font-size="12pt" style:font-name-asian="Verdana" style:font-size-asian="12pt" style:font-name-complex="Verdana" style:font-size-complex="12pt"/>
    </style:style>
    <style:style style:name="P133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34" style:family="paragraph" style:parent-style-name="Heading_20_2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P135" style:family="paragraph" style:parent-style-name="Standard">
      <style:paragraph-properties fo:break-before="auto" fo:line-height="100%" fo:margin-bottom="0.212cm" style:writing-mode="lr-tb"/>
    </style:style>
    <style:style style:name="T135_1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" style:family="text">
      <style:text-properties style:font-name="Verdana" fo:font-size="12pt" style:font-name-asian="Verdana" style:font-size-asian="12pt" style:font-name-complex="Verdana" style:font-size-complex="12pt"/>
    </style:style>
    <style:style style:name="T135_4" style:family="text">
      <style:text-properties style:font-name="Verdana" fo:font-size="12pt" style:font-name-asian="Verdana" style:font-size-asian="12pt" style:font-name-complex="Verdana" style:font-size-complex="12pt"/>
    </style:style>
    <style:style style:name="T135_5" style:family="text">
      <style:text-properties style:font-name="Verdana" fo:font-size="12pt" style:font-name-asian="Verdana" style:font-size-asian="12pt" style:font-name-complex="Verdana" style:font-size-complex="12pt"/>
    </style:style>
    <style:style style:name="T135_6" style:family="text">
      <style:text-properties style:font-name="Verdana" fo:font-size="12pt" style:font-name-asian="Verdana" style:font-size-asian="12pt" style:font-name-complex="Verdana" style:font-size-complex="12pt"/>
    </style:style>
    <style:style style:name="T135_7" style:family="text">
      <style:text-properties style:font-name="Verdana" fo:font-size="12pt" style:font-name-asian="Verdana" style:font-size-asian="12pt" style:font-name-complex="Verdana" style:font-size-complex="12pt"/>
    </style:style>
    <style:style style:name="T135_8" style:family="text">
      <style:text-properties style:font-name="Verdana" fo:font-size="12pt" style:font-name-asian="Verdana" style:font-size-asian="12pt" style:font-name-complex="Verdana" style:font-size-complex="12pt"/>
    </style:style>
    <style:style style:name="T135_9" style:family="text">
      <style:text-properties style:font-name="Verdana" fo:font-size="12pt" style:font-name-asian="Verdana" style:font-size-asian="12pt" style:font-name-complex="Verdana" style:font-size-complex="12pt"/>
    </style:style>
    <style:style style:name="T13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5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5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5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5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5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6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7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8" style:family="text">
      <style:text-properties style:font-name="Verdana" fo:font-size="12pt" style:font-name-asian="Verdana" style:font-size-asian="12pt" style:font-name-complex="Verdana" style:font-size-complex="12pt"/>
    </style:style>
    <style:style style:name="T135_29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0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1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2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3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4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5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6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7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8" style:family="text">
      <style:text-properties style:font-name="Verdana" fo:font-size="12pt" style:font-name-asian="Verdana" style:font-size-asian="12pt" style:font-name-complex="Verdana" style:font-size-complex="12pt"/>
    </style:style>
    <style:style style:name="T135_39" style:family="text">
      <style:text-properties style:font-name="Verdana" fo:font-size="12pt" style:font-name-asian="Verdana" style:font-size-asian="12pt" style:font-name-complex="Verdana" style:font-size-complex="12pt"/>
    </style:style>
    <style:style style:name="T135_40" style:family="text">
      <style:text-properties style:font-name="Verdana" fo:font-size="12pt" style:font-name-asian="Verdana" style:font-size-asian="12pt" style:font-name-complex="Verdana" style:font-size-complex="12pt"/>
    </style:style>
    <style:style style:name="T135_41" style:family="text">
      <style:text-properties style:font-name="Verdana" fo:font-size="12pt" style:font-name-asian="Verdana" style:font-size-asian="12pt" style:font-name-complex="Verdana" style:font-size-complex="12pt"/>
    </style:style>
    <style:style style:name="T135_42" style:family="text">
      <style:text-properties style:font-name="Verdana" fo:font-size="12pt" style:font-name-asian="Verdana" style:font-size-asian="12pt" style:font-name-complex="Verdana" style:font-size-complex="12pt"/>
    </style:style>
    <style:style style:name="T135_43" style:family="text">
      <style:text-properties style:font-name="Verdana" fo:font-size="12pt" style:font-name-asian="Verdana" style:font-size-asian="12pt" style:font-name-complex="Verdana" style:font-size-complex="12pt"/>
    </style:style>
    <style:style style:name="T135_44" style:family="text">
      <style:text-properties style:font-name="Verdana" fo:font-size="12pt" style:font-name-asian="Verdana" style:font-size-asian="12pt" style:font-name-complex="Verdana" style:font-size-complex="12pt"/>
    </style:style>
    <style:style style:name="T135_45" style:family="text">
      <style:text-properties style:font-name="Verdana" fo:font-size="12pt" style:font-name-asian="Verdana" style:font-size-asian="12pt" style:font-name-complex="Verdana" style:font-size-complex="12pt"/>
    </style:style>
    <style:style style:name="T135_46" style:family="text">
      <style:text-properties style:font-name="Verdana" fo:font-size="12pt" style:font-name-asian="Verdana" style:font-size-asian="12pt" style:font-name-complex="Verdana" style:font-size-complex="12pt"/>
    </style:style>
    <style:style style:name="T135_47" style:family="text">
      <style:text-properties style:font-name="Verdana" fo:font-size="12pt" style:font-name-asian="Verdana" style:font-size-asian="12pt" style:font-name-complex="Verdana" style:font-size-complex="12pt"/>
    </style:style>
    <style:style style:name="T135_48" style:family="text">
      <style:text-properties style:font-name="Verdana" fo:font-size="12pt" style:font-name-asian="Verdana" style:font-size-asian="12pt" style:font-name-complex="Verdana" style:font-size-complex="12pt"/>
    </style:style>
    <style:style style:name="P136" style:family="paragraph" style:parent-style-name="Standard">
      <style:paragraph-properties fo:break-before="auto" fo:line-height="100%" fo:margin-bottom="0.212cm" style:writing-mode="lr-tb"/>
    </style:style>
    <style:style style:name="T136_1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" style:family="text">
      <style:text-properties style:font-name="Verdana" fo:font-size="12pt" style:font-name-asian="Verdana" style:font-size-asian="12pt" style:font-name-complex="Verdana" style:font-size-complex="12pt"/>
    </style:style>
    <style:style style:name="T136_4" style:family="text">
      <style:text-properties style:font-name="Verdana" fo:font-size="12pt" style:font-name-asian="Verdana" style:font-size-asian="12pt" style:font-name-complex="Verdana" style:font-size-complex="12pt"/>
    </style:style>
    <style:style style:name="T136_5" style:family="text">
      <style:text-properties style:font-name="Verdana" fo:font-size="12pt" style:font-name-asian="Verdana" style:font-size-asian="12pt" style:font-name-complex="Verdana" style:font-size-complex="12pt"/>
    </style:style>
    <style:style style:name="T136_6" style:family="text">
      <style:text-properties style:font-name="Verdana" fo:font-size="12pt" style:font-name-asian="Verdana" style:font-size-asian="12pt" style:font-name-complex="Verdana" style:font-size-complex="12pt"/>
    </style:style>
    <style:style style:name="T136_7" style:family="text">
      <style:text-properties style:font-name="Verdana" fo:font-size="12pt" style:font-name-asian="Verdana" style:font-size-asian="12pt" style:font-name-complex="Verdana" style:font-size-complex="12pt"/>
    </style:style>
    <style:style style:name="T136_8" style:family="text">
      <style:text-properties style:font-name="Verdana" fo:font-size="12pt" style:font-name-asian="Verdana" style:font-size-asian="12pt" style:font-name-complex="Verdana" style:font-size-complex="12pt"/>
    </style:style>
    <style:style style:name="T136_9" style:family="text">
      <style:text-properties style:font-name="Verdana" fo:font-size="12pt" style:font-name-asian="Verdana" style:font-size-asian="12pt" style:font-name-complex="Verdana" style:font-size-complex="12pt"/>
    </style:style>
    <style:style style:name="T13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6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7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8" style:family="text">
      <style:text-properties style:font-name="Verdana" fo:font-size="12pt" style:font-name-asian="Verdana" style:font-size-asian="12pt" style:font-name-complex="Verdana" style:font-size-complex="12pt"/>
    </style:style>
    <style:style style:name="T136_29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0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1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2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3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4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5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6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7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8" style:family="text">
      <style:text-properties style:font-name="Verdana" fo:font-size="12pt" style:font-name-asian="Verdana" style:font-size-asian="12pt" style:font-name-complex="Verdana" style:font-size-complex="12pt"/>
    </style:style>
    <style:style style:name="T136_39" style:family="text">
      <style:text-properties style:font-name="Verdana" fo:font-size="12pt" style:font-name-asian="Verdana" style:font-size-asian="12pt" style:font-name-complex="Verdana" style:font-size-complex="12pt"/>
    </style:style>
    <style:style style:name="T136_40" style:family="text">
      <style:text-properties style:font-name="Verdana" fo:font-size="12pt" style:font-name-asian="Verdana" style:font-size-asian="12pt" style:font-name-complex="Verdana" style:font-size-complex="12pt"/>
    </style:style>
    <style:style style:name="T136_41" style:family="text">
      <style:text-properties style:font-name="Verdana" fo:font-size="12pt" style:font-name-asian="Verdana" style:font-size-asian="12pt" style:font-name-complex="Verdana" style:font-size-complex="12pt"/>
    </style:style>
    <style:style style:name="T136_42" style:family="text">
      <style:text-properties style:font-name="Verdana" fo:font-size="12pt" style:font-name-asian="Verdana" style:font-size-asian="12pt" style:font-name-complex="Verdana" style:font-size-complex="12pt"/>
    </style:style>
    <style:style style:name="P137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38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39" style:family="paragraph" style:parent-style-name="Heading_20_1">
      <style:paragraph-properties fo:break-before="auto" fo:line-height="100%" fo:margin-top="0.423cm" style:writing-mode="lr-tb"/>
      <style:text-properties style:font-name="Cambria" fo:font-size="14pt" style:font-name-asian="Cambria" style:font-size-asian="14pt" style:font-name-complex="Cambria" style:font-size-complex="14pt"/>
    </style:style>
    <style:style style:name="P140" style:family="paragraph" style:parent-style-name="Heading_20_1">
      <style:paragraph-properties fo:break-before="page" fo:line-height="100%" fo:margin-top="0.423cm" fo:border-bottom="#808080 0.053cm solid" style:writing-mode="lr-tb"/>
    </style:style>
    <style:style style:name="T140_1" style:family="text">
      <style:text-properties style:font-name="Cambria" fo:font-size="14pt" style:font-name-asian="Cambria" style:font-size-asian="14pt" style:font-name-complex="Cambria" style:font-size-complex="14pt"/>
    </style:style>
    <style:style style:name="P141" style:family="paragraph" style:parent-style-name="Heading_20_2">
      <style:paragraph-properties fo:break-before="auto" fo:line-height="100%" fo:margin-top="0.423cm" fo:margin-bottom="0.212cm" style:writing-mode="lr-tb"/>
    </style:style>
    <style:style style:name="T141_1" style:family="text">
      <style:text-properties fo:font-style="italic" style:font-style-asian="italic" style:font-style-complex="italic" style:font-name="Cambria" style:font-name-asian="Cambria" style:font-name-complex="Cambria"/>
    </style:style>
    <style:style style:name="P142" style:family="paragraph" style:parent-style-name="Standard">
      <style:paragraph-properties fo:break-before="auto" fo:line-height="100%" fo:margin-bottom="0.212cm" style:writing-mode="lr-tb"/>
    </style:style>
    <style:style style:name="T142_1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" style:family="text">
      <style:text-properties style:font-name="Verdana" fo:font-size="12pt" style:font-name-asian="Verdana" style:font-size-asian="12pt" style:font-name-complex="Verdana" style:font-size-complex="12pt"/>
    </style:style>
    <style:style style:name="T142_3" style:family="text">
      <style:text-properties style:font-name="Verdana" fo:font-size="12pt" style:font-name-asian="Verdana" style:font-size-asian="12pt" style:font-name-complex="Verdana" style:font-size-complex="12pt"/>
    </style:style>
    <style:style style:name="T142_4" style:family="text">
      <style:text-properties style:font-name="Verdana" fo:font-size="12pt" style:font-name-asian="Verdana" style:font-size-asian="12pt" style:font-name-complex="Verdana" style:font-size-complex="12pt"/>
    </style:style>
    <style:style style:name="T142_5" style:family="text">
      <style:text-properties style:font-name="Verdana" fo:font-size="12pt" style:font-name-asian="Verdana" style:font-size-asian="12pt" style:font-name-complex="Verdana" style:font-size-complex="12pt"/>
    </style:style>
    <style:style style:name="T142_6" style:family="text">
      <style:text-properties style:font-name="Verdana" fo:font-size="12pt" style:font-name-asian="Verdana" style:font-size-asian="12pt" style:font-name-complex="Verdana" style:font-size-complex="12pt"/>
    </style:style>
    <style:style style:name="T142_7" style:family="text">
      <style:text-properties style:font-name="Verdana" fo:font-size="12pt" style:font-name-asian="Verdana" style:font-size-asian="12pt" style:font-name-complex="Verdana" style:font-size-complex="12pt"/>
    </style:style>
    <style:style style:name="T142_8" style:family="text">
      <style:text-properties style:font-name="Verdana" fo:font-size="12pt" style:font-name-asian="Verdana" style:font-size-asian="12pt" style:font-name-complex="Verdana" style:font-size-complex="12pt"/>
    </style:style>
    <style:style style:name="T142_9" style:family="text">
      <style:text-properties style:font-name="Verdana" fo:font-size="12pt" style:font-name-asian="Verdana" style:font-size-asian="12pt" style:font-name-complex="Verdana" style:font-size-complex="12pt"/>
    </style:style>
    <style:style style:name="T14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4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4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4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4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4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4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4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1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2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3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4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5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6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7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8" style:family="text">
      <style:text-properties style:font-name="Verdana" fo:font-size="12pt" style:font-name-asian="Verdana" style:font-size-asian="12pt" style:font-name-complex="Verdana" style:font-size-complex="12pt"/>
    </style:style>
    <style:style style:name="T142_29" style:family="text">
      <style:text-properties style:font-name="Verdana" fo:font-size="12pt" style:font-name-asian="Verdana" style:font-size-asian="12pt" style:font-name-complex="Verdana" style:font-size-complex="12pt"/>
    </style:style>
    <style:style style:name="P143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44" style:family="paragraph" style:parent-style-name="Heading_20_2">
      <style:paragraph-properties fo:break-before="auto" fo:line-height="100%" fo:margin-top="0.423cm" fo:border-bottom="#808080 0.053cm solid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line-height="100%" fo:margin-bottom="0.212cm" style:writing-mode="lr-tb"/>
    </style:style>
    <style:style style:name="T145_1" style:family="text">
      <style:text-properties style:font-name="Verdana" fo:font-size="12pt" style:font-name-asian="Verdana" style:font-size-asian="12pt" style:font-name-complex="Verdana" style:font-size-complex="12pt"/>
    </style:style>
    <style:style style:name="T145_2" style:family="text">
      <style:text-properties style:font-name="Verdana" fo:font-size="12pt" style:font-name-asian="Verdana" style:font-size-asian="12pt" style:font-name-complex="Verdana" style:font-size-complex="12pt"/>
    </style:style>
    <style:style style:name="T145_3" style:family="text">
      <style:text-properties style:font-name="Verdana" fo:font-size="12pt" style:font-name-asian="Verdana" style:font-size-asian="12pt" style:font-name-complex="Verdana" style:font-size-complex="12pt"/>
    </style:style>
    <style:style style:name="T145_4" style:family="text">
      <style:text-properties style:font-name="Verdana" fo:font-size="12pt" style:font-name-asian="Verdana" style:font-size-asian="12pt" style:font-name-complex="Verdana" style:font-size-complex="12pt"/>
    </style:style>
    <style:style style:name="T145_5" style:family="text">
      <style:text-properties style:font-name="Verdana" fo:font-size="12pt" style:font-name-asian="Verdana" style:font-size-asian="12pt" style:font-name-complex="Verdana" style:font-size-complex="12pt"/>
    </style:style>
    <style:style style:name="T145_6" style:family="text">
      <style:text-properties style:font-name="Verdana" fo:font-size="12pt" style:font-name-asian="Verdana" style:font-size-asian="12pt" style:font-name-complex="Verdana" style:font-size-complex="12pt"/>
    </style:style>
    <style:style style:name="T145_7" style:family="text">
      <style:text-properties style:font-name="Verdana" fo:font-size="12pt" style:font-name-asian="Verdana" style:font-size-asian="12pt" style:font-name-complex="Verdana" style:font-size-complex="12pt"/>
    </style:style>
    <style:style style:name="T145_8" style:family="text">
      <style:text-properties style:font-name="Verdana" fo:font-size="12pt" style:font-name-asian="Verdana" style:font-size-asian="12pt" style:font-name-complex="Verdana" style:font-size-complex="12pt"/>
    </style:style>
    <style:style style:name="T145_9" style:family="text">
      <style:text-properties style:font-name="Verdana" fo:font-size="12pt" style:font-name-asian="Verdana" style:font-size-asian="12pt" style:font-name-complex="Verdana" style:font-size-complex="12pt"/>
    </style:style>
    <style:style style:name="T14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4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4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45_15" style:family="text">
      <style:text-properties style:font-name="Verdana" fo:font-size="12pt" style:font-name-asian="Verdana" style:font-size-asian="12pt" style:font-name-complex="Verdana" style:font-size-complex="12pt"/>
    </style:style>
    <style:style style:name="P146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47" style:family="paragraph" style:parent-style-name="Heading_20_2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P148" style:family="paragraph" style:parent-style-name="Standard">
      <style:paragraph-properties fo:break-before="auto" fo:line-height="100%" fo:margin-bottom="0.212cm" style:writing-mode="lr-tb"/>
    </style:style>
    <style:style style:name="T148_1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" style:family="text">
      <style:text-properties style:font-name="Verdana" fo:font-size="12pt" style:font-name-asian="Verdana" style:font-size-asian="12pt" style:font-name-complex="Verdana" style:font-size-complex="12pt"/>
    </style:style>
    <style:style style:name="T148_9" style:family="text">
      <style:text-properties style:font-name="Verdana" fo:font-size="12pt" style:font-name-asian="Verdana" style:font-size-asian="12pt" style:font-name-complex="Verdana" style:font-size-complex="12pt"/>
    </style:style>
    <style:style style:name="T14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4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4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4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4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4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4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4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4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5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6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7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8" style:family="text">
      <style:text-properties style:font-name="Verdana" fo:font-size="12pt" style:font-name-asian="Verdana" style:font-size-asian="12pt" style:font-name-complex="Verdana" style:font-size-complex="12pt"/>
    </style:style>
    <style:style style:name="T148_29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0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1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2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3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4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5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6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7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8" style:family="text">
      <style:text-properties style:font-name="Verdana" fo:font-size="12pt" style:font-name-asian="Verdana" style:font-size-asian="12pt" style:font-name-complex="Verdana" style:font-size-complex="12pt"/>
    </style:style>
    <style:style style:name="T148_39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0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1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2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3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4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5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6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7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8" style:family="text">
      <style:text-properties style:font-name="Verdana" fo:font-size="12pt" style:font-name-asian="Verdana" style:font-size-asian="12pt" style:font-name-complex="Verdana" style:font-size-complex="12pt"/>
    </style:style>
    <style:style style:name="T148_49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0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1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2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3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4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5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6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7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8" style:family="text">
      <style:text-properties style:font-name="Verdana" fo:font-size="12pt" style:font-name-asian="Verdana" style:font-size-asian="12pt" style:font-name-complex="Verdana" style:font-size-complex="12pt"/>
    </style:style>
    <style:style style:name="T148_59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0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1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2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3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4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5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6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7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8" style:family="text">
      <style:text-properties style:font-name="Verdana" fo:font-size="12pt" style:font-name-asian="Verdana" style:font-size-asian="12pt" style:font-name-complex="Verdana" style:font-size-complex="12pt"/>
    </style:style>
    <style:style style:name="T148_69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0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1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2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3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4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5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6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7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8" style:family="text">
      <style:text-properties style:font-name="Verdana" fo:font-size="12pt" style:font-name-asian="Verdana" style:font-size-asian="12pt" style:font-name-complex="Verdana" style:font-size-complex="12pt"/>
    </style:style>
    <style:style style:name="T148_79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0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1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2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3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4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5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6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7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8" style:family="text">
      <style:text-properties style:font-name="Verdana" fo:font-size="12pt" style:font-name-asian="Verdana" style:font-size-asian="12pt" style:font-name-complex="Verdana" style:font-size-complex="12pt"/>
    </style:style>
    <style:style style:name="T148_89" style:family="text">
      <style:text-properties style:font-name="Verdana" fo:font-size="12pt" style:font-name-asian="Verdana" style:font-size-asian="12pt" style:font-name-complex="Verdana" style:font-size-complex="12pt"/>
    </style:style>
    <style:style style:name="P149" style:family="paragraph" style:parent-style-name="Heading_20_2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break-before="auto" fo:line-height="100%" fo:margin-bottom="0.212cm" style:writing-mode="lr-tb"/>
    </style:style>
    <style:style style:name="T150_1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" style:family="text">
      <style:text-properties style:font-name="Verdana" fo:font-size="12pt" style:font-name-asian="Verdana" style:font-size-asian="12pt" style:font-name-complex="Verdana" style:font-size-complex="12pt"/>
    </style:style>
    <style:style style:name="T150_5" style:family="text">
      <style:text-properties style:font-name="Verdana" fo:font-size="12pt" style:font-name-asian="Verdana" style:font-size-asian="12pt" style:font-name-complex="Verdana" style:font-size-complex="12pt"/>
    </style:style>
    <style:style style:name="T150_6" style:family="text">
      <style:text-properties style:font-name="Verdana" fo:font-size="12pt" style:font-name-asian="Verdana" style:font-size-asian="12pt" style:font-name-complex="Verdana" style:font-size-complex="12pt"/>
    </style:style>
    <style:style style:name="T150_7" style:family="text">
      <style:text-properties style:font-name="Verdana" fo:font-size="12pt" style:font-name-asian="Verdana" style:font-size-asian="12pt" style:font-name-complex="Verdana" style:font-size-complex="12pt"/>
    </style:style>
    <style:style style:name="T150_8" style:family="text">
      <style:text-properties style:font-name="Verdana" fo:font-size="12pt" style:font-name-asian="Verdana" style:font-size-asian="12pt" style:font-name-complex="Verdana" style:font-size-complex="12pt"/>
    </style:style>
    <style:style style:name="T150_9" style:family="text">
      <style:text-properties style:font-name="Verdana" fo:font-size="12pt" style:font-name-asian="Verdana" style:font-size-asian="12pt" style:font-name-complex="Verdana" style:font-size-complex="12pt"/>
    </style:style>
    <style:style style:name="T15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0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0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0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0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0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0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0_19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0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1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2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3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4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5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6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7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8" style:family="text">
      <style:text-properties style:font-name="Verdana" fo:font-size="12pt" style:font-name-asian="Verdana" style:font-size-asian="12pt" style:font-name-complex="Verdana" style:font-size-complex="12pt"/>
    </style:style>
    <style:style style:name="T150_29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0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1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2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3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4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5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6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7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8" style:family="text">
      <style:text-properties style:font-name="Verdana" fo:font-size="12pt" style:font-name-asian="Verdana" style:font-size-asian="12pt" style:font-name-complex="Verdana" style:font-size-complex="12pt"/>
    </style:style>
    <style:style style:name="T150_39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0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1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2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3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4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5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6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7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8" style:family="text">
      <style:text-properties style:font-name="Verdana" fo:font-size="12pt" style:font-name-asian="Verdana" style:font-size-asian="12pt" style:font-name-complex="Verdana" style:font-size-complex="12pt"/>
    </style:style>
    <style:style style:name="T150_49" style:family="text">
      <style:text-properties style:font-name="Verdana" fo:font-size="12pt" style:font-name-asian="Verdana" style:font-size-asian="12pt" style:font-name-complex="Verdana" style:font-size-complex="12pt"/>
    </style:style>
    <style:style style:name="T150_50" style:family="text">
      <style:text-properties style:font-name="Verdana" fo:font-size="12pt" style:font-name-asian="Verdana" style:font-size-asian="12pt" style:font-name-complex="Verdana" style:font-size-complex="12pt"/>
    </style:style>
    <style:style style:name="T150_51" style:family="text">
      <style:text-properties style:font-name="Verdana" fo:font-size="12pt" style:font-name-asian="Verdana" style:font-size-asian="12pt" style:font-name-complex="Verdana" style:font-size-complex="12pt"/>
    </style:style>
    <style:style style:name="T150_52" style:family="text">
      <style:text-properties style:font-name="Verdana" fo:font-size="12pt" style:font-name-asian="Verdana" style:font-size-asian="12pt" style:font-name-complex="Verdana" style:font-size-complex="12pt"/>
    </style:style>
    <style:style style:name="T150_53" style:family="text">
      <style:text-properties style:font-name="Verdana" fo:font-size="12pt" style:font-name-asian="Verdana" style:font-size-asian="12pt" style:font-name-complex="Verdana" style:font-size-complex="12pt"/>
    </style:style>
    <style:style style:name="P151" style:family="paragraph" style:parent-style-name="Heading_20_2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00%" fo:margin-bottom="0.212cm" style:writing-mode="lr-tb"/>
    </style:style>
    <style:style style:name="T152_1" style:family="text">
      <style:text-properties style:font-name="Verdana" fo:font-size="12pt" style:font-name-asian="Verdana" style:font-size-asian="12pt" style:font-name-complex="Verdana" style:font-size-complex="12pt"/>
    </style:style>
    <style:style style:name="T152_2" style:family="text">
      <style:text-properties style:font-name="Verdana" fo:font-size="12pt" style:font-name-asian="Verdana" style:font-size-asian="12pt" style:font-name-complex="Verdana" style:font-size-complex="12pt"/>
    </style:style>
    <style:style style:name="T152_3" style:family="text">
      <style:text-properties style:font-name="Verdana" fo:font-size="12pt" style:font-name-asian="Verdana" style:font-size-asian="12pt" style:font-name-complex="Verdana" style:font-size-complex="12pt"/>
    </style:style>
    <style:style style:name="T152_4" style:family="text">
      <style:text-properties style:font-name="Verdana" fo:font-size="12pt" style:font-name-asian="Verdana" style:font-size-asian="12pt" style:font-name-complex="Verdana" style:font-size-complex="12pt"/>
    </style:style>
    <style:style style:name="T152_5" style:family="text">
      <style:text-properties style:font-name="Verdana" fo:font-size="12pt" style:font-name-asian="Verdana" style:font-size-asian="12pt" style:font-name-complex="Verdana" style:font-size-complex="12pt"/>
    </style:style>
    <style:style style:name="T152_6" style:family="text">
      <style:text-properties style:font-name="Verdana" fo:font-size="12pt" style:font-name-asian="Verdana" style:font-size-asian="12pt" style:font-name-complex="Verdana" style:font-size-complex="12pt"/>
    </style:style>
    <style:style style:name="T152_7" style:family="text">
      <style:text-properties style:font-name="Verdana" fo:font-size="12pt" style:font-name-asian="Verdana" style:font-size-asian="12pt" style:font-name-complex="Verdana" style:font-size-complex="12pt"/>
    </style:style>
    <style:style style:name="T152_8" style:family="text">
      <style:text-properties style:font-name="Verdana" fo:font-size="12pt" style:font-name-asian="Verdana" style:font-size-asian="12pt" style:font-name-complex="Verdana" style:font-size-complex="12pt"/>
    </style:style>
    <style:style style:name="T152_9" style:family="text">
      <style:text-properties style:font-name="Verdana" fo:font-size="12pt" style:font-name-asian="Verdana" style:font-size-asian="12pt" style:font-name-complex="Verdana" style:font-size-complex="12pt"/>
    </style:style>
    <style:style style:name="T15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5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52_21" style:family="text">
      <style:text-properties style:font-name="Verdana" fo:font-size="12pt" style:font-name-asian="Verdana" style:font-size-asian="12pt" style:font-name-complex="Verdana" style:font-size-complex="12pt"/>
    </style:style>
    <style:style style:name="P153" style:family="paragraph" style:parent-style-name="Heading_20_2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P154" style:family="paragraph" style:parent-style-name="Standard">
      <style:paragraph-properties fo:break-before="auto" fo:line-height="100%" style:writing-mode="lr-tb"/>
    </style:style>
    <style:style style:name="T154_1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" style:family="text">
      <style:text-properties style:font-name="Verdana" fo:font-size="12pt" style:font-name-asian="Verdana" style:font-size-asian="12pt" style:font-name-complex="Verdana" style:font-size-complex="12pt"/>
    </style:style>
    <style:style style:name="T154_3" style:family="text">
      <style:text-properties style:font-name="Verdana" fo:font-size="12pt" style:font-name-asian="Verdana" style:font-size-asian="12pt" style:font-name-complex="Verdana" style:font-size-complex="12pt"/>
    </style:style>
    <style:style style:name="T154_4" style:family="text">
      <style:text-properties style:font-name="Verdana" fo:font-size="12pt" style:font-name-asian="Verdana" style:font-size-asian="12pt" style:font-name-complex="Verdana" style:font-size-complex="12pt"/>
    </style:style>
    <style:style style:name="T154_5" style:family="text">
      <style:text-properties style:font-name="Verdana" fo:font-size="12pt" style:font-name-asian="Verdana" style:font-size-asian="12pt" style:font-name-complex="Verdana" style:font-size-complex="12pt"/>
    </style:style>
    <style:style style:name="T154_6" style:family="text">
      <style:text-properties style:font-name="Verdana" fo:font-size="12pt" style:font-name-asian="Verdana" style:font-size-asian="12pt" style:font-name-complex="Verdana" style:font-size-complex="12pt"/>
    </style:style>
    <style:style style:name="T154_7" style:family="text">
      <style:text-properties style:font-name="Verdana" fo:font-size="12pt" style:font-name-asian="Verdana" style:font-size-asian="12pt" style:font-name-complex="Verdana" style:font-size-complex="12pt"/>
    </style:style>
    <style:style style:name="T154_8" style:family="text">
      <style:text-properties style:font-name="Verdana" fo:font-size="12pt" style:font-name-asian="Verdana" style:font-size-asian="12pt" style:font-name-complex="Verdana" style:font-size-complex="12pt"/>
    </style:style>
    <style:style style:name="T154_9" style:family="text">
      <style:text-properties style:font-name="Verdana" fo:font-size="12pt" style:font-name-asian="Verdana" style:font-size-asian="12pt" style:font-name-complex="Verdana" style:font-size-complex="12pt"/>
    </style:style>
    <style:style style:name="T154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4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4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4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4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4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4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4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4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4_19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0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1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2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3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4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5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6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7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8" style:family="text">
      <style:text-properties style:font-name="Verdana" fo:font-size="12pt" style:font-name-asian="Verdana" style:font-size-asian="12pt" style:font-name-complex="Verdana" style:font-size-complex="12pt"/>
    </style:style>
    <style:style style:name="T154_29" style:family="text">
      <style:text-properties style:font-name="Verdana" fo:font-size="12pt" style:font-name-asian="Verdana" style:font-size-asian="12pt" style:font-name-complex="Verdana" style:font-size-complex="12pt"/>
    </style:style>
    <style:style style:name="T154_30" style:family="text">
      <style:text-properties style:font-name="Verdana" fo:font-size="12pt" style:font-name-asian="Verdana" style:font-size-asian="12pt" style:font-name-complex="Verdana" style:font-size-complex="12pt"/>
    </style:style>
    <style:style style:name="T154_31" style:family="text">
      <style:text-properties style:font-name="Verdana" fo:font-size="12pt" style:font-name-asian="Verdana" style:font-size-asian="12pt" style:font-name-complex="Verdana" style:font-size-complex="12pt"/>
    </style:style>
    <style:style style:name="T154_32" style:family="text">
      <style:text-properties style:font-name="Verdana" fo:font-size="12pt" style:font-name-asian="Verdana" style:font-size-asian="12pt" style:font-name-complex="Verdana" style:font-size-complex="12pt"/>
    </style:style>
    <style:style style:name="T154_33" style:family="text">
      <style:text-properties style:font-name="Verdana" fo:font-size="12pt" style:font-name-asian="Verdana" style:font-size-asian="12pt" style:font-name-complex="Verdana" style:font-size-complex="12pt"/>
    </style:style>
    <style:style style:name="T154_34" style:family="text">
      <style:text-properties style:font-name="Verdana" fo:font-size="12pt" style:font-name-asian="Verdana" style:font-size-asian="12pt" style:font-name-complex="Verdana" style:font-size-complex="12pt"/>
    </style:style>
    <style:style style:name="T154_35" style:family="text">
      <style:text-properties style:font-name="Verdana" fo:font-size="12pt" style:font-name-asian="Verdana" style:font-size-asian="12pt" style:font-name-complex="Verdana" style:font-size-complex="12pt"/>
    </style:style>
    <style:style style:name="P155" style:family="paragraph" style:parent-style-name="Heading_20_1">
      <style:paragraph-properties fo:break-before="auto" fo:line-height="100%" fo:margin-top="0.423cm" fo:margin-bottom="0.212cm" style:writing-mode="lr-tb"/>
      <style:text-properties style:font-name="Cambria" fo:font-size="14pt" style:font-name-asian="Cambria" style:font-size-asian="14pt" style:font-name-complex="Cambria" style:font-size-complex="14pt"/>
    </style:style>
    <style:style style:name="P156" style:family="paragraph" style:parent-style-name="Heading_20_1">
      <style:paragraph-properties fo:break-before="auto" fo:line-height="115%" style:writing-mode="lr-tb"/>
    </style:style>
    <style:style style:name="P157" style:family="paragraph" style:parent-style-name="Heading_20_1">
      <style:paragraph-properties fo:break-before="page" fo:line-height="115%" fo:border-bottom="#808080 0.053cm solid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P158" style:family="paragraph" style:parent-style-name="Standard">
      <style:paragraph-properties fo:break-before="auto" fo:line-height="100%" fo:margin-bottom="0.212cm" style:writing-mode="lr-tb"/>
    </style:style>
    <style:style style:name="T158_1" style:family="text">
      <style:text-properties style:font-name="Verdana" fo:font-size="12pt" style:font-name-asian="Verdana" style:font-size-asian="12pt" style:font-name-complex="Verdana" style:font-size-complex="12pt"/>
    </style:style>
    <style:style style:name="T158_2" style:family="text">
      <style:text-properties style:font-name="Verdana" fo:font-size="12pt" style:font-name-asian="Verdana" style:font-size-asian="12pt" style:font-name-complex="Verdana" style:font-size-complex="12pt"/>
    </style:style>
    <style:style style:name="T158_3" style:family="text">
      <style:text-properties style:font-name="Verdana" fo:font-size="12pt" style:font-name-asian="Verdana" style:font-size-asian="12pt" style:font-name-complex="Verdana" style:font-size-complex="12pt"/>
    </style:style>
    <style:style style:name="T158_4" style:family="text">
      <style:text-properties style:font-name="Verdana" fo:font-size="12pt" style:font-name-asian="Verdana" style:font-size-asian="12pt" style:font-name-complex="Verdana" style:font-size-complex="12pt"/>
    </style:style>
    <style:style style:name="T158_5" style:family="text">
      <style:text-properties style:font-name="Verdana" fo:font-size="12pt" style:font-name-asian="Verdana" style:font-size-asian="12pt" style:font-name-complex="Verdana" style:font-size-complex="12pt"/>
    </style:style>
    <style:style style:name="T158_6" style:family="text">
      <style:text-properties style:font-name="Verdana" fo:font-size="12pt" style:font-name-asian="Verdana" style:font-size-asian="12pt" style:font-name-complex="Verdana" style:font-size-complex="12pt"/>
    </style:style>
    <style:style style:name="T158_7" style:family="text">
      <style:text-properties style:font-name="Verdana" fo:font-size="12pt" style:font-name-asian="Verdana" style:font-size-asian="12pt" style:font-name-complex="Verdana" style:font-size-complex="12pt"/>
    </style:style>
    <style:style style:name="T158_8" style:family="text">
      <style:text-properties style:font-name="Verdana" fo:font-size="12pt" style:font-name-asian="Verdana" style:font-size-asian="12pt" style:font-name-complex="Verdana" style:font-size-complex="12pt"/>
    </style:style>
    <style:style style:name="T158_9" style:family="text">
      <style:text-properties style:font-name="Verdana" fo:font-size="12pt" style:font-name-asian="Verdana" style:font-size-asian="12pt" style:font-name-complex="Verdana" style:font-size-complex="12pt"/>
    </style:style>
    <style:style style:name="T15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5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5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5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5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58_24" style:family="text">
      <style:text-properties style:font-name="Verdana" fo:font-size="12pt" style:font-name-asian="Verdana" style:font-size-asian="12pt" style:font-name-complex="Verdana" style:font-size-complex="12pt"/>
    </style:style>
    <style:style style:name="T158_25" style:family="text">
      <style:text-properties style:font-name="Verdana" fo:font-size="12pt" style:font-name-asian="Verdana" style:font-size-asian="12pt" style:font-name-complex="Verdana" style:font-size-complex="12pt"/>
    </style:style>
    <style:style style:name="T158_26" style:family="text">
      <style:text-properties style:font-name="Verdana" fo:font-size="12pt" style:font-name-asian="Verdana" style:font-size-asian="12pt" style:font-name-complex="Verdana" style:font-size-complex="12pt"/>
    </style:style>
    <style:style style:name="P159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60" style:family="paragraph" style:parent-style-name="Heading_20_2">
      <style:paragraph-properties fo:break-before="auto" fo:line-height="100%" fo:margin-bottom="0.212cm" style:writing-mode="lr-tb"/>
    </style:style>
    <style:style style:name="T160_1" style:family="text"/>
    <style:style style:name="P161" style:family="paragraph" style:parent-style-name="Standard">
      <style:paragraph-properties fo:break-before="auto" fo:line-height="100%" fo:margin-bottom="0.212cm" style:writing-mode="lr-tb"/>
    </style:style>
    <style:style style:name="T161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62" style:family="paragraph" style:parent-style-name="Standard">
      <style:paragraph-properties fo:break-before="auto" fo:line-height="100%" fo:margin-top="0cm" style:writing-mode="lr-tb"/>
    </style:style>
    <style:style style:name="T162_1" style:family="text">
      <style:text-properties style:font-name="Verdana" fo:font-size="10pt" style:font-name-asian="Verdana" style:font-size-asian="10pt" style:font-name-complex="Verdana" style:font-size-complex="10pt"/>
    </style:style>
    <style:style style:name="T162_2" style:family="text">
      <style:text-properties style:font-name="Verdana" fo:font-size="10pt" style:font-name-asian="Verdana" style:font-size-asian="10pt" style:font-name-complex="Verdana" style:font-size-complex="10pt"/>
    </style:style>
    <style:style style:name="T162_3" style:family="text">
      <style:text-properties style:font-name="Verdana" fo:font-size="10pt" style:font-name-asian="Verdana" style:font-size-asian="10pt" style:font-name-complex="Verdana" style:font-size-complex="10pt"/>
    </style:style>
    <style:style style:name="T162_4" style:family="text">
      <style:text-properties style:font-name="Verdana" fo:font-size="10pt" style:font-name-asian="Verdana" style:font-size-asian="10pt" style:font-name-complex="Verdana" style:font-size-complex="10pt"/>
    </style:style>
    <style:style style:name="T162_5" style:family="text">
      <style:text-properties style:font-name="Verdana" fo:font-size="10pt" style:font-name-asian="Verdana" style:font-size-asian="10pt" style:font-name-complex="Verdana" style:font-size-complex="10pt"/>
    </style:style>
    <style:style style:name="T162_6" style:family="text">
      <style:text-properties style:font-name="Verdana" fo:font-size="10pt" style:font-name-asian="Verdana" style:font-size-asian="10pt" style:font-name-complex="Verdana" style:font-size-complex="10pt"/>
    </style:style>
    <style:style style:name="T162_7" style:family="text">
      <style:text-properties style:font-name="Verdana" fo:font-size="10pt" style:font-name-asian="Verdana" style:font-size-asian="10pt" style:font-name-complex="Verdana" style:font-size-complex="10pt"/>
    </style:style>
    <style:style style:name="T162_8" style:family="text">
      <style:text-properties style:font-name="Verdana" fo:font-size="10pt" style:font-name-asian="Verdana" style:font-size-asian="10pt" style:font-name-complex="Verdana" style:font-size-complex="10pt"/>
    </style:style>
    <style:style style:name="T162_9" style:family="text">
      <style:text-properties style:font-name="Verdana" fo:font-size="10pt" style:font-name-asian="Verdana" style:font-size-asian="10pt" style:font-name-complex="Verdana" style:font-size-complex="10pt"/>
    </style:style>
    <style:style style:name="T162_10" style:family="text">
      <style:text-properties style:font-name="Verdana" fo:font-size="10pt" style:font-name-asian="Verdana" style:font-size-asian="10pt" style:font-name-complex="Verdana" style:font-size-complex="10pt"/>
    </style:style>
    <style:style style:name="T162_11" style:family="text">
      <style:text-properties style:font-name="Verdana" fo:font-size="10pt" style:font-name-asian="Verdana" style:font-size-asian="10pt" style:font-name-complex="Verdana" style:font-size-complex="10pt"/>
    </style:style>
    <style:style style:name="T162_12" style:family="text">
      <style:text-properties style:font-name="Verdana" fo:font-size="10pt" style:font-name-asian="Verdana" style:font-size-asian="10pt" style:font-name-complex="Verdana" style:font-size-complex="10pt"/>
    </style:style>
    <style:style style:name="T162_13" style:family="text">
      <style:text-properties style:font-name="Verdana" fo:font-size="10pt" style:font-name-asian="Verdana" style:font-size-asian="10pt" style:font-name-complex="Verdana" style:font-size-complex="10pt"/>
    </style:style>
    <style:style style:name="P163" style:family="paragraph" style:parent-style-name="Standard">
      <style:paragraph-properties fo:break-before="auto" fo:line-height="100%" fo:margin-top="0cm" fo:margin-bottom="0cm" style:writing-mode="lr-tb"/>
    </style:style>
    <style:style style:name="T163_1" style:family="text">
      <style:text-properties style:font-name="Verdana" fo:font-size="10pt" style:font-name-asian="Verdana" style:font-size-asian="10pt" style:font-name-complex="Verdana" style:font-size-complex="10pt"/>
    </style:style>
    <style:style style:name="T163_2" style:family="text">
      <style:text-properties style:font-name="Verdana" fo:font-size="10pt" style:font-name-asian="Verdana" style:font-size-asian="10pt" style:font-name-complex="Verdana" style:font-size-complex="10pt"/>
    </style:style>
    <style:style style:name="T163_3" style:family="text">
      <style:text-properties style:font-name="Verdana" fo:font-size="10pt" style:font-name-asian="Verdana" style:font-size-asian="10pt" style:font-name-complex="Verdana" style:font-size-complex="10pt"/>
    </style:style>
    <style:style style:name="T163_4" style:family="text">
      <style:text-properties style:font-name="Verdana" fo:font-size="10pt" style:font-name-asian="Verdana" style:font-size-asian="10pt" style:font-name-complex="Verdana" style:font-size-complex="10pt"/>
    </style:style>
    <style:style style:name="T163_5" style:family="text">
      <style:text-properties style:font-name="Verdana" fo:font-size="10pt" style:font-name-asian="Verdana" style:font-size-asian="10pt" style:font-name-complex="Verdana" style:font-size-complex="10pt"/>
    </style:style>
    <style:style style:name="T163_6" style:family="text">
      <style:text-properties style:font-name="Verdana" fo:font-size="10pt" style:font-name-asian="Verdana" style:font-size-asian="10pt" style:font-name-complex="Verdana" style:font-size-complex="10pt"/>
    </style:style>
    <style:style style:name="T163_7" style:family="text">
      <style:text-properties style:font-name="Verdana" fo:font-size="10pt" style:font-name-asian="Verdana" style:font-size-asian="10pt" style:font-name-complex="Verdana" style:font-size-complex="10pt"/>
    </style:style>
    <style:style style:name="T163_8" style:family="text">
      <style:text-properties style:font-name="Verdana" fo:font-size="10pt" style:font-name-asian="Verdana" style:font-size-asian="10pt" style:font-name-complex="Verdana" style:font-size-complex="10pt"/>
    </style:style>
    <style:style style:name="T163_9" style:family="text">
      <style:text-properties style:font-name="Verdana" fo:font-size="10pt" style:font-name-asian="Verdana" style:font-size-asian="10pt" style:font-name-complex="Verdana" style:font-size-complex="10pt"/>
    </style:style>
    <style:style style:name="T16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63_11" style:family="text">
      <style:text-properties style:font-name="Verdana" fo:font-size="10pt" style:font-name-asian="Verdana" style:font-size-asian="10pt" style:font-name-complex="Verdana" style:font-size-complex="10pt"/>
    </style:style>
    <style:style style:name="T163_12" style:family="text">
      <style:text-properties style:font-name="Verdana" fo:font-size="10pt" style:font-name-asian="Verdana" style:font-size-asian="10pt" style:font-name-complex="Verdana" style:font-size-complex="10pt"/>
    </style:style>
    <style:style style:name="T163_13" style:family="text">
      <style:text-properties style:font-name="Verdana" fo:font-size="10pt" style:font-name-asian="Verdana" style:font-size-asian="10pt" style:font-name-complex="Verdana" style:font-size-complex="10pt"/>
    </style:style>
    <style:style style:name="T163_14" style:family="text">
      <style:text-properties style:font-name="Verdana" fo:font-size="10pt" style:font-name-asian="Verdana" style:font-size-asian="10pt" style:font-name-complex="Verdana" style:font-size-complex="10pt"/>
    </style:style>
    <style:style style:name="T163_15" style:family="text">
      <style:text-properties style:font-name="Verdana" fo:font-size="10pt" style:font-name-asian="Verdana" style:font-size-asian="10pt" style:font-name-complex="Verdana" style:font-size-complex="10pt"/>
    </style:style>
    <style:style style:name="T163_16" style:family="text">
      <style:text-properties style:font-name="Verdana" fo:font-size="10pt" style:font-name-asian="Verdana" style:font-size-asian="10pt" style:font-name-complex="Verdana" style:font-size-complex="10pt"/>
    </style:style>
    <style:style style:name="T163_17" style:family="text">
      <style:text-properties style:font-name="Verdana" fo:font-size="10pt" style:font-name-asian="Verdana" style:font-size-asian="10pt" style:font-name-complex="Verdana" style:font-size-complex="10pt"/>
    </style:style>
    <style:style style:name="T163_18" style:family="text">
      <style:text-properties style:font-name="Verdana" fo:font-size="10pt" style:font-name-asian="Verdana" style:font-size-asian="10pt" style:font-name-complex="Verdana" style:font-size-complex="10pt"/>
    </style:style>
    <style:style style:name="T163_19" style:family="text">
      <style:text-properties style:font-name="Verdana" fo:font-size="10pt" style:font-name-asian="Verdana" style:font-size-asian="10pt" style:font-name-complex="Verdana" style:font-size-complex="10pt"/>
    </style:style>
    <style:style style:name="T163_20" style:family="text">
      <style:text-properties style:font-name="Verdana" fo:font-size="10pt" style:font-name-asian="Verdana" style:font-size-asian="10pt" style:font-name-complex="Verdana" style:font-size-complex="10pt"/>
    </style:style>
    <style:style style:name="T163_21" style:family="text">
      <style:text-properties style:font-name="Verdana" fo:font-size="10pt" style:font-name-asian="Verdana" style:font-size-asian="10pt" style:font-name-complex="Verdana" style:font-size-complex="10pt"/>
    </style:style>
    <style:style style:name="T163_22" style:family="text">
      <style:text-properties style:font-name="Verdana" fo:font-size="10pt" style:font-name-asian="Verdana" style:font-size-asian="10pt" style:font-name-complex="Verdana" style:font-size-complex="10pt"/>
    </style:style>
    <style:style style:name="T163_23" style:family="text">
      <style:text-properties style:font-name="Verdana" fo:font-size="10pt" style:font-name-asian="Verdana" style:font-size-asian="10pt" style:font-name-complex="Verdana" style:font-size-complex="10pt"/>
    </style:style>
    <style:style style:name="T163_24" style:family="text">
      <style:text-properties style:font-name="Verdana" fo:font-size="10pt" style:font-name-asian="Verdana" style:font-size-asian="10pt" style:font-name-complex="Verdana" style:font-size-complex="10pt"/>
    </style:style>
    <style:style style:name="T163_25" style:family="text">
      <style:text-properties style:font-name="Verdana" fo:font-size="10pt" style:font-name-asian="Verdana" style:font-size-asian="10pt" style:font-name-complex="Verdana" style:font-size-complex="10pt"/>
    </style:style>
    <style:style style:name="T163_26" style:family="text">
      <style:text-properties style:font-name="Verdana" fo:font-size="10pt" style:font-name-asian="Verdana" style:font-size-asian="10pt" style:font-name-complex="Verdana" style:font-size-complex="10pt"/>
    </style:style>
    <style:style style:name="T163_27" style:family="text">
      <style:text-properties style:font-name="Verdana" fo:font-size="10pt" style:font-name-asian="Verdana" style:font-size-asian="10pt" style:font-name-complex="Verdana" style:font-size-complex="10pt"/>
    </style:style>
    <style:style style:name="P164" style:family="paragraph" style:parent-style-name="Standard">
      <style:paragraph-properties fo:break-before="auto" fo:line-height="100%" fo:margin-bottom="0.212cm" style:writing-mode="lr-tb"/>
    </style:style>
    <style:style style:name="T164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00%" fo:margin-top="0cm" style:writing-mode="lr-tb"/>
    </style:style>
    <style:style style:name="T165_1" style:family="text">
      <style:text-properties style:font-name="Verdana" fo:font-size="10pt" style:font-name-asian="Verdana" style:font-size-asian="10pt" style:font-name-complex="Verdana" style:font-size-complex="10pt"/>
    </style:style>
    <style:style style:name="T165_2" style:family="text">
      <style:text-properties style:font-name="Verdana" fo:font-size="10pt" style:font-name-asian="Verdana" style:font-size-asian="10pt" style:font-name-complex="Verdana" style:font-size-complex="10pt"/>
    </style:style>
    <style:style style:name="T165_3" style:family="text">
      <style:text-properties style:font-name="Verdana" fo:font-size="10pt" style:font-name-asian="Verdana" style:font-size-asian="10pt" style:font-name-complex="Verdana" style:font-size-complex="10pt"/>
    </style:style>
    <style:style style:name="T165_4" style:family="text">
      <style:text-properties style:font-name="Verdana" fo:font-size="10pt" style:font-name-asian="Verdana" style:font-size-asian="10pt" style:font-name-complex="Verdana" style:font-size-complex="10pt"/>
    </style:style>
    <style:style style:name="T165_5" style:family="text">
      <style:text-properties style:font-name="Verdana" fo:font-size="10pt" style:font-name-asian="Verdana" style:font-size-asian="10pt" style:font-name-complex="Verdana" style:font-size-complex="10pt"/>
    </style:style>
    <style:style style:name="T165_6" style:family="text">
      <style:text-properties style:font-name="Verdana" fo:font-size="10pt" style:font-name-asian="Verdana" style:font-size-asian="10pt" style:font-name-complex="Verdana" style:font-size-complex="10pt"/>
    </style:style>
    <style:style style:name="T165_7" style:family="text">
      <style:text-properties style:font-name="Verdana" fo:font-size="10pt" style:font-name-asian="Verdana" style:font-size-asian="10pt" style:font-name-complex="Verdana" style:font-size-complex="10pt"/>
    </style:style>
    <style:style style:name="T165_8" style:family="text">
      <style:text-properties style:font-name="Verdana" fo:font-size="10pt" style:font-name-asian="Verdana" style:font-size-asian="10pt" style:font-name-complex="Verdana" style:font-size-complex="10pt"/>
    </style:style>
    <style:style style:name="T165_9" style:family="text">
      <style:text-properties style:font-name="Verdana" fo:font-size="10pt" style:font-name-asian="Verdana" style:font-size-asian="10pt" style:font-name-complex="Verdana" style:font-size-complex="10pt"/>
    </style:style>
    <style:style style:name="T165_10" style:family="text">
      <style:text-properties style:font-name="Verdana" fo:font-size="10pt" style:font-name-asian="Verdana" style:font-size-asian="10pt" style:font-name-complex="Verdana" style:font-size-complex="10pt"/>
    </style:style>
    <style:style style:name="T165_11" style:family="text">
      <style:text-properties style:font-name="Verdana" fo:font-size="10pt" style:font-name-asian="Verdana" style:font-size-asian="10pt" style:font-name-complex="Verdana" style:font-size-complex="10pt"/>
    </style:style>
    <style:style style:name="T165_12" style:family="text">
      <style:text-properties style:font-name="Verdana" fo:font-size="10pt" style:font-name-asian="Verdana" style:font-size-asian="10pt" style:font-name-complex="Verdana" style:font-size-complex="10pt"/>
    </style:style>
    <style:style style:name="T165_13" style:family="text">
      <style:text-properties style:font-name="Verdana" fo:font-size="10pt" style:font-name-asian="Verdana" style:font-size-asian="10pt" style:font-name-complex="Verdana" style:font-size-complex="10pt"/>
    </style:style>
    <style:style style:name="T165_14" style:family="text">
      <style:text-properties style:font-name="Verdana" fo:font-size="10pt" style:font-name-asian="Verdana" style:font-size-asian="10pt" style:font-name-complex="Verdana" style:font-size-complex="10pt"/>
    </style:style>
    <style:style style:name="T165_15" style:family="text">
      <style:text-properties style:font-name="Verdana" fo:font-size="10pt" style:font-name-asian="Verdana" style:font-size-asian="10pt" style:font-name-complex="Verdana" style:font-size-complex="10pt"/>
    </style:style>
    <style:style style:name="P166" style:family="paragraph" style:parent-style-name="Standard">
      <style:paragraph-properties fo:break-before="auto" fo:line-height="100%" fo:margin-top="0cm" style:writing-mode="lr-tb"/>
    </style:style>
    <style:style style:name="T166_1" style:family="text">
      <style:text-properties style:font-name="Verdana" fo:font-size="10pt" style:font-name-asian="Verdana" style:font-size-asian="10pt" style:font-name-complex="Verdana" style:font-size-complex="10pt"/>
    </style:style>
    <style:style style:name="T166_2" style:family="text">
      <style:text-properties style:font-name="Verdana" fo:font-size="10pt" style:font-name-asian="Verdana" style:font-size-asian="10pt" style:font-name-complex="Verdana" style:font-size-complex="10pt"/>
    </style:style>
    <style:style style:name="T166_3" style:family="text">
      <style:text-properties style:font-name="Verdana" fo:font-size="10pt" style:font-name-asian="Verdana" style:font-size-asian="10pt" style:font-name-complex="Verdana" style:font-size-complex="10pt"/>
    </style:style>
    <style:style style:name="T166_4" style:family="text">
      <style:text-properties style:font-name="Verdana" fo:font-size="10pt" style:font-name-asian="Verdana" style:font-size-asian="10pt" style:font-name-complex="Verdana" style:font-size-complex="10pt"/>
    </style:style>
    <style:style style:name="T166_5" style:family="text">
      <style:text-properties style:font-name="Verdana" fo:font-size="10pt" style:font-name-asian="Verdana" style:font-size-asian="10pt" style:font-name-complex="Verdana" style:font-size-complex="10pt"/>
    </style:style>
    <style:style style:name="P167" style:family="paragraph" style:parent-style-name="Standard">
      <style:paragraph-properties fo:break-before="auto" fo:line-height="100%" fo:margin-top="0cm" style:writing-mode="lr-tb"/>
    </style:style>
    <style:style style:name="T167_1" style:family="text">
      <style:text-properties style:font-name="Verdana" fo:font-size="10pt" style:font-name-asian="Verdana" style:font-size-asian="10pt" style:font-name-complex="Verdana" style:font-size-complex="10pt"/>
    </style:style>
    <style:style style:name="T167_2" style:family="text">
      <style:text-properties style:font-name="Verdana" fo:font-size="10pt" style:font-name-asian="Verdana" style:font-size-asian="10pt" style:font-name-complex="Verdana" style:font-size-complex="10pt"/>
    </style:style>
    <style:style style:name="T167_3" style:family="text">
      <style:text-properties style:font-name="Verdana" fo:font-size="10pt" style:font-name-asian="Verdana" style:font-size-asian="10pt" style:font-name-complex="Verdana" style:font-size-complex="10pt"/>
    </style:style>
    <style:style style:name="T167_4" style:family="text">
      <style:text-properties style:font-name="Verdana" fo:font-size="10pt" style:font-name-asian="Verdana" style:font-size-asian="10pt" style:font-name-complex="Verdana" style:font-size-complex="10pt"/>
    </style:style>
    <style:style style:name="T167_5" style:family="text">
      <style:text-properties style:font-name="Verdana" fo:font-size="10pt" style:font-name-asian="Verdana" style:font-size-asian="10pt" style:font-name-complex="Verdana" style:font-size-complex="10pt"/>
    </style:style>
    <style:style style:name="T167_6" style:family="text">
      <style:text-properties style:font-name="Verdana" fo:font-size="10pt" style:font-name-asian="Verdana" style:font-size-asian="10pt" style:font-name-complex="Verdana" style:font-size-complex="10pt"/>
    </style:style>
    <style:style style:name="T167_7" style:family="text">
      <style:text-properties style:font-name="Verdana" fo:font-size="10pt" style:font-name-asian="Verdana" style:font-size-asian="10pt" style:font-name-complex="Verdana" style:font-size-complex="10pt"/>
    </style:style>
    <style:style style:name="T167_8" style:family="text">
      <style:text-properties style:font-name="Verdana" fo:font-size="10pt" style:font-name-asian="Verdana" style:font-size-asian="10pt" style:font-name-complex="Verdana" style:font-size-complex="10pt"/>
    </style:style>
    <style:style style:name="T167_9" style:family="text">
      <style:text-properties style:font-name="Verdana" fo:font-size="10pt" style:font-name-asian="Verdana" style:font-size-asian="10pt" style:font-name-complex="Verdana" style:font-size-complex="10pt"/>
    </style:style>
    <style:style style:name="T16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67_11" style:family="text">
      <style:text-properties style:font-name="Verdana" fo:font-size="10pt" style:font-name-asian="Verdana" style:font-size-asian="10pt" style:font-name-complex="Verdana" style:font-size-complex="10pt"/>
    </style:style>
    <style:style style:name="T167_12" style:family="text">
      <style:text-properties style:font-name="Verdana" fo:font-size="10pt" style:font-name-asian="Verdana" style:font-size-asian="10pt" style:font-name-complex="Verdana" style:font-size-complex="10pt"/>
    </style:style>
    <style:style style:name="T167_13" style:family="text">
      <style:text-properties style:font-name="Verdana" fo:font-size="10pt" style:font-name-asian="Verdana" style:font-size-asian="10pt" style:font-name-complex="Verdana" style:font-size-complex="10pt"/>
    </style:style>
    <style:style style:name="P168" style:family="paragraph" style:parent-style-name="Standard">
      <style:paragraph-properties fo:break-before="auto" fo:line-height="100%" fo:margin-top="0cm" fo:margin-bottom="0cm" style:writing-mode="lr-tb"/>
    </style:style>
    <style:style style:name="T168_1" style:family="text">
      <style:text-properties style:font-name="Verdana" fo:font-size="10pt" style:font-name-asian="Verdana" style:font-size-asian="10pt" style:font-name-complex="Verdana" style:font-size-complex="10pt"/>
    </style:style>
    <style:style style:name="T168_2" style:family="text">
      <style:text-properties style:font-name="Verdana" fo:font-size="10pt" style:font-name-asian="Verdana" style:font-size-asian="10pt" style:font-name-complex="Verdana" style:font-size-complex="10pt"/>
    </style:style>
    <style:style style:name="T168_3" style:family="text">
      <style:text-properties style:font-name="Verdana" fo:font-size="10pt" style:font-name-asian="Verdana" style:font-size-asian="10pt" style:font-name-complex="Verdana" style:font-size-complex="10pt"/>
    </style:style>
    <style:style style:name="T168_4" style:family="text">
      <style:text-properties style:font-name="Verdana" fo:font-size="10pt" style:font-name-asian="Verdana" style:font-size-asian="10pt" style:font-name-complex="Verdana" style:font-size-complex="10pt"/>
    </style:style>
    <style:style style:name="T168_5" style:family="text">
      <style:text-properties style:font-name="Verdana" fo:font-size="10pt" style:font-name-asian="Verdana" style:font-size-asian="10pt" style:font-name-complex="Verdana" style:font-size-complex="10pt"/>
    </style:style>
    <style:style style:name="T168_6" style:family="text">
      <style:text-properties style:font-name="Verdana" fo:font-size="10pt" style:font-name-asian="Verdana" style:font-size-asian="10pt" style:font-name-complex="Verdana" style:font-size-complex="10pt"/>
    </style:style>
    <style:style style:name="T168_7" style:family="text">
      <style:text-properties style:font-name="Verdana" fo:font-size="10pt" style:font-name-asian="Verdana" style:font-size-asian="10pt" style:font-name-complex="Verdana" style:font-size-complex="10pt"/>
    </style:style>
    <style:style style:name="T168_8" style:family="text">
      <style:text-properties style:font-name="Verdana" fo:font-size="10pt" style:font-name-asian="Verdana" style:font-size-asian="10pt" style:font-name-complex="Verdana" style:font-size-complex="10pt"/>
    </style:style>
    <style:style style:name="T168_9" style:family="text">
      <style:text-properties style:font-name="Verdana" fo:font-size="10pt" style:font-name-asian="Verdana" style:font-size-asian="10pt" style:font-name-complex="Verdana" style:font-size-complex="10pt"/>
    </style:style>
    <style:style style:name="T168_10" style:family="text">
      <style:text-properties style:font-name="Verdana" fo:font-size="10pt" style:font-name-asian="Verdana" style:font-size-asian="10pt" style:font-name-complex="Verdana" style:font-size-complex="10pt"/>
    </style:style>
    <style:style style:name="T168_11" style:family="text">
      <style:text-properties style:font-name="Verdana" fo:font-size="10pt" style:font-name-asian="Verdana" style:font-size-asian="10pt" style:font-name-complex="Verdana" style:font-size-complex="10pt"/>
    </style:style>
    <style:style style:name="T168_12" style:family="text">
      <style:text-properties style:font-name="Verdana" fo:font-size="10pt" style:font-name-asian="Verdana" style:font-size-asian="10pt" style:font-name-complex="Verdana" style:font-size-complex="10pt"/>
    </style:style>
    <style:style style:name="T168_13" style:family="text">
      <style:text-properties style:font-name="Verdana" fo:font-size="10pt" style:font-name-asian="Verdana" style:font-size-asian="10pt" style:font-name-complex="Verdana" style:font-size-complex="10pt"/>
    </style:style>
    <style:style style:name="P169" style:family="paragraph" style:parent-style-name="Standard">
      <style:paragraph-properties fo:break-before="auto" fo:line-height="100%" fo:margin-bottom="0.212cm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70" style:family="paragraph" style:parent-style-name="Heading_20_2">
      <style:paragraph-properties fo:break-before="auto" fo:line-height="100%" fo:margin-bottom="0.212cm" style:writing-mode="lr-tb"/>
    </style:style>
    <style:style style:name="T170_1" style:family="text"/>
    <style:style style:name="P171" style:family="paragraph" style:parent-style-name="Standard">
      <style:paragraph-properties fo:break-before="auto" fo:line-height="100%" fo:margin-bottom="0.212cm" style:writing-mode="lr-tb"/>
    </style:style>
    <style:style style:name="T171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1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1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1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1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72" style:family="paragraph" style:parent-style-name="Standard">
      <style:paragraph-properties fo:break-before="auto" fo:line-height="100%" fo:margin-top="0cm" style:writing-mode="lr-tb"/>
    </style:style>
    <style:style style:name="T172_1" style:family="text">
      <style:text-properties style:font-name="Verdana" fo:font-size="10pt" style:font-name-asian="Verdana" style:font-size-asian="10pt" style:font-name-complex="Verdana" style:font-size-complex="10pt"/>
    </style:style>
    <style:style style:name="T172_2" style:family="text">
      <style:text-properties style:font-name="Verdana" fo:font-size="10pt" style:font-name-asian="Verdana" style:font-size-asian="10pt" style:font-name-complex="Verdana" style:font-size-complex="10pt"/>
    </style:style>
    <style:style style:name="T172_3" style:family="text">
      <style:text-properties style:font-name="Verdana" fo:font-size="10pt" style:font-name-asian="Verdana" style:font-size-asian="10pt" style:font-name-complex="Verdana" style:font-size-complex="10pt"/>
    </style:style>
    <style:style style:name="T172_4" style:family="text">
      <style:text-properties style:font-name="Verdana" fo:font-size="10pt" style:font-name-asian="Verdana" style:font-size-asian="10pt" style:font-name-complex="Verdana" style:font-size-complex="10pt"/>
    </style:style>
    <style:style style:name="T172_5" style:family="text">
      <style:text-properties style:font-name="Verdana" fo:font-size="10pt" style:font-name-asian="Verdana" style:font-size-asian="10pt" style:font-name-complex="Verdana" style:font-size-complex="10pt"/>
    </style:style>
    <style:style style:name="P173" style:family="paragraph" style:parent-style-name="Standard">
      <style:paragraph-properties fo:break-before="auto" fo:line-height="100%" fo:margin-top="0cm" fo:margin-bottom="0cm" style:writing-mode="lr-tb"/>
    </style:style>
    <style:style style:name="T173_1" style:family="text">
      <style:text-properties style:font-name="Verdana" fo:font-size="10pt" style:font-name-asian="Verdana" style:font-size-asian="10pt" style:font-name-complex="Verdana" style:font-size-complex="10pt"/>
    </style:style>
    <style:style style:name="T173_2" style:family="text">
      <style:text-properties style:font-name="Verdana" fo:font-size="10pt" style:font-name-asian="Verdana" style:font-size-asian="10pt" style:font-name-complex="Verdana" style:font-size-complex="10pt"/>
    </style:style>
    <style:style style:name="T173_3" style:family="text">
      <style:text-properties style:font-name="Verdana" fo:font-size="10pt" style:font-name-asian="Verdana" style:font-size-asian="10pt" style:font-name-complex="Verdana" style:font-size-complex="10pt"/>
    </style:style>
    <style:style style:name="T173_4" style:family="text">
      <style:text-properties style:font-name="Verdana" fo:font-size="10pt" style:font-name-asian="Verdana" style:font-size-asian="10pt" style:font-name-complex="Verdana" style:font-size-complex="10pt"/>
    </style:style>
    <style:style style:name="T173_5" style:family="text">
      <style:text-properties style:font-name="Verdana" fo:font-size="10pt" style:font-name-asian="Verdana" style:font-size-asian="10pt" style:font-name-complex="Verdana" style:font-size-complex="10pt"/>
    </style:style>
    <style:style style:name="T173_6" style:family="text">
      <style:text-properties style:font-name="Verdana" fo:font-size="10pt" style:font-name-asian="Verdana" style:font-size-asian="10pt" style:font-name-complex="Verdana" style:font-size-complex="10pt"/>
    </style:style>
    <style:style style:name="T173_7" style:family="text">
      <style:text-properties style:font-name="Verdana" fo:font-size="10pt" style:font-name-asian="Verdana" style:font-size-asian="10pt" style:font-name-complex="Verdana" style:font-size-complex="10pt"/>
    </style:style>
    <style:style style:name="T173_8" style:family="text">
      <style:text-properties style:font-name="Verdana" fo:font-size="10pt" style:font-name-asian="Verdana" style:font-size-asian="10pt" style:font-name-complex="Verdana" style:font-size-complex="10pt"/>
    </style:style>
    <style:style style:name="T173_9" style:family="text">
      <style:text-properties style:font-name="Verdana" fo:font-size="10pt" style:font-name-asian="Verdana" style:font-size-asian="10pt" style:font-name-complex="Verdana" style:font-size-complex="10pt"/>
    </style:style>
    <style:style style:name="T17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73_11" style:family="text">
      <style:text-properties style:font-name="Verdana" fo:font-size="10pt" style:font-name-asian="Verdana" style:font-size-asian="10pt" style:font-name-complex="Verdana" style:font-size-complex="10pt"/>
    </style:style>
    <style:style style:name="P174" style:family="paragraph" style:parent-style-name="Standard">
      <style:paragraph-properties fo:break-before="auto" fo:line-height="100%" fo:margin-bottom="0.212cm" style:writing-mode="lr-tb"/>
    </style:style>
    <style:style style:name="T174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4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4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4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4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75" style:family="paragraph" style:parent-style-name="Standard">
      <style:paragraph-properties fo:break-before="auto" fo:line-height="100%" fo:margin-top="0cm" style:writing-mode="lr-tb"/>
    </style:style>
    <style:style style:name="T175_1" style:family="text">
      <style:text-properties style:font-name="Verdana" fo:font-size="10pt" style:font-name-asian="Verdana" style:font-size-asian="10pt" style:font-name-complex="Verdana" style:font-size-complex="10pt"/>
    </style:style>
    <style:style style:name="T175_2" style:family="text">
      <style:text-properties style:font-name="Verdana" fo:font-size="10pt" style:font-name-asian="Verdana" style:font-size-asian="10pt" style:font-name-complex="Verdana" style:font-size-complex="10pt"/>
    </style:style>
    <style:style style:name="T175_3" style:family="text">
      <style:text-properties style:font-name="Verdana" fo:font-size="10pt" style:font-name-asian="Verdana" style:font-size-asian="10pt" style:font-name-complex="Verdana" style:font-size-complex="10pt"/>
    </style:style>
    <style:style style:name="T175_4" style:family="text">
      <style:text-properties style:font-name="Verdana" fo:font-size="10pt" style:font-name-asian="Verdana" style:font-size-asian="10pt" style:font-name-complex="Verdana" style:font-size-complex="10pt"/>
    </style:style>
    <style:style style:name="T175_5" style:family="text">
      <style:text-properties style:font-name="Verdana" fo:font-size="10pt" style:font-name-asian="Verdana" style:font-size-asian="10pt" style:font-name-complex="Verdana" style:font-size-complex="10pt"/>
    </style:style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>
      <style:text-properties style:font-name="Verdana" fo:font-size="10pt" style:font-name-asian="Verdana" style:font-size-asian="10pt" style:font-name-complex="Verdana" style:font-size-complex="10pt"/>
    </style:style>
    <style:style style:name="T176_2" style:family="text">
      <style:text-properties style:font-name="Verdana" fo:font-size="10pt" style:font-name-asian="Verdana" style:font-size-asian="10pt" style:font-name-complex="Verdana" style:font-size-complex="10pt"/>
    </style:style>
    <style:style style:name="T176_3" style:family="text">
      <style:text-properties style:font-name="Verdana" fo:font-size="10pt" style:font-name-asian="Verdana" style:font-size-asian="10pt" style:font-name-complex="Verdana" style:font-size-complex="10pt"/>
    </style:style>
    <style:style style:name="T176_4" style:family="text">
      <style:text-properties style:font-name="Verdana" fo:font-size="10pt" style:font-name-asian="Verdana" style:font-size-asian="10pt" style:font-name-complex="Verdana" style:font-size-complex="10pt"/>
    </style:style>
    <style:style style:name="T176_5" style:family="text">
      <style:text-properties style:font-name="Verdana" fo:font-size="10pt" style:font-name-asian="Verdana" style:font-size-asian="10pt" style:font-name-complex="Verdana" style:font-size-complex="10pt"/>
    </style:style>
    <style:style style:name="T176_6" style:family="text">
      <style:text-properties style:font-name="Verdana" fo:font-size="10pt" style:font-name-asian="Verdana" style:font-size-asian="10pt" style:font-name-complex="Verdana" style:font-size-complex="10pt"/>
    </style:style>
    <style:style style:name="T176_7" style:family="text">
      <style:text-properties style:font-name="Verdana" fo:font-size="10pt" style:font-name-asian="Verdana" style:font-size-asian="10pt" style:font-name-complex="Verdana" style:font-size-complex="10pt"/>
    </style:style>
    <style:style style:name="T176_8" style:family="text">
      <style:text-properties style:font-name="Verdana" fo:font-size="10pt" style:font-name-asian="Verdana" style:font-size-asian="10pt" style:font-name-complex="Verdana" style:font-size-complex="10pt"/>
    </style:style>
    <style:style style:name="T176_9" style:family="text">
      <style:text-properties style:font-name="Verdana" fo:font-size="10pt" style:font-name-asian="Verdana" style:font-size-asian="10pt" style:font-name-complex="Verdana" style:font-size-complex="10pt"/>
    </style:style>
    <style:style style:name="T176_10" style:family="text">
      <style:text-properties style:font-name="Verdana" fo:font-size="10pt" style:font-name-asian="Verdana" style:font-size-asian="10pt" style:font-name-complex="Verdana" style:font-size-complex="10pt"/>
    </style:style>
    <style:style style:name="T176_11" style:family="text">
      <style:text-properties style:font-name="Verdana" fo:font-size="10pt" style:font-name-asian="Verdana" style:font-size-asian="10pt" style:font-name-complex="Verdana" style:font-size-complex="10pt"/>
    </style:style>
    <style:style style:name="T176_12" style:family="text">
      <style:text-properties style:font-name="Verdana" fo:font-size="10pt" style:font-name-asian="Verdana" style:font-size-asian="10pt" style:font-name-complex="Verdana" style:font-size-complex="10pt"/>
    </style:style>
    <style:style style:name="T176_13" style:family="text">
      <style:text-properties style:font-name="Verdana" fo:font-size="10pt" style:font-name-asian="Verdana" style:font-size-asian="10pt" style:font-name-complex="Verdana" style:font-size-complex="10pt"/>
    </style:style>
    <style:style style:name="T176_14" style:family="text">
      <style:text-properties style:font-name="Verdana" fo:font-size="10pt" style:font-name-asian="Verdana" style:font-size-asian="10pt" style:font-name-complex="Verdana" style:font-size-complex="10pt"/>
    </style:style>
    <style:style style:name="T176_15" style:family="text">
      <style:text-properties style:font-name="Verdana" fo:font-size="10pt" style:font-name-asian="Verdana" style:font-size-asian="10pt" style:font-name-complex="Verdana" style:font-size-complex="10pt"/>
    </style:style>
    <style:style style:name="P177" style:family="paragraph" style:parent-style-name="Standard">
      <style:paragraph-properties fo:break-before="auto" fo:line-height="100%" fo:margin-top="0cm" fo:margin-bottom="0cm" style:writing-mode="lr-tb"/>
    </style:style>
    <style:style style:name="T177_1" style:family="text">
      <style:text-properties style:font-name="Verdana" fo:font-size="10pt" style:font-name-asian="Verdana" style:font-size-asian="10pt" style:font-name-complex="Verdana" style:font-size-complex="10pt"/>
    </style:style>
    <style:style style:name="T177_2" style:family="text">
      <style:text-properties style:font-name="Verdana" fo:font-size="10pt" style:font-name-asian="Verdana" style:font-size-asian="10pt" style:font-name-complex="Verdana" style:font-size-complex="10pt"/>
    </style:style>
    <style:style style:name="T177_3" style:family="text">
      <style:text-properties style:font-name="Verdana" fo:font-size="10pt" style:font-name-asian="Verdana" style:font-size-asian="10pt" style:font-name-complex="Verdana" style:font-size-complex="10pt"/>
    </style:style>
    <style:style style:name="T177_4" style:family="text">
      <style:text-properties style:font-name="Verdana" fo:font-size="10pt" style:font-name-asian="Verdana" style:font-size-asian="10pt" style:font-name-complex="Verdana" style:font-size-complex="10pt"/>
    </style:style>
    <style:style style:name="T177_5" style:family="text">
      <style:text-properties style:font-name="Verdana" fo:font-size="10pt" style:font-name-asian="Verdana" style:font-size-asian="10pt" style:font-name-complex="Verdana" style:font-size-complex="10pt"/>
    </style:style>
    <style:style style:name="T177_6" style:family="text">
      <style:text-properties style:font-name="Verdana" fo:font-size="10pt" style:font-name-asian="Verdana" style:font-size-asian="10pt" style:font-name-complex="Verdana" style:font-size-complex="10pt"/>
    </style:style>
    <style:style style:name="T177_7" style:family="text">
      <style:text-properties style:font-name="Verdana" fo:font-size="10pt" style:font-name-asian="Verdana" style:font-size-asian="10pt" style:font-name-complex="Verdana" style:font-size-complex="10pt"/>
    </style:style>
    <style:style style:name="T177_8" style:family="text">
      <style:text-properties style:font-name="Verdana" fo:font-size="10pt" style:font-name-asian="Verdana" style:font-size-asian="10pt" style:font-name-complex="Verdana" style:font-size-complex="10pt"/>
    </style:style>
    <style:style style:name="T177_9" style:family="text">
      <style:text-properties style:font-name="Verdana" fo:font-size="10pt" style:font-name-asian="Verdana" style:font-size-asian="10pt" style:font-name-complex="Verdana" style:font-size-complex="10pt"/>
    </style:style>
    <style:style style:name="T17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77_11" style:family="text">
      <style:text-properties style:font-name="Verdana" fo:font-size="10pt" style:font-name-asian="Verdana" style:font-size-asian="10pt" style:font-name-complex="Verdana" style:font-size-complex="10pt"/>
    </style:style>
    <style:style style:name="P178" style:family="paragraph" style:parent-style-name="Standard">
      <style:paragraph-properties fo:break-before="auto" fo:line-height="100%" fo:margin-bottom="0.212cm" style:writing-mode="lr-tb"/>
    </style:style>
    <style:style style:name="T178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8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8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8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178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79" style:family="paragraph" style:parent-style-name="Standard">
      <style:paragraph-properties fo:break-before="auto" fo:line-height="100%" fo:margin-top="0cm" style:writing-mode="lr-tb"/>
    </style:style>
    <style:style style:name="T179_1" style:family="text">
      <style:text-properties style:font-name="Verdana" fo:font-size="10pt" style:font-name-asian="Verdana" style:font-size-asian="10pt" style:font-name-complex="Verdana" style:font-size-complex="10pt"/>
    </style:style>
    <style:style style:name="T179_2" style:family="text">
      <style:text-properties style:font-name="Verdana" fo:font-size="10pt" style:font-name-asian="Verdana" style:font-size-asian="10pt" style:font-name-complex="Verdana" style:font-size-complex="10pt"/>
    </style:style>
    <style:style style:name="T179_3" style:family="text">
      <style:text-properties style:font-name="Verdana" fo:font-size="10pt" style:font-name-asian="Verdana" style:font-size-asian="10pt" style:font-name-complex="Verdana" style:font-size-complex="10pt"/>
    </style:style>
    <style:style style:name="T179_4" style:family="text">
      <style:text-properties style:font-name="Verdana" fo:font-size="10pt" style:font-name-asian="Verdana" style:font-size-asian="10pt" style:font-name-complex="Verdana" style:font-size-complex="10pt"/>
    </style:style>
    <style:style style:name="T179_5" style:family="text">
      <style:text-properties style:font-name="Verdana" fo:font-size="10pt" style:font-name-asian="Verdana" style:font-size-asian="10pt" style:font-name-complex="Verdana" style:font-size-complex="10pt"/>
    </style:style>
    <style:style style:name="P180" style:family="paragraph" style:parent-style-name="Standard">
      <style:paragraph-properties fo:break-before="auto" fo:line-height="100%" fo:margin-top="0cm" fo:margin-bottom="0cm" style:writing-mode="lr-tb"/>
    </style:style>
    <style:style style:name="T180_1" style:family="text">
      <style:text-properties style:font-name="Verdana" fo:font-size="10pt" style:font-name-asian="Verdana" style:font-size-asian="10pt" style:font-name-complex="Verdana" style:font-size-complex="10pt"/>
    </style:style>
    <style:style style:name="T180_2" style:family="text">
      <style:text-properties style:font-name="Verdana" fo:font-size="10pt" style:font-name-asian="Verdana" style:font-size-asian="10pt" style:font-name-complex="Verdana" style:font-size-complex="10pt"/>
    </style:style>
    <style:style style:name="T180_3" style:family="text">
      <style:text-properties style:font-name="Verdana" fo:font-size="10pt" style:font-name-asian="Verdana" style:font-size-asian="10pt" style:font-name-complex="Verdana" style:font-size-complex="10pt"/>
    </style:style>
    <style:style style:name="T180_4" style:family="text">
      <style:text-properties style:font-name="Verdana" fo:font-size="10pt" style:font-name-asian="Verdana" style:font-size-asian="10pt" style:font-name-complex="Verdana" style:font-size-complex="10pt"/>
    </style:style>
    <style:style style:name="T180_5" style:family="text">
      <style:text-properties style:font-name="Verdana" fo:font-size="10pt" style:font-name-asian="Verdana" style:font-size-asian="10pt" style:font-name-complex="Verdana" style:font-size-complex="10pt"/>
    </style:style>
    <style:style style:name="T180_6" style:family="text">
      <style:text-properties style:font-name="Verdana" fo:font-size="10pt" style:font-name-asian="Verdana" style:font-size-asian="10pt" style:font-name-complex="Verdana" style:font-size-complex="10pt"/>
    </style:style>
    <style:style style:name="T180_7" style:family="text">
      <style:text-properties style:font-name="Verdana" fo:font-size="10pt" style:font-name-asian="Verdana" style:font-size-asian="10pt" style:font-name-complex="Verdana" style:font-size-complex="10pt"/>
    </style:style>
    <style:style style:name="T180_8" style:family="text">
      <style:text-properties style:font-name="Verdana" fo:font-size="10pt" style:font-name-asian="Verdana" style:font-size-asian="10pt" style:font-name-complex="Verdana" style:font-size-complex="10pt"/>
    </style:style>
    <style:style style:name="T180_9" style:family="text">
      <style:text-properties style:font-name="Verdana" fo:font-size="10pt" style:font-name-asian="Verdana" style:font-size-asian="10pt" style:font-name-complex="Verdana" style:font-size-complex="10pt"/>
    </style:style>
    <style:style style:name="T180_10" style:family="text">
      <style:text-properties style:font-name="Verdana" fo:font-size="10pt" style:font-name-asian="Verdana" style:font-size-asian="10pt" style:font-name-complex="Verdana" style:font-size-complex="10pt"/>
    </style:style>
    <style:style style:name="T180_11" style:family="text">
      <style:text-properties style:font-name="Verdana" fo:font-size="10pt" style:font-name-asian="Verdana" style:font-size-asian="10pt" style:font-name-complex="Verdana" style:font-size-complex="10pt"/>
    </style:style>
    <style:style style:name="P181" style:family="paragraph" style:parent-style-name="Standard">
      <style:paragraph-properties fo:break-before="auto" fo:line-height="100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82" style:family="paragraph" style:parent-style-name="Heading_20_1">
      <style:paragraph-properties fo:break-before="auto" fo:line-height="100%" fo:margin-top="0.423cm" fo:margin-bottom="0.212cm" style:writing-mode="lr-tb"/>
    </style:style>
    <style:style style:name="T182_1" style:family="text"/>
    <style:style style:name="P183" style:family="paragraph" style:parent-style-name="Standard">
      <style:paragraph-properties fo:break-before="auto" fo:line-height="100%" fo:margin-bottom="0.212cm" style:writing-mode="lr-tb"/>
    </style:style>
    <style:style style:name="T183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184" style:family="paragraph" style:parent-style-name="Standard">
      <style:paragraph-properties fo:break-before="auto" fo:line-height="100%" fo:margin-top="0cm" style:writing-mode="lr-tb"/>
    </style:style>
    <style:style style:name="T184_1" style:family="text">
      <style:text-properties style:font-name="Verdana" fo:font-size="10pt" style:font-name-asian="Verdana" style:font-size-asian="10pt" style:font-name-complex="Verdana" style:font-size-complex="10pt"/>
    </style:style>
    <style:style style:name="T184_2" style:family="text">
      <style:text-properties style:font-name="Verdana" fo:font-size="10pt" style:font-name-asian="Verdana" style:font-size-asian="10pt" style:font-name-complex="Verdana" style:font-size-complex="10pt"/>
    </style:style>
    <style:style style:name="T184_3" style:family="text">
      <style:text-properties style:font-name="Verdana" fo:font-size="10pt" style:font-name-asian="Verdana" style:font-size-asian="10pt" style:font-name-complex="Verdana" style:font-size-complex="10pt"/>
    </style:style>
    <style:style style:name="T184_4" style:family="text">
      <style:text-properties style:font-name="Verdana" fo:font-size="10pt" style:font-name-asian="Verdana" style:font-size-asian="10pt" style:font-name-complex="Verdana" style:font-size-complex="10pt"/>
    </style:style>
    <style:style style:name="T184_5" style:family="text">
      <style:text-properties style:font-name="Verdana" fo:font-size="10pt" style:font-name-asian="Verdana" style:font-size-asian="10pt" style:font-name-complex="Verdana" style:font-size-complex="10pt"/>
    </style:style>
    <style:style style:name="T184_6" style:family="text">
      <style:text-properties style:font-name="Verdana" fo:font-size="10pt" style:font-name-asian="Verdana" style:font-size-asian="10pt" style:font-name-complex="Verdana" style:font-size-complex="10pt"/>
    </style:style>
    <style:style style:name="T184_7" style:family="text">
      <style:text-properties style:font-name="Verdana" fo:font-size="10pt" style:font-name-asian="Verdana" style:font-size-asian="10pt" style:font-name-complex="Verdana" style:font-size-complex="10pt"/>
    </style:style>
    <style:style style:name="T184_8" style:family="text">
      <style:text-properties style:font-name="Verdana" fo:font-size="10pt" style:font-name-asian="Verdana" style:font-size-asian="10pt" style:font-name-complex="Verdana" style:font-size-complex="10pt"/>
    </style:style>
    <style:style style:name="T184_9" style:family="text">
      <style:text-properties style:font-name="Verdana" fo:font-size="10pt" style:font-name-asian="Verdana" style:font-size-asian="10pt" style:font-name-complex="Verdana" style:font-size-complex="10pt"/>
    </style:style>
    <style:style style:name="P185" style:family="paragraph" style:parent-style-name="Standard">
      <style:paragraph-properties fo:break-before="auto" fo:line-height="100%" fo:margin-top="0cm" fo:margin-bottom="0cm" style:writing-mode="lr-tb"/>
    </style:style>
    <style:style style:name="T185_1" style:family="text">
      <style:text-properties style:font-name="Verdana" fo:font-size="10pt" style:font-name-asian="Verdana" style:font-size-asian="10pt" style:font-name-complex="Verdana" style:font-size-complex="10pt"/>
    </style:style>
    <style:style style:name="T185_2" style:family="text">
      <style:text-properties style:font-name="Verdana" fo:font-size="10pt" style:font-name-asian="Verdana" style:font-size-asian="10pt" style:font-name-complex="Verdana" style:font-size-complex="10pt"/>
    </style:style>
    <style:style style:name="T185_3" style:family="text">
      <style:text-properties style:font-name="Verdana" fo:font-size="10pt" style:font-name-asian="Verdana" style:font-size-asian="10pt" style:font-name-complex="Verdana" style:font-size-complex="10pt"/>
    </style:style>
    <style:style style:name="T185_4" style:family="text">
      <style:text-properties style:font-name="Verdana" fo:font-size="10pt" style:font-name-asian="Verdana" style:font-size-asian="10pt" style:font-name-complex="Verdana" style:font-size-complex="10pt"/>
    </style:style>
    <style:style style:name="T185_5" style:family="text">
      <style:text-properties style:font-name="Verdana" fo:font-size="10pt" style:font-name-asian="Verdana" style:font-size-asian="10pt" style:font-name-complex="Verdana" style:font-size-complex="10pt"/>
    </style:style>
    <style:style style:name="T185_6" style:family="text">
      <style:text-properties style:font-name="Verdana" fo:font-size="10pt" style:font-name-asian="Verdana" style:font-size-asian="10pt" style:font-name-complex="Verdana" style:font-size-complex="10pt"/>
    </style:style>
    <style:style style:name="T185_7" style:family="text">
      <style:text-properties style:font-name="Verdana" fo:font-size="10pt" style:font-name-asian="Verdana" style:font-size-asian="10pt" style:font-name-complex="Verdana" style:font-size-complex="10pt"/>
    </style:style>
    <style:style style:name="P1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9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FIUBA</text:span><text:span text:style-name="T2_2"><text:s/>-<text:s/>7507</text:span></text:p>
      <text:p text:style-name="P3"><text:span text:style-name="T3_1">Algoritmos</text:span><text:span text:style-name="T3_2"><text:s/></text:span><text:span text:style-name="T3_3">y</text:span><text:span text:style-name="T3_4"><text:s/></text:span><text:span text:style-name="T3_5">programación</text:span><text:span text:style-name="T3_6"><text:s/>3</text:span></text:p>
      <text:p text:style-name="P4"><text:span text:style-name="T4_1">Trabajo</text:span><text:span text:style-name="T4_2"><text:s/></text:span><text:span text:style-name="T4_3">práctico</text:span><text:span text:style-name="T4_4"><text:s/>2:<text:s/></text:span><text:span text:style-name="T4_5">Algo</text:span><text:span text:style-name="T4_6">-</text:span><text:span text:style-name="T4_7">thief</text:span></text:p>
      <text:p text:style-name="P5"><text:span text:style-name="T5_1">1</text:span><text:span text:style-name="T5_2">er</text:span><text:span text:style-name="T5_3"><text:s/></text:span><text:span text:style-name="T5_4">cuatrimestre</text:span><text:span text:style-name="T5_5">,<text:s/>2014</text:span></text:p>
      <text:p text:style-name="P6"><text:span text:style-name="T6_1">(</text:span><text:span text:style-name="T6_2">trabajo</text:span><text:span text:style-name="T6_3"><text:s/></text:span><text:span text:style-name="T6_4">grupal</text:span><text:span text:style-name="T6_5">)</text:span></text:p>
      <text:p text:style-name="P7"><text:span text:style-name="T7_1">Alumno</text:span><text:span text:style-name="T7_2">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8"><text:span text:style-name="T8_1">Nombre</text:span></text:p>
          </table:table-cell>
          <table:table-cell table:style-name="Cell2">
            <text:p text:style-name="P9"><text:span text:style-name="T9_1">Padrón</text:span></text:p>
          </table:table-cell>
          <table:table-cell table:style-name="Cell3">
            <text:p text:style-name="P10"><text:span text:style-name="T10_1">Mail</text:span></text:p>
          </table:table-cell>
        </table:table-row>
        <table:table-row table:style-name="Row2">
          <table:table-cell table:style-name="Cell4">
            <text:p text:style-name="P11"/>
          </table:table-cell>
          <table:table-cell table:style-name="Cell5">
            <text:p text:style-name="P12"/>
          </table:table-cell>
          <table:table-cell table:style-name="Cell6">
            <text:p text:style-name="P13"/>
          </table:table-cell>
        </table:table-row>
        <table:table-row table:style-name="Row3">
          <table:table-cell table:style-name="Cell7">
            <text:p text:style-name="P14"/>
          </table:table-cell>
          <table:table-cell table:style-name="Cell8">
            <text:p text:style-name="P15"/>
          </table:table-cell>
          <table:table-cell table:style-name="Cell9">
            <text:p text:style-name="P16"/>
          </table:table-cell>
        </table:table-row>
        <table:table-row table:style-name="Row4">
          <table:table-cell table:style-name="Cell10">
            <text:p text:style-name="P17"/>
          </table:table-cell>
          <table:table-cell table:style-name="Cell11">
            <text:p text:style-name="P18"/>
          </table:table-cell>
          <table:table-cell table:style-name="Cell12">
            <text:p text:style-name="P19"/>
          </table:table-cell>
        </table:table-row>
        <table:table-row table:style-name="Row5">
          <table:table-cell table:style-name="Cell13">
            <text:p text:style-name="P20"/>
          </table:table-cell>
          <table:table-cell table:style-name="Cell14">
            <text:p text:style-name="P21"/>
          </table:table-cell>
          <table:table-cell table:style-name="Cell15">
            <text:p text:style-name="P22"/>
          </table:table-cell>
        </table:table-row>
      </table:table>
      <text:p text:style-name="P23"/>
      <text:p text:style-name="P24"/>
      <text:p text:style-name="P25"><text:span text:style-name="T25_1">Fecha</text:span><text:span text:style-name="T25_2"><text:s/></text:span><text:span text:style-name="T25_3">de</text:span><text:span text:style-name="T25_4"><text:s/></text:span><text:span text:style-name="T25_5">entrega</text:span><text:span text:style-name="T25_6"><text:s/></text:span><text:span text:style-name="T25_7">final</text:span><text:span text:style-name="T25_8">:</text:span></text:p>
      <text:p text:style-name="P26"/>
      <text:p text:style-name="P27"><text:span text:style-name="T27_1">Tutor</text:span><text:span text:style-name="T27_2">:</text:span></text:p>
      <text:p text:style-name="P28"/>
      <text:p text:style-name="P29"><text:span text:style-name="T29_1">Nota</text:span><text:span text:style-name="T29_2"><text:s/></text:span><text:span text:style-name="T29_3">Final</text:span><text:span text:style-name="T29_4">:</text:span></text:p>
      <text:p text:style-name="P30"/>
      <text:p text:style-name="P31"/>
      <text:p text:style-name="P32"/>
      <text:p text:style-name="P33"/>
      <text:p text:style-name="P34"/>
      <text:h text:style-name="P35" text:outline-level="10"><text:bookmark-start text:name="h.lot9teo9eyfo"/><text:bookmark-end text:name="h.lot9teo9eyfo"/></text:h>
      <text:h text:style-name="P36" text:outline-level="10"><text:bookmark-start text:name="h.s23iggny8tdz"/><text:bookmark-end text:name="h.s23iggny8tdz"/></text:h>
      <text:p text:style-name="P37"><text:span text:style-name="T37_1"><text:a xlink:type="simple" xlink:href="#h.pcg8p734vjc3"><text:span text:style-name="T37_2">Introducción</text:span></text:a></text:span></text:p>
      <text:p text:style-name="P38"><text:span text:style-name="T38_1"><text:a xlink:type="simple" xlink:href="#h.r9a1vpz6gq11"><text:span text:style-name="T38_2">-</text:span></text:a></text:span><text:span text:style-name="T38_3"><text:a xlink:type="simple" xlink:href="#h.r9a1vpz6gq11"><text:span text:style-name="T38_4">Objetivo</text:span></text:a></text:span><text:span text:style-name="T38_5"><text:a xlink:type="simple" xlink:href="#h.r9a1vpz6gq11"><text:span text:style-name="T38_6"><text:s/></text:span></text:a></text:span><text:span text:style-name="T38_7"><text:a xlink:type="simple" xlink:href="#h.r9a1vpz6gq11"><text:span text:style-name="T38_8">del</text:span></text:a></text:span><text:span text:style-name="T38_9"><text:a xlink:type="simple" xlink:href="#h.r9a1vpz6gq11"><text:span text:style-name="T38_10"><text:s/></text:span></text:a></text:span><text:span text:style-name="T38_11"><text:a xlink:type="simple" xlink:href="#h.r9a1vpz6gq11"><text:span text:style-name="T38_12">trabajo</text:span></text:a></text:span></text:p>
      <text:p text:style-name="P39"><text:span text:style-name="T39_1"><text:a xlink:type="simple" xlink:href="#h.n6zcmq1j7fj5"><text:span text:style-name="T39_2">Consigna</text:span></text:a></text:span><text:span text:style-name="T39_3"><text:a xlink:type="simple" xlink:href="#h.n6zcmq1j7fj5"><text:span text:style-name="T39_4"><text:s/></text:span></text:a></text:span><text:span text:style-name="T39_5"><text:a xlink:type="simple" xlink:href="#h.n6zcmq1j7fj5"><text:span text:style-name="T39_6">general</text:span></text:a></text:span></text:p>
      <text:p text:style-name="P40"><text:span text:style-name="T40_1"><text:a xlink:type="simple" xlink:href="#h.n2844oxz4rcb"><text:span text:style-name="T40_2">Descripción</text:span></text:a></text:span><text:span text:style-name="T40_3"><text:a xlink:type="simple" xlink:href="#h.n2844oxz4rcb"><text:span text:style-name="T40_4"><text:s/></text:span></text:a></text:span><text:span text:style-name="T40_5"><text:a xlink:type="simple" xlink:href="#h.n2844oxz4rcb"><text:span text:style-name="T40_6">de</text:span></text:a></text:span><text:span text:style-name="T40_7"><text:a xlink:type="simple" xlink:href="#h.n2844oxz4rcb"><text:span text:style-name="T40_8"><text:s/></text:span></text:a></text:span><text:span text:style-name="T40_9"><text:a xlink:type="simple" xlink:href="#h.n2844oxz4rcb"><text:span text:style-name="T40_10">la</text:span></text:a></text:span><text:span text:style-name="T40_11"><text:a xlink:type="simple" xlink:href="#h.n2844oxz4rcb"><text:span text:style-name="T40_12"><text:s/></text:span></text:a></text:span><text:span text:style-name="T40_13"><text:a xlink:type="simple" xlink:href="#h.n2844oxz4rcb"><text:span text:style-name="T40_14">aplicación</text:span></text:a></text:span><text:span text:style-name="T40_15"><text:a xlink:type="simple" xlink:href="#h.n2844oxz4rcb"><text:span text:style-name="T40_16"><text:s/></text:span></text:a></text:span><text:span text:style-name="T40_17"><text:a xlink:type="simple" xlink:href="#h.n2844oxz4rcb"><text:span text:style-name="T40_18">a</text:span></text:a></text:span><text:span text:style-name="T40_19"><text:a xlink:type="simple" xlink:href="#h.n2844oxz4rcb"><text:span text:style-name="T40_20"><text:s/></text:span></text:a></text:span><text:span text:style-name="T40_21"><text:a xlink:type="simple" xlink:href="#h.n2844oxz4rcb"><text:span text:style-name="T40_22">desarrollar</text:span></text:a></text:span></text:p>
      <text:p text:style-name="P41"><text:span text:style-name="T41_1"><text:a xlink:type="simple" xlink:href="#h.qdipalvgdzgb"><text:span text:style-name="T41_2">Reglas</text:span></text:a></text:span></text:p>
      <text:p text:style-name="P42"><text:span text:style-name="T42_1"><text:a xlink:type="simple" xlink:href="#h.q0pkpmrmp60q"><text:span text:style-name="T42_2">Entregables</text:span></text:a></text:span></text:p>
      <text:p text:style-name="P43"><text:span text:style-name="T43_1"><text:a xlink:type="simple" xlink:href="#h.hn05pvpi5fr7"><text:span text:style-name="T43_2">Forma</text:span></text:a></text:span><text:span text:style-name="T43_3"><text:a xlink:type="simple" xlink:href="#h.hn05pvpi5fr7"><text:span text:style-name="T43_4"><text:s/></text:span></text:a></text:span><text:span text:style-name="T43_5"><text:a xlink:type="simple" xlink:href="#h.hn05pvpi5fr7"><text:span text:style-name="T43_6">de</text:span></text:a></text:span><text:span text:style-name="T43_7"><text:a xlink:type="simple" xlink:href="#h.hn05pvpi5fr7"><text:span text:style-name="T43_8"><text:s/></text:span></text:a></text:span><text:span text:style-name="T43_9"><text:a xlink:type="simple" xlink:href="#h.hn05pvpi5fr7"><text:span text:style-name="T43_10">entrega</text:span></text:a></text:span></text:p>
      <text:p text:style-name="P44"><text:span text:style-name="T44_1"><text:a xlink:type="simple" xlink:href="#h.jbpi5ebclkgh"><text:span text:style-name="T44_2">Fechas</text:span></text:a></text:span><text:span text:style-name="T44_3"><text:a xlink:type="simple" xlink:href="#h.jbpi5ebclkgh"><text:span text:style-name="T44_4"><text:s/></text:span></text:a></text:span><text:span text:style-name="T44_5"><text:a xlink:type="simple" xlink:href="#h.jbpi5ebclkgh"><text:span text:style-name="T44_6">de</text:span></text:a></text:span><text:span text:style-name="T44_7"><text:a xlink:type="simple" xlink:href="#h.jbpi5ebclkgh"><text:span text:style-name="T44_8"><text:s/></text:span></text:a></text:span><text:span text:style-name="T44_9"><text:a xlink:type="simple" xlink:href="#h.jbpi5ebclkgh"><text:span text:style-name="T44_10">entrega</text:span></text:a></text:span></text:p>
      <text:p text:style-name="P45"><text:span text:style-name="T45_1"><text:a xlink:type="simple" xlink:href="#h.pd76gbrra7wz"><text:span text:style-name="T45_2">Informe</text:span></text:a></text:span></text:p>
      <text:p text:style-name="P46"><text:span text:style-name="T46_1"><text:a xlink:type="simple" xlink:href="#h.ca0y5cwn2d2s"><text:span text:style-name="T46_2">-</text:span></text:a></text:span><text:span text:style-name="T46_3"><text:a xlink:type="simple" xlink:href="#h.ca0y5cwn2d2s"><text:span text:style-name="T46_4">Supuestos</text:span></text:a></text:span></text:p>
      <text:p text:style-name="P47"><text:span text:style-name="T47_1"><text:a xlink:type="simple" xlink:href="#h.sm4fm5qv8tzq"><text:span text:style-name="T47_2">Modelo</text:span></text:a></text:span><text:span text:style-name="T47_3"><text:a xlink:type="simple" xlink:href="#h.sm4fm5qv8tzq"><text:span text:style-name="T47_4"><text:s/></text:span></text:a></text:span><text:span text:style-name="T47_5"><text:a xlink:type="simple" xlink:href="#h.sm4fm5qv8tzq"><text:span text:style-name="T47_6">de</text:span></text:a></text:span><text:span text:style-name="T47_7"><text:a xlink:type="simple" xlink:href="#h.sm4fm5qv8tzq"><text:span text:style-name="T47_8"><text:s/></text:span></text:a></text:span><text:span text:style-name="T47_9"><text:a xlink:type="simple" xlink:href="#h.sm4fm5qv8tzq"><text:span text:style-name="T47_10">dominio</text:span></text:a></text:span></text:p>
      <text:p text:style-name="P48"><text:span text:style-name="T48_1"><text:a xlink:type="simple" xlink:href="#h.x4y5yauds4i9"><text:span text:style-name="T48_2">Diagramas</text:span></text:a></text:span><text:span text:style-name="T48_3"><text:a xlink:type="simple" xlink:href="#h.x4y5yauds4i9"><text:span text:style-name="T48_4"><text:s/></text:span></text:a></text:span><text:span text:style-name="T48_5"><text:a xlink:type="simple" xlink:href="#h.x4y5yauds4i9"><text:span text:style-name="T48_6">de</text:span></text:a></text:span><text:span text:style-name="T48_7"><text:a xlink:type="simple" xlink:href="#h.x4y5yauds4i9"><text:span text:style-name="T48_8"><text:s/></text:span></text:a></text:span><text:span text:style-name="T48_9"><text:a xlink:type="simple" xlink:href="#h.x4y5yauds4i9"><text:span text:style-name="T48_10">clases</text:span></text:a></text:span></text:p>
      <text:p text:style-name="P49"><text:span text:style-name="T49_1"><text:a xlink:type="simple" xlink:href="#h.gsk2f9qw179s"><text:span text:style-name="T49_2">Detalles</text:span></text:a></text:span><text:span text:style-name="T49_3"><text:a xlink:type="simple" xlink:href="#h.gsk2f9qw179s"><text:span text:style-name="T49_4"><text:s/></text:span></text:a></text:span><text:span text:style-name="T49_5"><text:a xlink:type="simple" xlink:href="#h.gsk2f9qw179s"><text:span text:style-name="T49_6">de</text:span></text:a></text:span><text:span text:style-name="T49_7"><text:a xlink:type="simple" xlink:href="#h.gsk2f9qw179s"><text:span text:style-name="T49_8"><text:s/></text:span></text:a></text:span><text:span text:style-name="T49_9"><text:a xlink:type="simple" xlink:href="#h.gsk2f9qw179s"><text:span text:style-name="T49_10">implementación</text:span></text:a></text:span></text:p>
      <text:p text:style-name="P50"><text:span text:style-name="T50_1"><text:a xlink:type="simple" xlink:href="#h.3n3oavaz9f9k"><text:span text:style-name="T50_2">Excepciones</text:span></text:a></text:span></text:p>
      <text:p text:style-name="P51"><text:span text:style-name="T51_1"><text:a xlink:type="simple" xlink:href="#h.88poc73ghlf7"><text:span text:style-name="T51_2">Diagramas</text:span></text:a></text:span><text:span text:style-name="T51_3"><text:a xlink:type="simple" xlink:href="#h.88poc73ghlf7"><text:span text:style-name="T51_4"><text:s/></text:span></text:a></text:span><text:span text:style-name="T51_5"><text:a xlink:type="simple" xlink:href="#h.88poc73ghlf7"><text:span text:style-name="T51_6">de</text:span></text:a></text:span><text:span text:style-name="T51_7"><text:a xlink:type="simple" xlink:href="#h.88poc73ghlf7"><text:span text:style-name="T51_8"><text:s/></text:span></text:a></text:span><text:span text:style-name="T51_9"><text:a xlink:type="simple" xlink:href="#h.88poc73ghlf7"><text:span text:style-name="T51_10">secuencia</text:span></text:a></text:span></text:p>
      <text:p text:style-name="P52"><text:span text:style-name="T52_1"><text:a xlink:type="simple" xlink:href="#h.ywd3cxbe8j4o"><text:span text:style-name="T52_2">Checklist</text:span></text:a></text:span><text:span text:style-name="T52_3"><text:a xlink:type="simple" xlink:href="#h.ywd3cxbe8j4o"><text:span text:style-name="T52_4"><text:s/></text:span></text:a></text:span><text:span text:style-name="T52_5"><text:a xlink:type="simple" xlink:href="#h.ywd3cxbe8j4o"><text:span text:style-name="T52_6">de</text:span></text:a></text:span><text:span text:style-name="T52_7"><text:a xlink:type="simple" xlink:href="#h.ywd3cxbe8j4o"><text:span text:style-name="T52_8"><text:s/></text:span></text:a></text:span><text:span text:style-name="T52_9"><text:a xlink:type="simple" xlink:href="#h.ywd3cxbe8j4o"><text:span text:style-name="T52_10">corrección</text:span></text:a></text:span></text:p>
      <text:p text:style-name="P53"><text:span text:style-name="T53_1"><text:a xlink:type="simple" xlink:href="#h.rw2jd4pw07u0"><text:span text:style-name="T53_2">Carpeta</text:span></text:a></text:span></text:p>
      <text:p text:style-name="P54"><text:span text:style-name="T54_1"><text:a xlink:type="simple" xlink:href="#h.gqtdp9vx8b5k"><text:span text:style-name="T54_2">Diagramas</text:span></text:a></text:span></text:p>
      <text:p text:style-name="P55"><text:span text:style-name="T55_1"><text:a xlink:type="simple" xlink:href="#h.ycmx8rh8mdku"><text:span text:style-name="T55_2">Código</text:span></text:a></text:span></text:p>
      <text:p text:style-name="P56"/>
      <text:h text:style-name="P57" text:outline-level="10"/>
      <text:h text:style-name="P58" text:outline-level="10"/>
      <text:h text:style-name="P59" text:outline-level="10"><text:bookmark-start text:name="h.pcg8p734vjc3"/><text:bookmark-end text:name="h.pcg8p734vjc3"/><text:span text:style-name="T59_1">Introducción</text:span></text:h>
      <text:h text:style-name="P60" text:outline-level="10"><text:bookmark-start text:name="h.r9a1vpz6gq11"/><text:bookmark-end text:name="h.r9a1vpz6gq11"/><text:span text:style-name="T60_1">Objetivo</text:span><text:span text:style-name="T60_2"><text:s/></text:span><text:span text:style-name="T60_3">del</text:span><text:span text:style-name="T60_4"><text:s/></text:span><text:span text:style-name="T60_5">trabajo</text:span></text:h>
      <text:p text:style-name="P61"><text:span text:style-name="T61_1">Aplicar</text:span><text:span text:style-name="T61_2"><text:s/></text:span><text:span text:style-name="T61_3">los</text:span><text:span text:style-name="T61_4"><text:s/></text:span><text:span text:style-name="T61_5">conceptos</text:span><text:span text:style-name="T61_6"><text:s/></text:span><text:span text:style-name="T61_7">enseñados</text:span><text:span text:style-name="T61_8"><text:s/></text:span><text:span text:style-name="T61_9">en</text:span><text:span text:style-name="T61_10"><text:s/></text:span><text:span text:style-name="T61_11">la</text:span><text:span text:style-name="T61_12"><text:s/></text:span><text:span text:style-name="T61_13">materia</text:span><text:span text:style-name="T61_14"><text:s/></text:span><text:span text:style-name="T61_15">a</text:span><text:span text:style-name="T61_16"><text:s/></text:span><text:span text:style-name="T61_17">la</text:span><text:span text:style-name="T61_18"><text:s/></text:span><text:span text:style-name="T61_19">resolución</text:span><text:span text:style-name="T61_20"><text:s/></text:span><text:span text:style-name="T61_21">de</text:span><text:span text:style-name="T61_22"><text:s/></text:span><text:span text:style-name="T61_23">un</text:span><text:span text:style-name="T61_24"><text:s/></text:span><text:span text:style-name="T61_25">problema</text:span><text:span text:style-name="T61_26">,<text:s/></text:span><text:span text:style-name="T61_27">trabajando</text:span><text:span text:style-name="T61_28"><text:s/></text:span><text:span text:style-name="T61_29">en</text:span><text:span text:style-name="T61_30"><text:s/></text:span><text:span text:style-name="T61_31">forma</text:span><text:span text:style-name="T61_32"><text:s/></text:span><text:span text:style-name="T61_33">grupal</text:span><text:span text:style-name="T61_34"><text:s/></text:span><text:span text:style-name="T61_35">y</text:span><text:span text:style-name="T61_36"><text:s/></text:span><text:span text:style-name="T61_37">utilizando</text:span><text:span text:style-name="T61_38"><text:s/></text:span><text:span text:style-name="T61_39">un</text:span><text:span text:style-name="T61_40"><text:s/></text:span><text:span text:style-name="T61_41">lenguaje</text:span><text:span text:style-name="T61_42"><text:s/></text:span><text:span text:style-name="T61_43">de</text:span><text:span text:style-name="T61_44"><text:s/></text:span><text:span text:style-name="T61_45">tipado</text:span><text:span text:style-name="T61_46"><text:s/></text:span><text:span text:style-name="T61_47">estático</text:span><text:span text:style-name="T61_48"><text:s/>(</text:span><text:span text:style-name="T61_49">Java</text:span><text:span text:style-name="T61_50">)</text:span></text:p>
      <text:p text:style-name="P62"/>
      <text:h text:style-name="P63" text:outline-level="10"><text:bookmark-start text:name="h.n6zcmq1j7fj5"/><text:bookmark-end text:name="h.n6zcmq1j7fj5"/><text:span text:style-name="T63_1">Consigna</text:span><text:span text:style-name="T63_2"><text:s/></text:span><text:span text:style-name="T63_3">general</text:span></text:h>
      <text:p text:style-name="P64"><text:span text:style-name="T64_1">Desarrollar</text:span><text:span text:style-name="T64_2"><text:s/></text:span><text:span text:style-name="T64_3">la</text:span><text:span text:style-name="T64_4"><text:s/></text:span><text:span text:style-name="T64_5">aplicación</text:span><text:span text:style-name="T64_6"><text:s/></text:span><text:span text:style-name="T64_7">completa</text:span><text:span text:style-name="T64_8">,<text:s/></text:span><text:span text:style-name="T64_9">incluyendo</text:span><text:span text:style-name="T64_10"><text:s/></text:span><text:span text:style-name="T64_11">el</text:span><text:span text:style-name="T64_12"><text:s/></text:span><text:span text:style-name="T64_13">modelo</text:span><text:span text:style-name="T64_14"><text:s/></text:span><text:span text:style-name="T64_15">de</text:span><text:span text:style-name="T64_16"><text:s/></text:span><text:span text:style-name="T64_17">clases</text:span><text:span text:style-name="T64_18"><text:s/></text:span><text:span text:style-name="T64_19">e</text:span><text:span text:style-name="T64_20"><text:s/></text:span><text:span text:style-name="T64_21">interface</text:span><text:span text:style-name="T64_22"><text:s/></text:span><text:span text:style-name="T64_23">gráfica</text:span><text:span text:style-name="T64_24">.<text:s/></text:span><text:span text:style-name="T64_25">La</text:span><text:span text:style-name="T64_26"><text:s/></text:span><text:span text:style-name="T64_27">aplicación</text:span><text:span text:style-name="T64_28"><text:s/></text:span><text:span text:style-name="T64_29">deberá</text:span><text:span text:style-name="T64_30"><text:s/></text:span><text:span text:style-name="T64_31">ser</text:span><text:span text:style-name="T64_32"><text:s/></text:span><text:span text:style-name="T64_33">acompañada</text:span><text:span text:style-name="T64_34"><text:s/></text:span><text:span text:style-name="T64_35">por</text:span><text:span text:style-name="T64_36"><text:s/></text:span><text:span text:style-name="T64_37">prueba</text:span><text:span text:style-name="T64_38"><text:s/></text:span><text:span text:style-name="T64_39">unitarias</text:span><text:span text:style-name="T64_40"><text:s/></text:span><text:span text:style-name="T64_41">e</text:span><text:span text:style-name="T64_42"><text:s/></text:span><text:span text:style-name="T64_43">integrales</text:span><text:span text:style-name="T64_44"><text:s/></text:span><text:span text:style-name="T64_45">y</text:span><text:span text:style-name="T64_46"><text:s/></text:span><text:span text:style-name="T64_47">documentación</text:span><text:span text:style-name="T64_48"><text:s/></text:span><text:span text:style-name="T64_49">de</text:span><text:span text:style-name="T64_50"><text:s/></text:span><text:span text:style-name="T64_51">diseño</text:span><text:span text:style-name="T64_52">.<text:s/></text:span><text:span text:style-name="T64_53">En</text:span><text:span text:style-name="T64_54"><text:s/></text:span><text:span text:style-name="T64_55">la</text:span><text:span text:style-name="T64_56"><text:s/></text:span><text:span text:style-name="T64_57">siguiente</text:span><text:span text:style-name="T64_58"><text:s/></text:span><text:span text:style-name="T64_59">sección</text:span><text:span text:style-name="T64_60"><text:s/></text:span><text:span text:style-name="T64_61">se</text:span><text:span text:style-name="T64_62"><text:s/></text:span><text:span text:style-name="T64_63">describe</text:span><text:span text:style-name="T64_64"><text:s/></text:span><text:span text:style-name="T64_65">la</text:span><text:span text:style-name="T64_66"><text:s/></text:span><text:span text:style-name="T64_67">aplicación</text:span><text:span text:style-name="T64_68"><text:s/></text:span><text:span text:style-name="T64_69">a</text:span><text:span text:style-name="T64_70"><text:s/></text:span><text:span text:style-name="T64_71">desarrollar</text:span><text:span text:style-name="T64_72">.</text:span></text:p>
      <text:p text:style-name="P65"/>
      <text:h text:style-name="P66" text:outline-level="10"><text:bookmark-start text:name="h.n2844oxz4rcb"/><text:bookmark-end text:name="h.n2844oxz4rcb"/><text:span text:style-name="T66_1">Descripción</text:span><text:span text:style-name="T66_2"><text:s/></text:span><text:span text:style-name="T66_3">de</text:span><text:span text:style-name="T66_4"><text:s/></text:span><text:span text:style-name="T66_5">la</text:span><text:span text:style-name="T66_6"><text:s/></text:span><text:span text:style-name="T66_7">aplicación</text:span><text:span text:style-name="T66_8"><text:s/></text:span><text:span text:style-name="T66_9">a</text:span><text:span text:style-name="T66_10"><text:s/></text:span><text:span text:style-name="T66_11">desarrollar</text:span></text:h>
      <text:p text:style-name="P67"><text:span text:style-name="T67_1">Algo</text:span><text:span text:style-name="T67_2">-</text:span><text:span text:style-name="T67_3">thief</text:span><text:span text:style-name="T67_4"><text:s/></text:span><text:span text:style-name="T67_5">es</text:span><text:span text:style-name="T67_6"><text:s/></text:span><text:span text:style-name="T67_7">un</text:span><text:span text:style-name="T67_8"><text:s/></text:span><text:span text:style-name="T67_9">juego</text:span><text:span text:style-name="T67_10"><text:s/></text:span><text:span text:style-name="T67_11">simililar</text:span><text:span text:style-name="T67_12"><text:s/></text:span><text:span text:style-name="T67_13">al</text:span><text:span text:style-name="T67_14"><text:s/></text:span><text:span text:style-name="T67_15">Carmen</text:span><text:span text:style-name="T67_16"><text:s/></text:span><text:span text:style-name="T67_17">Sandiego</text:span><text:span text:style-name="T67_18"><text:s/>(</text:span><text:span text:style-name="T67_19"><text:a xlink:type="simple" xlink:href="http://en.wikipedia.org/wiki/Carmen_Sandiego"><text:span text:style-name="T67_20">http</text:span></text:a></text:span><text:span text:style-name="T67_21"><text:a xlink:type="simple" xlink:href="http://en.wikipedia.org/wiki/Carmen_Sandiego"><text:span text:style-name="T67_22">://</text:span></text:a></text:span><text:span text:style-name="T67_23"><text:a xlink:type="simple" xlink:href="http://en.wikipedia.org/wiki/Carmen_Sandiego"><text:span text:style-name="T67_24">en</text:span></text:a></text:span><text:span text:style-name="T67_25"><text:a xlink:type="simple" xlink:href="http://en.wikipedia.org/wiki/Carmen_Sandiego"><text:span text:style-name="T67_26">.</text:span></text:a></text:span><text:span text:style-name="T67_27"><text:a xlink:type="simple" xlink:href="http://en.wikipedia.org/wiki/Carmen_Sandiego"><text:span text:style-name="T67_28">wikipedia</text:span></text:a></text:span><text:span text:style-name="T67_29"><text:a xlink:type="simple" xlink:href="http://en.wikipedia.org/wiki/Carmen_Sandiego"><text:span text:style-name="T67_30">.</text:span></text:a></text:span><text:span text:style-name="T67_31"><text:a xlink:type="simple" xlink:href="http://en.wikipedia.org/wiki/Carmen_Sandiego"><text:span text:style-name="T67_32">org</text:span></text:a></text:span><text:span text:style-name="T67_33"><text:a xlink:type="simple" xlink:href="http://en.wikipedia.org/wiki/Carmen_Sandiego"><text:span text:style-name="T67_34">/</text:span></text:a></text:span><text:span text:style-name="T67_35"><text:a xlink:type="simple" xlink:href="http://en.wikipedia.org/wiki/Carmen_Sandiego"><text:span text:style-name="T67_36">wiki</text:span></text:a></text:span><text:span text:style-name="T67_37"><text:a xlink:type="simple" xlink:href="http://en.wikipedia.org/wiki/Carmen_Sandiego"><text:span text:style-name="T67_38">/</text:span></text:a></text:span><text:span text:style-name="T67_39"><text:a xlink:type="simple" xlink:href="http://en.wikipedia.org/wiki/Carmen_Sandiego"><text:span text:style-name="T67_40">Carmen</text:span></text:a></text:span><text:span text:style-name="T67_41"><text:a xlink:type="simple" xlink:href="http://en.wikipedia.org/wiki/Carmen_Sandiego"><text:span text:style-name="T67_42">_</text:span></text:a></text:span><text:span text:style-name="T67_43"><text:a xlink:type="simple" xlink:href="http://en.wikipedia.org/wiki/Carmen_Sandiego"><text:span text:style-name="T67_44">Sandiego</text:span></text:a></text:span><text:span text:style-name="T67_45"><text:s/>-</text:span><text:span text:style-name="T67_46"><text:a xlink:type="simple" xlink:href="https://play.google.com/store/apps/details?id=ar.com.lslfra.carmen"><text:span text:style-name="T67_47"><text:s/></text:span></text:a></text:span><text:span text:style-name="T67_48"><text:a xlink:type="simple" xlink:href="https://play.google.com/store/apps/details?id=ar.com.lslfra.carmen"><text:span text:style-name="T67_49">https</text:span></text:a></text:span><text:span text:style-name="T67_50"><text:a xlink:type="simple" xlink:href="https://play.google.com/store/apps/details?id=ar.com.lslfra.carmen"><text:span text:style-name="T67_51">://</text:span></text:a></text:span><text:span text:style-name="T67_52"><text:a xlink:type="simple" xlink:href="https://play.google.com/store/apps/details?id=ar.com.lslfra.carmen"><text:span text:style-name="T67_53">play</text:span></text:a></text:span><text:span text:style-name="T67_54"><text:a xlink:type="simple" xlink:href="https://play.google.com/store/apps/details?id=ar.com.lslfra.carmen"><text:span text:style-name="T67_55">.</text:span></text:a></text:span><text:span text:style-name="T67_56"><text:a xlink:type="simple" xlink:href="https://play.google.com/store/apps/details?id=ar.com.lslfra.carmen"><text:span text:style-name="T67_57">google</text:span></text:a></text:span><text:span text:style-name="T67_58"><text:a xlink:type="simple" xlink:href="https://play.google.com/store/apps/details?id=ar.com.lslfra.carmen"><text:span text:style-name="T67_59">.</text:span></text:a></text:span><text:span text:style-name="T67_60"><text:a xlink:type="simple" xlink:href="https://play.google.com/store/apps/details?id=ar.com.lslfra.carmen"><text:span text:style-name="T67_61">com</text:span></text:a></text:span><text:span text:style-name="T67_62"><text:a xlink:type="simple" xlink:href="https://play.google.com/store/apps/details?id=ar.com.lslfra.carmen"><text:span text:style-name="T67_63">/</text:span></text:a></text:span><text:span text:style-name="T67_64"><text:a xlink:type="simple" xlink:href="https://play.google.com/store/apps/details?id=ar.com.lslfra.carmen"><text:span text:style-name="T67_65">store</text:span></text:a></text:span><text:span text:style-name="T67_66"><text:a xlink:type="simple" xlink:href="https://play.google.com/store/apps/details?id=ar.com.lslfra.carmen"><text:span text:style-name="T67_67">/</text:span></text:a></text:span><text:span text:style-name="T67_68"><text:a xlink:type="simple" xlink:href="https://play.google.com/store/apps/details?id=ar.com.lslfra.carmen"><text:span text:style-name="T67_69">apps</text:span></text:a></text:span><text:span text:style-name="T67_70"><text:a xlink:type="simple" xlink:href="https://play.google.com/store/apps/details?id=ar.com.lslfra.carmen"><text:span text:style-name="T67_71">/</text:span></text:a></text:span><text:span text:style-name="T67_72"><text:a xlink:type="simple" xlink:href="https://play.google.com/store/apps/details?id=ar.com.lslfra.carmen"><text:span text:style-name="T67_73">details</text:span></text:a></text:span><text:span text:style-name="T67_74"><text:a xlink:type="simple" xlink:href="https://play.google.com/store/apps/details?id=ar.com.lslfra.carmen"><text:span text:style-name="T67_75">?</text:span></text:a></text:span><text:span text:style-name="T67_76"><text:a xlink:type="simple" xlink:href="https://play.google.com/store/apps/details?id=ar.com.lslfra.carmen"><text:span text:style-name="T67_77">id</text:span></text:a></text:span><text:span text:style-name="T67_78"><text:a xlink:type="simple" xlink:href="https://play.google.com/store/apps/details?id=ar.com.lslfra.carmen"><text:span text:style-name="T67_79">=</text:span></text:a></text:span><text:span text:style-name="T67_80"><text:a xlink:type="simple" xlink:href="https://play.google.com/store/apps/details?id=ar.com.lslfra.carmen"><text:span text:style-name="T67_81">ar</text:span></text:a></text:span><text:span text:style-name="T67_82"><text:a xlink:type="simple" xlink:href="https://play.google.com/store/apps/details?id=ar.com.lslfra.carmen"><text:span text:style-name="T67_83">.</text:span></text:a></text:span><text:span text:style-name="T67_84"><text:a xlink:type="simple" xlink:href="https://play.google.com/store/apps/details?id=ar.com.lslfra.carmen"><text:span text:style-name="T67_85">com</text:span></text:a></text:span><text:span text:style-name="T67_86"><text:a xlink:type="simple" xlink:href="https://play.google.com/store/apps/details?id=ar.com.lslfra.carmen"><text:span text:style-name="T67_87">.</text:span></text:a></text:span><text:span text:style-name="T67_88"><text:a xlink:type="simple" xlink:href="https://play.google.com/store/apps/details?id=ar.com.lslfra.carmen"><text:span text:style-name="T67_89">lslfra</text:span></text:a></text:span><text:span text:style-name="T67_90"><text:a xlink:type="simple" xlink:href="https://play.google.com/store/apps/details?id=ar.com.lslfra.carmen"><text:span text:style-name="T67_91">.</text:span></text:a></text:span><text:span text:style-name="T67_92"><text:a xlink:type="simple" xlink:href="https://play.google.com/store/apps/details?id=ar.com.lslfra.carmen"><text:span text:style-name="T67_93">carmen</text:span></text:a></text:span><text:span text:style-name="T67_94">).<text:s/></text:span><text:span text:style-name="T67_95">El</text:span><text:span text:style-name="T67_96"><text:s/></text:span><text:span text:style-name="T67_97">objetivo</text:span><text:span text:style-name="T67_98"><text:s/></text:span><text:span text:style-name="T67_99">del</text:span><text:span text:style-name="T67_100"><text:s/></text:span><text:span text:style-name="T67_101">jugador</text:span><text:span text:style-name="T67_102"><text:s/></text:span><text:span text:style-name="T67_103">es</text:span><text:span text:style-name="T67_104"><text:s/></text:span><text:span text:style-name="T67_105">perseguir</text:span><text:span text:style-name="T67_106"><text:s/></text:span><text:span text:style-name="T67_107">y</text:span><text:span text:style-name="T67_108"><text:s/></text:span><text:span text:style-name="T67_109">atrapar</text:span><text:span text:style-name="T67_110"><text:s/></text:span><text:span text:style-name="T67_111">al</text:span><text:span text:style-name="T67_112"><text:s/></text:span><text:span text:style-name="T67_113">ladrón</text:span><text:span text:style-name="T67_114"><text:s/></text:span><text:span text:style-name="T67_115">antes</text:span><text:span text:style-name="T67_116"><text:s/></text:span><text:span text:style-name="T67_117">del</text:span><text:span text:style-name="T67_118"><text:s/></text:span><text:span text:style-name="T67_119">término</text:span><text:span text:style-name="T67_120"><text:s/></text:span><text:span text:style-name="T67_121">de</text:span><text:span text:style-name="T67_122"><text:s/></text:span><text:span text:style-name="T67_123">una</text:span><text:span text:style-name="T67_124"><text:s/></text:span><text:span text:style-name="T67_125">semana</text:span><text:span text:style-name="T67_126"><text:s/></text:span><text:span text:style-name="T67_127">aproximadamente</text:span><text:span text:style-name="T67_128">.<text:s/></text:span><text:span text:style-name="T67_129">Para</text:span><text:span text:style-name="T67_130"><text:s/></text:span><text:span text:style-name="T67_131">ello</text:span><text:span text:style-name="T67_132"><text:s/></text:span><text:span text:style-name="T67_133">se</text:span><text:span text:style-name="T67_134"><text:s/></text:span><text:span text:style-name="T67_135">deberá</text:span><text:span text:style-name="T67_136"><text:s/></text:span><text:span text:style-name="T67_137">emitir</text:span><text:span text:style-name="T67_138"><text:s/></text:span><text:span text:style-name="T67_139">una</text:span><text:span text:style-name="T67_140"><text:s/></text:span><text:span text:style-name="T67_141">orden</text:span><text:span text:style-name="T67_142"><text:s/></text:span><text:span text:style-name="T67_143">de</text:span><text:span text:style-name="T67_144"><text:s/></text:span><text:span text:style-name="T67_145">arresto</text:span><text:span text:style-name="T67_146"><text:s/></text:span><text:span text:style-name="T67_147">con</text:span><text:span text:style-name="T67_148"><text:s/></text:span><text:span text:style-name="T67_149">pista</text:span><text:span text:style-name="T67_150"><text:s/></text:span><text:span text:style-name="T67_151">recolectadas</text:span><text:span text:style-name="T67_152"><text:s/></text:span><text:span text:style-name="T67_153">entre</text:span><text:span text:style-name="T67_154"><text:s/></text:span><text:span text:style-name="T67_155">los</text:span><text:span text:style-name="T67_156"><text:s/></text:span><text:span text:style-name="T67_157">testigos</text:span><text:span text:style-name="T67_158"><text:s/></text:span><text:span text:style-name="T67_159">que</text:span><text:span text:style-name="T67_160"><text:s/></text:span><text:span text:style-name="T67_161">identifique</text:span><text:span text:style-name="T67_162"><text:s/></text:span><text:span text:style-name="T67_163">unívocamente</text:span><text:span text:style-name="T67_164"><text:s/></text:span><text:span text:style-name="T67_165">al</text:span><text:span text:style-name="T67_166"><text:s/></text:span><text:span text:style-name="T67_167">autor</text:span><text:span text:style-name="T67_168"><text:s/></text:span><text:span text:style-name="T67_169">del</text:span><text:span text:style-name="T67_170"><text:s/></text:span><text:span text:style-name="T67_171">ilícito</text:span><text:span text:style-name="T67_172">.</text:span></text:p>
      <text:p text:style-name="P68"/>
      <text:p text:style-name="P69"><text:span text:style-name="T69_1">El</text:span><text:span text:style-name="T69_2"><text:s/></text:span><text:span text:style-name="T69_3">policía</text:span><text:span text:style-name="T69_4"><text:s/></text:span><text:span text:style-name="T69_5">deberá</text:span><text:span text:style-name="T69_6"><text:s/></text:span><text:span text:style-name="T69_7">seguir</text:span><text:span text:style-name="T69_8"><text:s/></text:span><text:span text:style-name="T69_9">al</text:span><text:span text:style-name="T69_10"><text:s/></text:span><text:span text:style-name="T69_11">maleante</text:span><text:span text:style-name="T69_12"><text:s/></text:span><text:span text:style-name="T69_13">a</text:span><text:span text:style-name="T69_14"><text:s/></text:span><text:span text:style-name="T69_15">través</text:span><text:span text:style-name="T69_16"><text:s/></text:span><text:span text:style-name="T69_17">de</text:span><text:span text:style-name="T69_18"><text:s/></text:span><text:span text:style-name="T69_19">distintas</text:span><text:span text:style-name="T69_20"><text:s/></text:span><text:span text:style-name="T69_21">capitales</text:span><text:span text:style-name="T69_22"><text:s/></text:span><text:span text:style-name="T69_23">del</text:span><text:span text:style-name="T69_24"><text:s/></text:span><text:span text:style-name="T69_25">mundo</text:span><text:span text:style-name="T69_26"><text:s/></text:span><text:span text:style-name="T69_27">buscando</text:span><text:span text:style-name="T69_28"><text:s/></text:span><text:span text:style-name="T69_29">las</text:span><text:span text:style-name="T69_30"><text:s/></text:span><text:span text:style-name="T69_31">pistas</text:span><text:span text:style-name="T69_32"><text:s/></text:span><text:span text:style-name="T69_33">que</text:span><text:span text:style-name="T69_34"><text:s/></text:span><text:span text:style-name="T69_35">le</text:span><text:span text:style-name="T69_36"><text:s/></text:span><text:span text:style-name="T69_37">permitan</text:span><text:span text:style-name="T69_38"><text:s/></text:span><text:span text:style-name="T69_39">reconstruir</text:span><text:span text:style-name="T69_40"><text:s/></text:span><text:span text:style-name="T69_41">la</text:span><text:span text:style-name="T69_42"><text:s/></text:span><text:span text:style-name="T69_43">ruta</text:span><text:span text:style-name="T69_44"><text:s/></text:span><text:span text:style-name="T69_45">de</text:span><text:span text:style-name="T69_46"><text:s/></text:span><text:span text:style-name="T69_47">escape</text:span><text:span text:style-name="T69_48"><text:s/></text:span><text:span text:style-name="T69_49">del</text:span><text:span text:style-name="T69_50"><text:s/></text:span><text:span text:style-name="T69_51">mismo</text:span><text:span text:style-name="T69_52">.<text:s/></text:span><text:span text:style-name="T69_53">En</text:span><text:span text:style-name="T69_54"><text:s/></text:span><text:span text:style-name="T69_55">cada</text:span><text:span text:style-name="T69_56"><text:s/></text:span><text:span text:style-name="T69_57">capital</text:span><text:span text:style-name="T69_58"><text:s/></text:span><text:span text:style-name="T69_59">a</text:span><text:span text:style-name="T69_60"><text:s/></text:span><text:span text:style-name="T69_61">su</text:span><text:span text:style-name="T69_62"><text:s/></text:span><text:span text:style-name="T69_63">vez</text:span><text:span text:style-name="T69_64"><text:s/></text:span><text:span text:style-name="T69_65">deberá</text:span><text:span text:style-name="T69_66"><text:s/></text:span><text:span text:style-name="T69_67">visitar</text:span><text:span text:style-name="T69_68"><text:s/></text:span><text:span text:style-name="T69_69">distintos</text:span><text:span text:style-name="T69_70"><text:s/></text:span><text:span text:style-name="T69_71">lugares</text:span><text:span text:style-name="T69_72"><text:s/></text:span><text:span text:style-name="T69_73">en</text:span><text:span text:style-name="T69_74"><text:s/></text:span><text:span text:style-name="T69_75">busca</text:span><text:span text:style-name="T69_76"><text:s/></text:span><text:span text:style-name="T69_77">de</text:span><text:span text:style-name="T69_78"><text:s/></text:span><text:span text:style-name="T69_79">testigos</text:span><text:span text:style-name="T69_80"><text:s/></text:span><text:span text:style-name="T69_81">que</text:span><text:span text:style-name="T69_82"><text:s/></text:span><text:span text:style-name="T69_83">le</text:span><text:span text:style-name="T69_84"><text:s/></text:span><text:span text:style-name="T69_85">provean</text:span><text:span text:style-name="T69_86"><text:s/></text:span><text:span text:style-name="T69_87">de</text:span><text:span text:style-name="T69_88"><text:s/></text:span><text:span text:style-name="T69_89">pistas</text:span><text:span text:style-name="T69_90"><text:s/></text:span><text:span text:style-name="T69_91">para</text:span><text:span text:style-name="T69_92"><text:s/></text:span><text:span text:style-name="T69_93">emitir</text:span><text:span text:style-name="T69_94"><text:s/></text:span><text:span text:style-name="T69_95">la</text:span><text:span text:style-name="T69_96"><text:s/></text:span><text:span text:style-name="T69_97">orden</text:span><text:span text:style-name="T69_98"><text:s/></text:span><text:span text:style-name="T69_99">de</text:span><text:span text:style-name="T69_100"><text:s/></text:span><text:span text:style-name="T69_101">arresto</text:span><text:span text:style-name="T69_102"><text:s/></text:span><text:span text:style-name="T69_103">y</text:span><text:span text:style-name="T69_104"><text:s/></text:span><text:span text:style-name="T69_105">que</text:span><text:span text:style-name="T69_106"><text:s/></text:span><text:span text:style-name="T69_107">le</text:span><text:span text:style-name="T69_108"><text:s/></text:span><text:span text:style-name="T69_109">permitan</text:span><text:span text:style-name="T69_110"><text:s/></text:span><text:span text:style-name="T69_111">deducir</text:span><text:span text:style-name="T69_112"><text:s/></text:span><text:span text:style-name="T69_113">la</text:span><text:span text:style-name="T69_114"><text:s/></text:span><text:span text:style-name="T69_115">proxima</text:span><text:span text:style-name="T69_116"><text:s/></text:span><text:span text:style-name="T69_117">capital</text:span><text:span text:style-name="T69_118"><text:s/></text:span><text:span text:style-name="T69_119">a</text:span><text:span text:style-name="T69_120"><text:s/></text:span><text:span text:style-name="T69_121">visitar</text:span><text:span text:style-name="T69_122">.</text:span></text:p>
      <text:p text:style-name="P70"/>
      <text:h text:style-name="P71" text:outline-level="10"><text:bookmark-start text:name="h.qdipalvgdzgb"/><text:bookmark-end text:name="h.qdipalvgdzgb"/><text:span text:style-name="T71_1">Reglas</text:span></text:h>
      <text:p text:style-name="P72"/>
      <text:p text:style-name="P73"><text:span text:style-name="T73_1">Grados</text:span><text:span text:style-name="T73_2"><text:s/></text:span><text:span text:style-name="T73_3">de</text:span><text:span text:style-name="T73_4"><text:s/></text:span><text:span text:style-name="T73_5">Policia</text:span></text:p>
      <text:p text:style-name="P74"/>
      <text:p text:style-name="P75"><text:span text:style-name="T75_1">Novato</text:span><text:span text:style-name="T75_2">:<text:s/>0<text:s/></text:span><text:span text:style-name="T75_3">arrestos</text:span><text:span text:style-name="T75_4">.</text:span></text:p>
      <text:p text:style-name="P76"><text:span text:style-name="T76_1">Detective</text:span><text:span text:style-name="T76_2">:<text:s/>5<text:s/></text:span><text:span text:style-name="T76_3">arrestos</text:span><text:span text:style-name="T76_4">.</text:span></text:p>
      <text:p text:style-name="P77"><text:span text:style-name="T77_1">Investigador</text:span><text:span text:style-name="T77_2">:<text:s/>10<text:s/></text:span><text:span text:style-name="T77_3">arrestos</text:span><text:span text:style-name="T77_4">.</text:span></text:p>
      <text:p text:style-name="P78"><text:span text:style-name="T78_1">Sargento</text:span><text:span text:style-name="T78_2">:<text:s/>20<text:s/></text:span><text:span text:style-name="T78_3">arrestos</text:span><text:span text:style-name="T78_4">.</text:span></text:p>
      <text:p text:style-name="P79"/>
      <text:p text:style-name="P80"><text:span text:style-name="T80_1">Pistas</text:span><text:span text:style-name="T80_2">:<text:s/></text:span><text:span text:style-name="T80_3">las</text:span><text:span text:style-name="T80_4"><text:s/></text:span><text:span text:style-name="T80_5">mismas</text:span><text:span text:style-name="T80_6"><text:s/></text:span><text:span text:style-name="T80_7">se</text:span><text:span text:style-name="T80_8"><text:s/></text:span><text:span text:style-name="T80_9">dividen</text:span><text:span text:style-name="T80_10"><text:s/></text:span><text:span text:style-name="T80_11">en</text:span><text:span text:style-name="T80_12"><text:s/></text:span><text:span text:style-name="T80_13">categorías</text:span><text:span text:style-name="T80_14"><text:s/></text:span><text:span text:style-name="T80_15">fácil</text:span><text:span text:style-name="T80_16">,<text:s/></text:span><text:span text:style-name="T80_17">media</text:span><text:span text:style-name="T80_18">,<text:s/></text:span><text:span text:style-name="T80_19">o</text:span><text:span text:style-name="T80_20"><text:s/></text:span><text:span text:style-name="T80_21">dificil</text:span><text:span text:style-name="T80_22">.<text:s/></text:span><text:span text:style-name="T80_23">Cuanto</text:span><text:span text:style-name="T80_24"><text:s/></text:span><text:span text:style-name="T80_25">mayor</text:span><text:span text:style-name="T80_26"><text:s/></text:span><text:span text:style-name="T80_27">es</text:span><text:span text:style-name="T80_28"><text:s/></text:span><text:span text:style-name="T80_29">el</text:span><text:span text:style-name="T80_30"><text:s/></text:span><text:span text:style-name="T80_31">rango</text:span><text:span text:style-name="T80_32"><text:s/></text:span><text:span text:style-name="T80_33">del</text:span><text:span text:style-name="T80_34"><text:s/></text:span><text:span text:style-name="T80_35">policía</text:span><text:span text:style-name="T80_36"><text:s/></text:span><text:span text:style-name="T80_37">más</text:span><text:span text:style-name="T80_38"><text:s/></text:span><text:span text:style-name="T80_39">difíciles</text:span><text:span text:style-name="T80_40"><text:s/></text:span><text:span text:style-name="T80_41">son</text:span><text:span text:style-name="T80_42"><text:s/></text:span><text:span text:style-name="T80_43">las</text:span><text:span text:style-name="T80_44"><text:s/></text:span><text:span text:style-name="T80_45">pistas</text:span><text:span text:style-name="T80_46"><text:s/></text:span><text:span text:style-name="T80_47">que</text:span><text:span text:style-name="T80_48"><text:s/></text:span><text:span text:style-name="T80_49">le</text:span><text:span text:style-name="T80_50"><text:s/></text:span><text:span text:style-name="T80_51">son</text:span><text:span text:style-name="T80_52"><text:s/></text:span><text:span text:style-name="T80_53">entregadas</text:span><text:span text:style-name="T80_54">.<text:s/></text:span><text:span text:style-name="T80_55">Estas</text:span><text:span text:style-name="T80_56"><text:s/></text:span><text:span text:style-name="T80_57">deben</text:span><text:span text:style-name="T80_58"><text:s/></text:span><text:span text:style-name="T80_59">estar</text:span><text:span text:style-name="T80_60"><text:s/></text:span><text:span text:style-name="T80_61">pre</text:span><text:span text:style-name="T80_62"><text:s/></text:span><text:span text:style-name="T80_63">escritas</text:span><text:span text:style-name="T80_64"><text:s/></text:span><text:span text:style-name="T80_65">y</text:span><text:span text:style-name="T80_66"><text:s/></text:span><text:span text:style-name="T80_67">clasificadas</text:span><text:span text:style-name="T80_68"><text:s/></text:span><text:span text:style-name="T80_69">en</text:span><text:span text:style-name="T80_70"><text:s/></text:span><text:span text:style-name="T80_71">un</text:span><text:span text:style-name="T80_72"><text:s/></text:span><text:span text:style-name="T80_73">archivo</text:span><text:span text:style-name="T80_74"><text:s/></text:span><text:span text:style-name="T80_75">xml</text:span><text:span text:style-name="T80_76"><text:s/></text:span><text:span text:style-name="T80_77">de</text:span><text:span text:style-name="T80_78"><text:s/></text:span><text:span text:style-name="T80_79">donde</text:span><text:span text:style-name="T80_80"><text:s/></text:span><text:span text:style-name="T80_81">seran</text:span><text:span text:style-name="T80_82"><text:s/></text:span><text:span text:style-name="T80_83">leidas</text:span><text:span text:style-name="T80_84"><text:s/></text:span><text:span text:style-name="T80_85">cada</text:span><text:span text:style-name="T80_86"><text:s/></text:span><text:span text:style-name="T80_87">vez</text:span><text:span text:style-name="T80_88"><text:s/></text:span><text:span text:style-name="T80_89">que</text:span><text:span text:style-name="T80_90"><text:s/></text:span><text:span text:style-name="T80_91">se</text:span><text:span text:style-name="T80_92"><text:s/></text:span><text:span text:style-name="T80_93">requiera</text:span><text:span text:style-name="T80_94"><text:s/></text:span><text:span text:style-name="T80_95">entregar</text:span><text:span text:style-name="T80_96"><text:s/></text:span><text:span text:style-name="T80_97">una</text:span><text:span text:style-name="T80_98">.</text:span></text:p>
      <text:p text:style-name="P81"/>
      <text:p text:style-name="P82"><text:span text:style-name="T82_1">A</text:span><text:span text:style-name="T82_2"><text:s/></text:span><text:span text:style-name="T82_3">su</text:span><text:span text:style-name="T82_4"><text:s/></text:span><text:span text:style-name="T82_5">vez</text:span><text:span text:style-name="T82_6"><text:s/></text:span><text:span text:style-name="T82_7">el</text:span><text:span text:style-name="T82_8"><text:s/></text:span><text:span text:style-name="T82_9">contenido</text:span><text:span text:style-name="T82_10"><text:s/></text:span><text:span text:style-name="T82_11">de</text:span><text:span text:style-name="T82_12"><text:s/></text:span><text:span text:style-name="T82_13">las</text:span><text:span text:style-name="T82_14"><text:s/></text:span><text:span text:style-name="T82_15">mismas</text:span><text:span text:style-name="T82_16"><text:s/></text:span><text:span text:style-name="T82_17">depende</text:span><text:span text:style-name="T82_18"><text:s/></text:span><text:span text:style-name="T82_19">también</text:span><text:span text:style-name="T82_20"><text:s/></text:span><text:span text:style-name="T82_21">del</text:span><text:span text:style-name="T82_22"><text:s/></text:span><text:span text:style-name="T82_23">lugar</text:span><text:span text:style-name="T82_24"><text:s/></text:span><text:span text:style-name="T82_25">en</text:span><text:span text:style-name="T82_26"><text:s/></text:span><text:span text:style-name="T82_27">donde</text:span><text:span text:style-name="T82_28"><text:s/></text:span><text:span text:style-name="T82_29">son</text:span><text:span text:style-name="T82_30"><text:s/></text:span><text:span text:style-name="T82_31">provistas</text:span><text:span text:style-name="T82_32">.<text:s/></text:span><text:span text:style-name="T82_33">Los</text:span><text:span text:style-name="T82_34"><text:s/></text:span><text:span text:style-name="T82_35">mismos</text:span><text:span text:style-name="T82_36"><text:s/></text:span><text:span text:style-name="T82_37">pueden</text:span><text:span text:style-name="T82_38"><text:s/></text:span><text:span text:style-name="T82_39">ser</text:span><text:span text:style-name="T82_40">:</text:span></text:p>
      <text:p text:style-name="P83"/>
      <text:p text:style-name="P84"><text:span text:style-name="T84_1">Bolsa</text:span><text:span text:style-name="T84_2">,<text:s/></text:span><text:span text:style-name="T84_3">Banco</text:span><text:span text:style-name="T84_4">:<text:s/></text:span><text:span text:style-name="T84_5">entregan</text:span><text:span text:style-name="T84_6"><text:s/></text:span><text:span text:style-name="T84_7">pistas</text:span><text:span text:style-name="T84_8"><text:s/></text:span><text:span text:style-name="T84_9">relacionadas</text:span><text:span text:style-name="T84_10"><text:s/></text:span><text:span text:style-name="T84_11">con</text:span><text:span text:style-name="T84_12"><text:s/></text:span><text:span text:style-name="T84_13">la</text:span><text:span text:style-name="T84_14"><text:s/></text:span><text:span text:style-name="T84_15">actividad</text:span><text:span text:style-name="T84_16"><text:s/></text:span><text:span text:style-name="T84_17">económica</text:span><text:span text:style-name="T84_18"><text:s/></text:span><text:span text:style-name="T84_19">del</text:span><text:span text:style-name="T84_20"><text:s/></text:span><text:span text:style-name="T84_21">país</text:span><text:span text:style-name="T84_22"><text:s/></text:span><text:span text:style-name="T84_23">de</text:span><text:span text:style-name="T84_24"><text:s/></text:span><text:span text:style-name="T84_25">donde</text:span><text:span text:style-name="T84_26"><text:s/></text:span><text:span text:style-name="T84_27">se</text:span><text:span text:style-name="T84_28"><text:s/></text:span><text:span text:style-name="T84_29">dirige</text:span><text:span text:style-name="T84_30"><text:s/></text:span><text:span text:style-name="T84_31">el</text:span><text:span text:style-name="T84_32"><text:s/></text:span><text:span text:style-name="T84_33">ladrón</text:span><text:span text:style-name="T84_34">.<text:s/></text:span><text:span text:style-name="T84_35">Por</text:span><text:span text:style-name="T84_36"><text:s/></text:span><text:span text:style-name="T84_37">ej</text:span><text:span text:style-name="T84_38">,<text:s/></text:span><text:span text:style-name="T84_39">la</text:span><text:span text:style-name="T84_40"><text:s/></text:span><text:span text:style-name="T84_41">moneda</text:span><text:span text:style-name="T84_42">,<text:s/></text:span><text:span text:style-name="T84_43">principal</text:span><text:span text:style-name="T84_44"><text:s/></text:span><text:span text:style-name="T84_45">fuente</text:span><text:span text:style-name="T84_46"><text:s/></text:span><text:span text:style-name="T84_47">de</text:span><text:span text:style-name="T84_48"><text:s/></text:span><text:span text:style-name="T84_49">ingreso</text:span><text:span text:style-name="T84_50">,<text:s/></text:span><text:span text:style-name="T84_51">etc</text:span><text:span text:style-name="T84_52">.</text:span></text:p>
      <text:p text:style-name="P85"/>
      <text:p text:style-name="P86"><text:span text:style-name="T86_1">Biblioteca</text:span><text:span text:style-name="T86_2">:<text:s/></text:span><text:span text:style-name="T86_3">las</text:span><text:span text:style-name="T86_4"><text:s/></text:span><text:span text:style-name="T86_5">pistas</text:span><text:span text:style-name="T86_6"><text:s/></text:span><text:span text:style-name="T86_7">son</text:span><text:span text:style-name="T86_8"><text:s/></text:span><text:span text:style-name="T86_9">relacionadas</text:span><text:span text:style-name="T86_10"><text:s/></text:span><text:span text:style-name="T86_11">con</text:span><text:span text:style-name="T86_12"><text:s/></text:span><text:span text:style-name="T86_13">hechos</text:span><text:span text:style-name="T86_14"><text:s/></text:span><text:span text:style-name="T86_15">históricos</text:span><text:span text:style-name="T86_16">,<text:s/></text:span><text:span text:style-name="T86_17">geografía</text:span><text:span text:style-name="T86_18">,<text:s/></text:span><text:span text:style-name="T86_19">etc</text:span><text:span text:style-name="T86_20">.</text:span></text:p>
      <text:p text:style-name="P87"/>
      <text:p text:style-name="P88"><text:span text:style-name="T88_1">Puerto</text:span><text:span text:style-name="T88_2">,<text:s/></text:span><text:span text:style-name="T88_3">Aeropuerto</text:span><text:span text:style-name="T88_4">:<text:s/></text:span><text:span text:style-name="T88_5">entregan</text:span><text:span text:style-name="T88_6"><text:s/></text:span><text:span text:style-name="T88_7">información</text:span><text:span text:style-name="T88_8"><text:s/></text:span><text:span text:style-name="T88_9">descriptiva</text:span><text:span text:style-name="T88_10"><text:s/></text:span><text:span text:style-name="T88_11">sobre</text:span><text:span text:style-name="T88_12"><text:s/></text:span><text:span text:style-name="T88_13">la</text:span><text:span text:style-name="T88_14"><text:s/></text:span><text:span text:style-name="T88_15">bandera</text:span><text:span text:style-name="T88_16">,<text:s/></text:span><text:span text:style-name="T88_17">e</text:span><text:span text:style-name="T88_18"><text:s/></text:span><text:span text:style-name="T88_19">idioma</text:span><text:span text:style-name="T88_20"><text:s/></text:span><text:span text:style-name="T88_21">del</text:span><text:span text:style-name="T88_22"><text:s/></text:span><text:span text:style-name="T88_23">lugar</text:span><text:span text:style-name="T88_24">.</text:span></text:p>
      <text:p text:style-name="P89"/>
      <text:p text:style-name="P90"><text:span text:style-name="T90_1">Tiempo</text:span><text:span text:style-name="T90_2">:<text:s/></text:span><text:span text:style-name="T90_3">El</text:span><text:span text:style-name="T90_4"><text:s/></text:span><text:span text:style-name="T90_5">jugador</text:span><text:span text:style-name="T90_6"><text:s/></text:span><text:span text:style-name="T90_7">tendrá</text:span><text:span text:style-name="T90_8"><text:s/></text:span><text:span text:style-name="T90_9">desde</text:span><text:span text:style-name="T90_10"><text:s/></text:span><text:span text:style-name="T90_11">el</text:span><text:span text:style-name="T90_12"><text:s/></text:span><text:span text:style-name="T90_13">Lunes</text:span><text:span text:style-name="T90_14"><text:s/></text:span><text:span text:style-name="T90_15">a</text:span><text:span text:style-name="T90_16"><text:s/></text:span><text:span text:style-name="T90_17">las</text:span><text:span text:style-name="T90_18"><text:s/>7</text:span><text:span text:style-name="T90_19">hs</text:span><text:span text:style-name="T90_20"><text:s/></text:span><text:span text:style-name="T90_21">hasta</text:span><text:span text:style-name="T90_22"><text:s/></text:span><text:span text:style-name="T90_23">el</text:span><text:span text:style-name="T90_24"><text:s/></text:span><text:span text:style-name="T90_25">Domingo</text:span><text:span text:style-name="T90_26"><text:s/></text:span><text:span text:style-name="T90_27">a</text:span><text:span text:style-name="T90_28"><text:s/></text:span><text:span text:style-name="T90_29">las</text:span><text:span text:style-name="T90_30"><text:s/>17</text:span><text:span text:style-name="T90_31">hs</text:span><text:span text:style-name="T90_32"><text:s/></text:span><text:span text:style-name="T90_33">para</text:span><text:span text:style-name="T90_34"><text:s/></text:span><text:span text:style-name="T90_35">atrapar</text:span><text:span text:style-name="T90_36"><text:s/></text:span><text:span text:style-name="T90_37">al</text:span><text:span text:style-name="T90_38"><text:s/></text:span><text:span text:style-name="T90_39">ladrón</text:span><text:span text:style-name="T90_40">.</text:span></text:p>
      <text:p text:style-name="P91"/>
      <text:p text:style-name="P92"><text:span text:style-name="T92_1">-<text:s/></text:span><text:span text:style-name="T92_2">Entrar</text:span><text:span text:style-name="T92_3"><text:s/></text:span><text:span text:style-name="T92_4">a</text:span><text:span text:style-name="T92_5"><text:s/></text:span><text:span text:style-name="T92_6">un</text:span><text:span text:style-name="T92_7"><text:s/></text:span><text:span text:style-name="T92_8">edificio</text:span><text:span text:style-name="T92_9"><text:s/>(1</text:span><text:span text:style-name="T92_10">hr</text:span><text:span text:style-name="T92_11"><text:s/></text:span><text:span text:style-name="T92_12">la</text:span><text:span text:style-name="T92_13"><text:s/></text:span><text:span text:style-name="T92_14">primera</text:span><text:span text:style-name="T92_15"><text:s/></text:span><text:span text:style-name="T92_16">vez</text:span><text:span text:style-name="T92_17"><text:s/>,<text:s/>2<text:s/></text:span><text:span text:style-name="T92_18">hs</text:span><text:span text:style-name="T92_19"><text:s/>2</text:span><text:span text:style-name="T92_20">da</text:span><text:span text:style-name="T92_21"><text:s/></text:span><text:span text:style-name="T92_22">vez</text:span><text:span text:style-name="T92_23">,<text:s/>3</text:span><text:span text:style-name="T92_24">hs</text:span><text:span text:style-name="T92_25"><text:s/>3</text:span><text:span text:style-name="T92_26">ra</text:span><text:span text:style-name="T92_27"><text:s/></text:span><text:span text:style-name="T92_28">vez</text:span><text:span text:style-name="T92_29">).</text:span></text:p>
      <text:p text:style-name="P93"><text:span text:style-name="T93_1">-<text:s/></text:span><text:span text:style-name="T93_2">Emitir</text:span><text:span text:style-name="T93_3"><text:s/></text:span><text:span text:style-name="T93_4">orden</text:span><text:span text:style-name="T93_5"><text:s/></text:span><text:span text:style-name="T93_6">de</text:span><text:span text:style-name="T93_7"><text:s/></text:span><text:span text:style-name="T93_8">arresto</text:span><text:span text:style-name="T93_9"><text:s/>(3<text:s/></text:span><text:span text:style-name="T93_10">hs</text:span><text:span text:style-name="T93_11">).</text:span></text:p>
      <text:p text:style-name="P94"><text:span text:style-name="T94_1">-<text:s/></text:span><text:span text:style-name="T94_2">Herida</text:span><text:span text:style-name="T94_3"><text:s/></text:span><text:span text:style-name="T94_4">con</text:span><text:span text:style-name="T94_5"><text:s/></text:span><text:span text:style-name="T94_6">un</text:span><text:span text:style-name="T94_7"><text:s/></text:span><text:span text:style-name="T94_8">cuchillo</text:span><text:span text:style-name="T94_9"><text:s/>(2<text:s/></text:span><text:span text:style-name="T94_10">hs</text:span><text:span text:style-name="T94_11"><text:s/>1</text:span><text:span text:style-name="T94_12">ra</text:span><text:span text:style-name="T94_13"><text:s/></text:span><text:span text:style-name="T94_14">vez</text:span><text:span text:style-name="T94_15">,<text:s/>2</text:span><text:span text:style-name="T94_16">hs</text:span><text:span text:style-name="T94_17"><text:s/></text:span><text:span text:style-name="T94_18">las</text:span><text:span text:style-name="T94_19"><text:s/></text:span><text:span text:style-name="T94_20">próximas</text:span><text:span text:style-name="T94_21"><text:s/></text:span><text:span text:style-name="T94_22">veces</text:span><text:span text:style-name="T94_23">).</text:span></text:p>
      <text:p text:style-name="P95"><text:span text:style-name="T95_1">-<text:s/></text:span><text:span text:style-name="T95_2">Herida</text:span><text:span text:style-name="T95_3"><text:s/></text:span><text:span text:style-name="T95_4">por</text:span><text:span text:style-name="T95_5"><text:s/></text:span><text:span text:style-name="T95_6">arma</text:span><text:span text:style-name="T95_7"><text:s/></text:span><text:span text:style-name="T95_8">de</text:span><text:span text:style-name="T95_9"><text:s/></text:span><text:span text:style-name="T95_10">fuego</text:span><text:span text:style-name="T95_11"><text:s/>(4<text:s/></text:span><text:span text:style-name="T95_12">hs</text:span><text:span text:style-name="T95_13"><text:s/></text:span><text:span text:style-name="T95_14">cada</text:span><text:span text:style-name="T95_15"><text:s/></text:span><text:span text:style-name="T95_16">vez</text:span><text:span text:style-name="T95_17">).</text:span></text:p>
      <text:p text:style-name="P96"><text:span text:style-name="T96_1">-<text:s/></text:span><text:span text:style-name="T96_2">Dormir</text:span><text:span text:style-name="T96_3"><text:s/>(8<text:s/></text:span><text:span text:style-name="T96_4">hs</text:span><text:span text:style-name="T96_5"><text:s/></text:span><text:span text:style-name="T96_6">por</text:span><text:span text:style-name="T96_7"><text:s/></text:span><text:span text:style-name="T96_8">noche</text:span><text:span text:style-name="T96_9">)</text:span></text:p>
      <text:p text:style-name="P97"/>
      <text:p text:style-name="P98"/>
      <text:p text:style-name="P99"><text:span text:style-name="T99_1">Tiempo</text:span><text:span text:style-name="T99_2"><text:s/></text:span><text:span text:style-name="T99_3">de</text:span><text:span text:style-name="T99_4"><text:s/></text:span><text:span text:style-name="T99_5">viajes</text:span><text:span text:style-name="T99_6"><text:s/></text:span><text:span text:style-name="T99_7">entre</text:span><text:span text:style-name="T99_8"><text:s/></text:span><text:span text:style-name="T99_9">países</text:span><text:span text:style-name="T99_10">:<text:s/></text:span><text:span text:style-name="T99_11">los</text:span><text:span text:style-name="T99_12"><text:s/></text:span><text:span text:style-name="T99_13">mismos</text:span><text:span text:style-name="T99_14"><text:s/></text:span><text:span text:style-name="T99_15">dependen</text:span><text:span text:style-name="T99_16"><text:s/></text:span><text:span text:style-name="T99_17">del</text:span><text:span text:style-name="T99_18"><text:s/></text:span><text:span text:style-name="T99_19">presupuesto</text:span><text:span text:style-name="T99_20"><text:s/></text:span><text:span text:style-name="T99_21">que</text:span><text:span text:style-name="T99_22"><text:s/></text:span><text:span text:style-name="T99_23">interpol</text:span><text:span text:style-name="T99_24"><text:s/></text:span><text:span text:style-name="T99_25">le</text:span><text:span text:style-name="T99_26"><text:s/></text:span><text:span text:style-name="T99_27">concede</text:span><text:span text:style-name="T99_28"><text:s/></text:span><text:span text:style-name="T99_29">al</text:span><text:span text:style-name="T99_30"><text:s/></text:span><text:span text:style-name="T99_31">policía</text:span><text:span text:style-name="T99_32">.<text:s/></text:span><text:span text:style-name="T99_33">Así</text:span><text:span text:style-name="T99_34">,<text:s/></text:span><text:span text:style-name="T99_35">policías</text:span><text:span text:style-name="T99_36"><text:s/></text:span><text:span text:style-name="T99_37">de</text:span><text:span text:style-name="T99_38"><text:s/></text:span><text:span text:style-name="T99_39">mayor</text:span><text:span text:style-name="T99_40"><text:s/></text:span><text:span text:style-name="T99_41">rango</text:span><text:span text:style-name="T99_42">,<text:s/></text:span><text:span text:style-name="T99_43">con</text:span><text:span text:style-name="T99_44"><text:s/></text:span><text:span text:style-name="T99_45">mayor</text:span><text:span text:style-name="T99_46"><text:s/></text:span><text:span text:style-name="T99_47">presupuesto</text:span><text:span text:style-name="T99_48">,<text:s/></text:span><text:span text:style-name="T99_49">tardan</text:span><text:span text:style-name="T99_50"><text:s/></text:span><text:span text:style-name="T99_51">menos</text:span><text:span text:style-name="T99_52"><text:s/></text:span><text:span text:style-name="T99_53">en</text:span><text:span text:style-name="T99_54"><text:s/></text:span><text:span text:style-name="T99_55">realizar</text:span><text:span text:style-name="T99_56"><text:s/></text:span><text:span text:style-name="T99_57">viajes</text:span><text:span text:style-name="T99_58"><text:s/></text:span><text:span text:style-name="T99_59">que</text:span><text:span text:style-name="T99_60"><text:s/></text:span><text:span text:style-name="T99_61">aquellos</text:span><text:span text:style-name="T99_62"><text:s/></text:span><text:span text:style-name="T99_63">con</text:span><text:span text:style-name="T99_64"><text:s/></text:span><text:span text:style-name="T99_65">menor</text:span><text:span text:style-name="T99_66"><text:s/></text:span><text:span text:style-name="T99_67">rango</text:span><text:span text:style-name="T99_68">.</text:span></text:p>
      <text:p text:style-name="P100"/>
      <text:p text:style-name="P101"><text:span text:style-name="T101_1">Novato</text:span><text:span text:style-name="T101_2">:<text:s/>900<text:s/></text:span><text:span text:style-name="T101_3">km</text:span><text:span text:style-name="T101_4">/</text:span><text:span text:style-name="T101_5">h</text:span></text:p>
      <text:p text:style-name="P102"><text:span text:style-name="T102_1">Detective</text:span><text:span text:style-name="T102_2">:<text:s/>1100<text:s/></text:span><text:span text:style-name="T102_3">km</text:span><text:span text:style-name="T102_4">/</text:span><text:span text:style-name="T102_5">h</text:span></text:p>
      <text:p text:style-name="P103"><text:span text:style-name="T103_1">Investigador</text:span><text:span text:style-name="T103_2">:<text:s/>1300<text:s/></text:span><text:span text:style-name="T103_3">km</text:span><text:span text:style-name="T103_4">/</text:span><text:span text:style-name="T103_5">h</text:span></text:p>
      <text:p text:style-name="P104"><text:span text:style-name="T104_1">Sargento</text:span><text:span text:style-name="T104_2">:<text:s/>1500<text:s/></text:span><text:span text:style-name="T104_3">km</text:span><text:span text:style-name="T104_4">/</text:span><text:span text:style-name="T104_5">h</text:span></text:p>
      <text:p text:style-name="P105"/>
      <text:p text:style-name="P106"><text:span text:style-name="T106_1">La</text:span><text:span text:style-name="T106_2"><text:s/></text:span><text:span text:style-name="T106_3">distancia</text:span><text:span text:style-name="T106_4"><text:s/></text:span><text:span text:style-name="T106_5">entre</text:span><text:span text:style-name="T106_6"><text:s/></text:span><text:span text:style-name="T106_7">los</text:span><text:span text:style-name="T106_8"><text:s/></text:span><text:span text:style-name="T106_9">diferentes</text:span><text:span text:style-name="T106_10"><text:s/></text:span><text:span text:style-name="T106_11">países</text:span><text:span text:style-name="T106_12"><text:s/></text:span><text:span text:style-name="T106_13">puede</text:span><text:span text:style-name="T106_14"><text:s/></text:span><text:span text:style-name="T106_15">obtenerse</text:span><text:span text:style-name="T106_16"><text:s/></text:span><text:span text:style-name="T106_17">de</text:span><text:span text:style-name="T106_18"><text:s/></text:span><text:span text:style-name="T106_19">google</text:span><text:span text:style-name="T106_20"><text:s/></text:span><text:span text:style-name="T106_21">maps</text:span><text:span text:style-name="T106_22">.</text:span></text:p>
      <text:p text:style-name="P107"/>
      <text:p text:style-name="P108"><text:span text:style-name="T108_1">Ladrones</text:span><text:span text:style-name="T108_2">:<text:s/></text:span><text:span text:style-name="T108_3">La</text:span><text:span text:style-name="T108_4"><text:s/></text:span><text:span text:style-name="T108_5">descripción</text:span><text:span text:style-name="T108_6"><text:s/></text:span><text:span text:style-name="T108_7">de</text:span><text:span text:style-name="T108_8"><text:s/></text:span><text:span text:style-name="T108_9">los</text:span><text:span text:style-name="T108_10"><text:s/></text:span><text:span text:style-name="T108_11">mismos</text:span><text:span text:style-name="T108_12"><text:s/></text:span><text:span text:style-name="T108_13">debe</text:span><text:span text:style-name="T108_14"><text:s/></text:span><text:span text:style-name="T108_15">estar</text:span><text:span text:style-name="T108_16"><text:s/></text:span><text:span text:style-name="T108_17">tabulada</text:span><text:span text:style-name="T108_18"><text:s/></text:span><text:span text:style-name="T108_19">en</text:span><text:span text:style-name="T108_20"><text:s/></text:span><text:span text:style-name="T108_21">un</text:span><text:span text:style-name="T108_22"><text:s/></text:span><text:span text:style-name="T108_23">archivo</text:span><text:span text:style-name="T108_24"><text:s/></text:span><text:span text:style-name="T108_25">xml</text:span><text:span text:style-name="T108_26"><text:s/></text:span><text:span text:style-name="T108_27">el</text:span><text:span text:style-name="T108_28"><text:s/></text:span><text:span text:style-name="T108_29">cual</text:span><text:span text:style-name="T108_30"><text:s/></text:span><text:span text:style-name="T108_31">se</text:span><text:span text:style-name="T108_32"><text:s/></text:span><text:span text:style-name="T108_33">leerá</text:span><text:span text:style-name="T108_34"><text:s/></text:span><text:span text:style-name="T108_35">para</text:span><text:span text:style-name="T108_36"><text:s/></text:span><text:span text:style-name="T108_37">emitir</text:span><text:span text:style-name="T108_38"><text:s/></text:span><text:span text:style-name="T108_39">la</text:span><text:span text:style-name="T108_40"><text:s/></text:span><text:span text:style-name="T108_41">orden</text:span><text:span text:style-name="T108_42"><text:s/></text:span><text:span text:style-name="T108_43">de</text:span><text:span text:style-name="T108_44"><text:s/></text:span><text:span text:style-name="T108_45">arresto</text:span><text:span text:style-name="T108_46">.<text:s/></text:span><text:span text:style-name="T108_47">Las</text:span><text:span text:style-name="T108_48"><text:s/></text:span><text:span text:style-name="T108_49">categorias</text:span><text:span text:style-name="T108_50"><text:s/></text:span><text:span text:style-name="T108_51">son</text:span><text:span text:style-name="T108_52">:</text:span></text:p>
      <text:p text:style-name="P109"/>
      <text:p text:style-name="P110"><text:span text:style-name="T110_1">Sexo</text:span><text:span text:style-name="T110_2">:<text:s/></text:span><text:span text:style-name="T110_3">Femenino</text:span><text:span text:style-name="T110_4">-</text:span><text:span text:style-name="T110_5">Masculino</text:span></text:p>
      <text:p text:style-name="P111"><text:span text:style-name="T111_1">Hobby</text:span><text:span text:style-name="T111_2">:<text:s/></text:span><text:span text:style-name="T111_3">Tenis</text:span><text:span text:style-name="T111_4">-</text:span><text:span text:style-name="T111_5">Música</text:span><text:span text:style-name="T111_6">-</text:span><text:span text:style-name="T111_7">Alpinismo</text:span><text:span text:style-name="T111_8">-</text:span><text:span text:style-name="T111_9">Paracaidismo</text:span><text:span text:style-name="T111_10">-</text:span><text:span text:style-name="T111_11">Natación</text:span><text:span text:style-name="T111_12">-</text:span><text:span text:style-name="T111_13">Croquet</text:span></text:p>
      <text:p text:style-name="P112"><text:span text:style-name="T112_1">Cabello</text:span><text:span text:style-name="T112_2">:<text:s/></text:span><text:span text:style-name="T112_3">Castaño</text:span><text:span text:style-name="T112_4"><text:s/>-<text:s/></text:span><text:span text:style-name="T112_5">Rubio</text:span><text:span text:style-name="T112_6"><text:s/>-<text:s/></text:span><text:span text:style-name="T112_7">Rojo</text:span><text:span text:style-name="T112_8"><text:s/>-<text:s/></text:span><text:span text:style-name="T112_9">Negro</text:span></text:p>
      <text:p text:style-name="P113"><text:span text:style-name="T113_1">Senia</text:span><text:span text:style-name="T113_2">:<text:s/></text:span><text:span text:style-name="T113_3">Anillo</text:span><text:span text:style-name="T113_4"><text:s/>-<text:s/></text:span><text:span text:style-name="T113_5">Tatuaje</text:span><text:span text:style-name="T113_6"><text:s/>-<text:s/></text:span><text:span text:style-name="T113_7">Cicatriz</text:span><text:span text:style-name="T113_8"><text:s/>-<text:s/></text:span><text:span text:style-name="T113_9">Joyas</text:span></text:p>
      <text:p text:style-name="P114"><text:span text:style-name="T114_1">Vehículo</text:span><text:span text:style-name="T114_2">:<text:s/></text:span><text:span text:style-name="T114_3">Descapotable</text:span><text:span text:style-name="T114_4"><text:s/>-<text:s/></text:span><text:span text:style-name="T114_5">Limusina</text:span><text:span text:style-name="T114_6"><text:s/>-<text:s/></text:span><text:span text:style-name="T114_7">Deportivo</text:span><text:span text:style-name="T114_8"><text:s/>-<text:s/></text:span><text:span text:style-name="T114_9">Moto</text:span></text:p>
      <text:p text:style-name="P115"/>
      <text:p text:style-name="P116"><text:span text:style-name="T116_1">Objetos</text:span><text:span text:style-name="T116_2"><text:s/></text:span><text:span text:style-name="T116_3">Robados</text:span><text:span text:style-name="T116_4">:<text:s/></text:span><text:span text:style-name="T116_5">También</text:span><text:span text:style-name="T116_6"><text:s/></text:span><text:span text:style-name="T116_7">serán</text:span><text:span text:style-name="T116_8"><text:s/></text:span><text:span text:style-name="T116_9">clasificados</text:span><text:span text:style-name="T116_10"><text:s/></text:span><text:span text:style-name="T116_11">en</text:span><text:span text:style-name="T116_12"><text:s/></text:span><text:span text:style-name="T116_13">comunes</text:span><text:span text:style-name="T116_14">,<text:s/></text:span><text:span text:style-name="T116_15">valiosos</text:span><text:span text:style-name="T116_16"><text:s/></text:span><text:span text:style-name="T116_17">y</text:span><text:span text:style-name="T116_18"><text:s/></text:span><text:span text:style-name="T116_19">muy</text:span><text:span text:style-name="T116_20"><text:s/></text:span><text:span text:style-name="T116_21">valiosos</text:span><text:span text:style-name="T116_22">.<text:s/></text:span><text:span text:style-name="T116_23">Cuanto</text:span><text:span text:style-name="T116_24"><text:s/></text:span><text:span text:style-name="T116_25">mayor</text:span><text:span text:style-name="T116_26"><text:s/></text:span><text:span text:style-name="T116_27">sea</text:span><text:span text:style-name="T116_28"><text:s/></text:span><text:span text:style-name="T116_29">la</text:span><text:span text:style-name="T116_30"><text:s/></text:span><text:span text:style-name="T116_31">cantidad</text:span><text:span text:style-name="T116_32"><text:s/></text:span><text:span text:style-name="T116_33">de</text:span><text:span text:style-name="T116_34"><text:s/></text:span><text:span text:style-name="T116_35">arrestos</text:span><text:span text:style-name="T116_36"><text:s/></text:span><text:span text:style-name="T116_37">del</text:span><text:span text:style-name="T116_38"><text:s/></text:span><text:span text:style-name="T116_39">jugador</text:span><text:span text:style-name="T116_40">,<text:s/></text:span><text:span text:style-name="T116_41">casos</text:span><text:span text:style-name="T116_42"><text:s/></text:span><text:span text:style-name="T116_43">con</text:span><text:span text:style-name="T116_44"><text:s/></text:span><text:span text:style-name="T116_45">objetos</text:span><text:span text:style-name="T116_46"><text:s/></text:span><text:span text:style-name="T116_47">robados</text:span><text:span text:style-name="T116_48"><text:s/></text:span><text:span text:style-name="T116_49">más</text:span><text:span text:style-name="T116_50"><text:s/></text:span><text:span text:style-name="T116_51">valiosos</text:span><text:span text:style-name="T116_52"><text:s/></text:span><text:span text:style-name="T116_53">le</text:span><text:span text:style-name="T116_54"><text:s/></text:span><text:span text:style-name="T116_55">seran</text:span><text:span text:style-name="T116_56"><text:s/></text:span><text:span text:style-name="T116_57">encomendados</text:span><text:span text:style-name="T116_58">.</text:span></text:p>
      <text:p text:style-name="P117"/>
      <text:p text:style-name="P118"><text:span text:style-name="T118_1">A</text:span><text:span text:style-name="T118_2"><text:s/></text:span><text:span text:style-name="T118_3">su</text:span><text:span text:style-name="T118_4"><text:s/></text:span><text:span text:style-name="T118_5">vez</text:span><text:span text:style-name="T118_6">,<text:s/></text:span><text:span text:style-name="T118_7">la</text:span><text:span text:style-name="T118_8"><text:s/></text:span><text:span text:style-name="T118_9">estrategia</text:span><text:span text:style-name="T118_10"><text:s/></text:span><text:span text:style-name="T118_11">de</text:span><text:span text:style-name="T118_12"><text:s/></text:span><text:span text:style-name="T118_13">escape</text:span><text:span text:style-name="T118_14"><text:s/></text:span><text:span text:style-name="T118_15">del</text:span><text:span text:style-name="T118_16"><text:s/></text:span><text:span text:style-name="T118_17">ladron</text:span><text:span text:style-name="T118_18"><text:s/></text:span><text:span text:style-name="T118_19">dependerá</text:span><text:span text:style-name="T118_20"><text:s/></text:span><text:span text:style-name="T118_21">también</text:span><text:span text:style-name="T118_22"><text:s/></text:span><text:span text:style-name="T118_23">de</text:span><text:span text:style-name="T118_24"><text:s/></text:span><text:span text:style-name="T118_25">que</text:span><text:span text:style-name="T118_26"><text:s/></text:span><text:span text:style-name="T118_27">tan</text:span><text:span text:style-name="T118_28"><text:s/></text:span><text:span text:style-name="T118_29">valioso</text:span><text:span text:style-name="T118_30"><text:s/></text:span><text:span text:style-name="T118_31">sea</text:span><text:span text:style-name="T118_32"><text:s/></text:span><text:span text:style-name="T118_33">el</text:span><text:span text:style-name="T118_34"><text:s/></text:span><text:span text:style-name="T118_35">objeto</text:span><text:span text:style-name="T118_36"><text:s/></text:span><text:span text:style-name="T118_37">que</text:span><text:span text:style-name="T118_38"><text:s/></text:span><text:span text:style-name="T118_39">haya</text:span><text:span text:style-name="T118_40"><text:s/></text:span><text:span text:style-name="T118_41">robado</text:span><text:span text:style-name="T118_42"><text:s/></text:span><text:span text:style-name="T118_43">según</text:span><text:span text:style-name="T118_44"><text:s/></text:span><text:span text:style-name="T118_45">la</text:span><text:span text:style-name="T118_46"><text:s/></text:span><text:span text:style-name="T118_47">siguiente</text:span><text:span text:style-name="T118_48"><text:s/></text:span><text:span text:style-name="T118_49">tabla</text:span><text:span text:style-name="T118_50">.</text:span></text:p>
      <text:p text:style-name="P119"/>
      <text:p text:style-name="P120"><text:span text:style-name="T120_1">Comunes</text:span><text:span text:style-name="T120_2">:<text:s/>4<text:s/></text:span><text:span text:style-name="T120_3">paises</text:span><text:span text:style-name="T120_4">.</text:span></text:p>
      <text:p text:style-name="P121"><text:span text:style-name="T121_1">Valiosos</text:span><text:span text:style-name="T121_2">:<text:s/>5<text:s/></text:span><text:span text:style-name="T121_3">paises</text:span><text:span text:style-name="T121_4">.</text:span></text:p>
      <text:p text:style-name="P122"><text:span text:style-name="T122_1">Muy</text:span><text:span text:style-name="T122_2"><text:s/></text:span><text:span text:style-name="T122_3">Valiosos</text:span><text:span text:style-name="T122_4">:<text:s/>7<text:s/></text:span><text:span text:style-name="T122_5">paises</text:span><text:span text:style-name="T122_6">.</text:span></text:p>
      <text:p text:style-name="P123"/>
      <text:p text:style-name="P124"><text:span text:style-name="T124_1">La</text:span><text:span text:style-name="T124_2"><text:s/></text:span><text:span text:style-name="T124_3">descripcion</text:span><text:span text:style-name="T124_4"><text:s/></text:span><text:span text:style-name="T124_5">de</text:span><text:span text:style-name="T124_6"><text:s/></text:span><text:span text:style-name="T124_7">los</text:span><text:span text:style-name="T124_8"><text:s/></text:span><text:span text:style-name="T124_9">distintos</text:span><text:span text:style-name="T124_10"><text:s/></text:span><text:span text:style-name="T124_11">ladrones</text:span><text:span text:style-name="T124_12"><text:s/></text:span><text:span text:style-name="T124_13">y</text:span><text:span text:style-name="T124_14"><text:s/></text:span><text:span text:style-name="T124_15">paises</text:span><text:span text:style-name="T124_16"><text:s/></text:span><text:span text:style-name="T124_17">se</text:span><text:span text:style-name="T124_18"><text:s/></text:span><text:span text:style-name="T124_19">puede</text:span><text:span text:style-name="T124_20"><text:s/></text:span><text:span text:style-name="T124_21">obtener</text:span><text:span text:style-name="T124_22"><text:s/></text:span><text:span text:style-name="T124_23">de</text:span><text:span text:style-name="T124_24">:</text:span><text:span text:style-name="T124_25"><text:a xlink:type="simple" xlink:href="http://www.gamefaqs.com/sms/588168-where-in-the-world-is-carmen-sandiego/faqs/58370"><text:span text:style-name="T124_26"><text:s/></text:span></text:a></text:span><text:span text:style-name="T124_27"><text:a xlink:type="simple" xlink:href="http://www.gamefaqs.com/sms/588168-where-in-the-world-is-carmen-sandiego/faqs/58370"><text:span text:style-name="T124_28">http</text:span></text:a></text:span><text:span text:style-name="T124_29"><text:a xlink:type="simple" xlink:href="http://www.gamefaqs.com/sms/588168-where-in-the-world-is-carmen-sandiego/faqs/58370"><text:span text:style-name="T124_30">://</text:span></text:a></text:span><text:span text:style-name="T124_31"><text:a xlink:type="simple" xlink:href="http://www.gamefaqs.com/sms/588168-where-in-the-world-is-carmen-sandiego/faqs/58370"><text:span text:style-name="T124_32">www</text:span></text:a></text:span><text:span text:style-name="T124_33"><text:a xlink:type="simple" xlink:href="http://www.gamefaqs.com/sms/588168-where-in-the-world-is-carmen-sandiego/faqs/58370"><text:span text:style-name="T124_34">.</text:span></text:a></text:span><text:span text:style-name="T124_35"><text:a xlink:type="simple" xlink:href="http://www.gamefaqs.com/sms/588168-where-in-the-world-is-carmen-sandiego/faqs/58370"><text:span text:style-name="T124_36">gamefaqs</text:span></text:a></text:span><text:span text:style-name="T124_37"><text:a xlink:type="simple" xlink:href="http://www.gamefaqs.com/sms/588168-where-in-the-world-is-carmen-sandiego/faqs/58370"><text:span text:style-name="T124_38">.</text:span></text:a></text:span><text:span text:style-name="T124_39"><text:a xlink:type="simple" xlink:href="http://www.gamefaqs.com/sms/588168-where-in-the-world-is-carmen-sandiego/faqs/58370"><text:span text:style-name="T124_40">com</text:span></text:a></text:span><text:span text:style-name="T124_41"><text:a xlink:type="simple" xlink:href="http://www.gamefaqs.com/sms/588168-where-in-the-world-is-carmen-sandiego/faqs/58370"><text:span text:style-name="T124_42">/</text:span></text:a></text:span><text:span text:style-name="T124_43"><text:a xlink:type="simple" xlink:href="http://www.gamefaqs.com/sms/588168-where-in-the-world-is-carmen-sandiego/faqs/58370"><text:span text:style-name="T124_44">sms</text:span></text:a></text:span><text:span text:style-name="T124_45"><text:a xlink:type="simple" xlink:href="http://www.gamefaqs.com/sms/588168-where-in-the-world-is-carmen-sandiego/faqs/58370"><text:span text:style-name="T124_46">/588168-</text:span></text:a></text:span><text:span text:style-name="T124_47"><text:a xlink:type="simple" xlink:href="http://www.gamefaqs.com/sms/588168-where-in-the-world-is-carmen-sandiego/faqs/58370"><text:span text:style-name="T124_48">where</text:span></text:a></text:span><text:span text:style-name="T124_49"><text:a xlink:type="simple" xlink:href="http://www.gamefaqs.com/sms/588168-where-in-the-world-is-carmen-sandiego/faqs/58370"><text:span text:style-name="T124_50">-</text:span></text:a></text:span><text:span text:style-name="T124_51"><text:a xlink:type="simple" xlink:href="http://www.gamefaqs.com/sms/588168-where-in-the-world-is-carmen-sandiego/faqs/58370"><text:span text:style-name="T124_52">in</text:span></text:a></text:span><text:span text:style-name="T124_53"><text:a xlink:type="simple" xlink:href="http://www.gamefaqs.com/sms/588168-where-in-the-world-is-carmen-sandiego/faqs/58370"><text:span text:style-name="T124_54">-</text:span></text:a></text:span><text:span text:style-name="T124_55"><text:a xlink:type="simple" xlink:href="http://www.gamefaqs.com/sms/588168-where-in-the-world-is-carmen-sandiego/faqs/58370"><text:span text:style-name="T124_56">the</text:span></text:a></text:span><text:span text:style-name="T124_57"><text:a xlink:type="simple" xlink:href="http://www.gamefaqs.com/sms/588168-where-in-the-world-is-carmen-sandiego/faqs/58370"><text:span text:style-name="T124_58">-</text:span></text:a></text:span><text:span text:style-name="T124_59"><text:a xlink:type="simple" xlink:href="http://www.gamefaqs.com/sms/588168-where-in-the-world-is-carmen-sandiego/faqs/58370"><text:span text:style-name="T124_60">world</text:span></text:a></text:span><text:span text:style-name="T124_61"><text:a xlink:type="simple" xlink:href="http://www.gamefaqs.com/sms/588168-where-in-the-world-is-carmen-sandiego/faqs/58370"><text:span text:style-name="T124_62">-</text:span></text:a></text:span><text:span text:style-name="T124_63"><text:a xlink:type="simple" xlink:href="http://www.gamefaqs.com/sms/588168-where-in-the-world-is-carmen-sandiego/faqs/58370"><text:span text:style-name="T124_64">is</text:span></text:a></text:span><text:span text:style-name="T124_65"><text:a xlink:type="simple" xlink:href="http://www.gamefaqs.com/sms/588168-where-in-the-world-is-carmen-sandiego/faqs/58370"><text:span text:style-name="T124_66">-</text:span></text:a></text:span><text:span text:style-name="T124_67"><text:a xlink:type="simple" xlink:href="http://www.gamefaqs.com/sms/588168-where-in-the-world-is-carmen-sandiego/faqs/58370"><text:span text:style-name="T124_68">carmen</text:span></text:a></text:span><text:span text:style-name="T124_69"><text:a xlink:type="simple" xlink:href="http://www.gamefaqs.com/sms/588168-where-in-the-world-is-carmen-sandiego/faqs/58370"><text:span text:style-name="T124_70">-</text:span></text:a></text:span><text:span text:style-name="T124_71"><text:a xlink:type="simple" xlink:href="http://www.gamefaqs.com/sms/588168-where-in-the-world-is-carmen-sandiego/faqs/58370"><text:span text:style-name="T124_72">sandiego</text:span></text:a></text:span><text:span text:style-name="T124_73"><text:a xlink:type="simple" xlink:href="http://www.gamefaqs.com/sms/588168-where-in-the-world-is-carmen-sandiego/faqs/58370"><text:span text:style-name="T124_74">/</text:span></text:a></text:span><text:span text:style-name="T124_75"><text:a xlink:type="simple" xlink:href="http://www.gamefaqs.com/sms/588168-where-in-the-world-is-carmen-sandiego/faqs/58370"><text:span text:style-name="T124_76">faqs</text:span></text:a></text:span><text:span text:style-name="T124_77"><text:a xlink:type="simple" xlink:href="http://www.gamefaqs.com/sms/588168-where-in-the-world-is-carmen-sandiego/faqs/58370"><text:span text:style-name="T124_78">/58370</text:span></text:a></text:span></text:p>
      <text:p text:style-name="P125"/>
      <text:h text:style-name="P126" text:outline-level="10"><text:bookmark-start text:name="h.q0pkpmrmp60q"/><text:bookmark-end text:name="h.q0pkpmrmp60q"/><text:span text:style-name="T126_1">Entregables</text:span></text:h>
      <text:list text:style-name="LS1" xml:id="list0">
        <text:list-item>
          <text:p text:style-name="P127"><text:span text:style-name="T127_1">Código</text:span><text:span text:style-name="T127_2"><text:s/></text:span><text:span text:style-name="T127_3">fuente</text:span><text:span text:style-name="T127_4"><text:s/></text:span><text:span text:style-name="T127_5">de</text:span><text:span text:style-name="T127_6"><text:s/></text:span><text:span text:style-name="T127_7">la</text:span><text:span text:style-name="T127_8"><text:s/></text:span><text:span text:style-name="T127_9">aplicación</text:span><text:span text:style-name="T127_10"><text:s/></text:span><text:span text:style-name="T127_11">completa</text:span><text:span text:style-name="T127_12">,<text:s/></text:span><text:span text:style-name="T127_13">incluyendo</text:span><text:span text:style-name="T127_14"><text:s/></text:span><text:span text:style-name="T127_15">también</text:span><text:span text:style-name="T127_16">:<text:s/></text:span><text:span text:style-name="T127_17">código</text:span><text:span text:style-name="T127_18"><text:s/></text:span><text:span text:style-name="T127_19">de</text:span><text:span text:style-name="T127_20"><text:s/></text:span><text:span text:style-name="T127_21">la</text:span><text:span text:style-name="T127_22"><text:s/></text:span><text:span text:style-name="T127_23">pruebas</text:span><text:span text:style-name="T127_24">,<text:s/></text:span><text:span text:style-name="T127_25">archivos</text:span><text:span text:style-name="T127_26"><text:s/></text:span><text:span text:style-name="T127_27">de</text:span><text:span text:style-name="T127_28"><text:s/></text:span><text:span text:style-name="T127_29">recursos</text:span></text:p>
        </text:list-item>
        <text:list-item>
          <text:p text:style-name="P128"><text:span text:style-name="T128_1">Script</text:span><text:span text:style-name="T128_2"><text:s/></text:span><text:span text:style-name="T128_3">para</text:span><text:span text:style-name="T128_4"><text:s/></text:span><text:span text:style-name="T128_5">compilación</text:span><text:span text:style-name="T128_6"><text:s/></text:span><text:span text:style-name="T128_7">y</text:span><text:span text:style-name="T128_8"><text:s/></text:span><text:span text:style-name="T128_9">ejecución</text:span><text:span text:style-name="T128_10"><text:s/>(</text:span><text:span text:style-name="T128_11">ant</text:span><text:span text:style-name="T128_12">)</text:span></text:p>
        </text:list-item>
        <text:list-item>
          <text:p text:style-name="P129"><text:span text:style-name="T129_1">Informe</text:span><text:span text:style-name="T129_2">,<text:s/></text:span><text:span text:style-name="T129_3">acorde</text:span><text:span text:style-name="T129_4"><text:s/></text:span><text:span text:style-name="T129_5">a</text:span><text:span text:style-name="T129_6"><text:s/></text:span><text:span text:style-name="T129_7">lo</text:span><text:span text:style-name="T129_8"><text:s/></text:span><text:span text:style-name="T129_9">especificado</text:span><text:span text:style-name="T129_10"><text:s/></text:span><text:span text:style-name="T129_11">en</text:span><text:span text:style-name="T129_12"><text:s/></text:span><text:span text:style-name="T129_13">este</text:span><text:span text:style-name="T129_14"><text:s/></text:span><text:span text:style-name="T129_15">documento</text:span></text:p>
        </text:list-item>
      </text:list>
      <text:p text:style-name="P130"/>
      <text:h text:style-name="P131" text:outline-level="10"><text:bookmark-start text:name="h.hn05pvpi5fr7"/><text:bookmark-end text:name="h.hn05pvpi5fr7"/><text:span text:style-name="T131_1">Forma</text:span><text:span text:style-name="T131_2"><text:s/></text:span><text:span text:style-name="T131_3">de</text:span><text:span text:style-name="T131_4"><text:s/></text:span><text:span text:style-name="T131_5">entrega</text:span></text:h>
      <text:p text:style-name="P132"><text:span text:style-name="T132_1">A</text:span><text:span text:style-name="T132_2"><text:s/></text:span><text:span text:style-name="T132_3">coordinar</text:span><text:span text:style-name="T132_4"><text:s/></text:span><text:span text:style-name="T132_5">con</text:span><text:span text:style-name="T132_6"><text:s/></text:span><text:span text:style-name="T132_7">el</text:span><text:span text:style-name="T132_8"><text:s/></text:span><text:span text:style-name="T132_9">docente</text:span><text:span text:style-name="T132_10"><text:s/></text:span><text:span text:style-name="T132_11">asignado</text:span><text:span text:style-name="T132_12">.</text:span></text:p>
      <text:p text:style-name="P133"/>
      <text:h text:style-name="P134" text:outline-level="10"><text:bookmark-start text:name="h.jbpi5ebclkgh"/><text:bookmark-end text:name="h.jbpi5ebclkgh"/><text:span text:style-name="T134_1">Fechas</text:span><text:span text:style-name="T134_2"><text:s/></text:span><text:span text:style-name="T134_3">de</text:span><text:span text:style-name="T134_4"><text:s/></text:span><text:span text:style-name="T134_5">entrega</text:span></text:h>
      <text:p text:style-name="P135"><text:span text:style-name="T135_1">Se</text:span><text:span text:style-name="T135_2"><text:s/></text:span><text:span text:style-name="T135_3">deberá</text:span><text:span text:style-name="T135_4"><text:s/></text:span><text:span text:style-name="T135_5">validar</text:span><text:span text:style-name="T135_6"><text:s/></text:span><text:span text:style-name="T135_7">semanalmente</text:span><text:span text:style-name="T135_8"><text:s/></text:span><text:span text:style-name="T135_9">con</text:span><text:span text:style-name="T135_10"><text:s/></text:span><text:span text:style-name="T135_11">el</text:span><text:span text:style-name="T135_12"><text:s/></text:span><text:span text:style-name="T135_13">docente</text:span><text:span text:style-name="T135_14"><text:s/></text:span><text:span text:style-name="T135_15">asignado</text:span><text:span text:style-name="T135_16"><text:s/></text:span><text:span text:style-name="T135_17">el</text:span><text:span text:style-name="T135_18"><text:s/></text:span><text:span text:style-name="T135_19">avance</text:span><text:span text:style-name="T135_20"><text:s/></text:span><text:span text:style-name="T135_21">del</text:span><text:span text:style-name="T135_22"><text:s/></text:span><text:span text:style-name="T135_23">trabajo</text:span><text:span text:style-name="T135_24">.<text:s/></text:span><text:span text:style-name="T135_25">El</text:span><text:span text:style-name="T135_26"><text:s/></text:span><text:span text:style-name="T135_27">docente</text:span><text:span text:style-name="T135_28"><text:s/></text:span><text:span text:style-name="T135_29">podrá</text:span><text:span text:style-name="T135_30"><text:s/></text:span><text:span text:style-name="T135_31">solicitar</text:span><text:span text:style-name="T135_32"><text:s/></text:span><text:span text:style-name="T135_33">ítems</text:span><text:span text:style-name="T135_34"><text:s/></text:span><text:span text:style-name="T135_35">específicos</text:span><text:span text:style-name="T135_36"><text:s/></text:span><text:span text:style-name="T135_37">a</text:span><text:span text:style-name="T135_38"><text:s/></text:span><text:span text:style-name="T135_39">entregar</text:span><text:span text:style-name="T135_40"><text:s/></text:span><text:span text:style-name="T135_41">en</text:span><text:span text:style-name="T135_42"><text:s/></text:span><text:span text:style-name="T135_43">cada</text:span><text:span text:style-name="T135_44"><text:s/></text:span><text:span text:style-name="T135_45">revisión</text:span><text:span text:style-name="T135_46"><text:s/></text:span><text:span text:style-name="T135_47">semanal</text:span><text:span text:style-name="T135_48">.</text:span></text:p>
      <text:p text:style-name="P136"><text:span text:style-name="T136_1">La</text:span><text:span text:style-name="T136_2"><text:s/></text:span><text:span text:style-name="T136_3">entrega</text:span><text:span text:style-name="T136_4"><text:s/></text:span><text:span text:style-name="T136_5">final</text:span><text:span text:style-name="T136_6"><text:s/></text:span><text:span text:style-name="T136_7">deberá</text:span><text:span text:style-name="T136_8"><text:s/></text:span><text:span text:style-name="T136_9">ser</text:span><text:span text:style-name="T136_10"><text:s/></text:span><text:span text:style-name="T136_11">en</text:span><text:span text:style-name="T136_12"><text:s/></text:span><text:span text:style-name="T136_13">la</text:span><text:span text:style-name="T136_14"><text:s/></text:span><text:span text:style-name="T136_15">semana</text:span><text:span text:style-name="T136_16"><text:s/></text:span><text:span text:style-name="T136_17">del</text:span><text:span text:style-name="T136_18"><text:s/>30<text:s/></text:span><text:span text:style-name="T136_19">de</text:span><text:span text:style-name="T136_20"><text:s/></text:span><text:span text:style-name="T136_21">junio</text:span><text:span text:style-name="T136_22">,<text:s/></text:span><text:span text:style-name="T136_23">en</text:span><text:span text:style-name="T136_24"><text:s/></text:span><text:span text:style-name="T136_25">la</text:span><text:span text:style-name="T136_26"><text:s/></text:span><text:span text:style-name="T136_27">fecha</text:span><text:span text:style-name="T136_28"><text:s/></text:span><text:span text:style-name="T136_29">del</text:span><text:span text:style-name="T136_30"><text:s/></text:span><text:span text:style-name="T136_31">curso</text:span><text:span text:style-name="T136_32"><text:s/></text:span><text:span text:style-name="T136_33">en</text:span><text:span text:style-name="T136_34"><text:s/></text:span><text:span text:style-name="T136_35">que</text:span><text:span text:style-name="T136_36"><text:s/></text:span><text:span text:style-name="T136_37">se</text:span><text:span text:style-name="T136_38"><text:s/></text:span><text:span text:style-name="T136_39">está</text:span><text:span text:style-name="T136_40"><text:s/></text:span><text:span text:style-name="T136_41">inscripto</text:span><text:span text:style-name="T136_42">.</text:span></text:p>
      <text:p text:style-name="P137"/>
      <text:p text:style-name="P138"/>
      <text:h text:style-name="P139" text:outline-level="10"/>
      <text:h text:style-name="P140" text:outline-level="10"><text:bookmark-start text:name="h.pd76gbrra7wz"/><text:bookmark-end text:name="h.pd76gbrra7wz"/><text:span text:style-name="T140_1">Informe</text:span></text:h>
      <text:h text:style-name="P141" text:outline-level="10"><text:bookmark-start text:name="h.ca0y5cwn2d2s"/><text:bookmark-end text:name="h.ca0y5cwn2d2s"/><text:span text:style-name="T141_1">Supuestos</text:span></text:h>
      <text:p text:style-name="P142"><text:span text:style-name="T142_1">[</text:span><text:span text:style-name="T142_2">Documentar</text:span><text:span text:style-name="T142_3"><text:s/></text:span><text:span text:style-name="T142_4">todos</text:span><text:span text:style-name="T142_5"><text:s/></text:span><text:span text:style-name="T142_6">los</text:span><text:span text:style-name="T142_7"><text:s/></text:span><text:span text:style-name="T142_8">supuestos</text:span><text:span text:style-name="T142_9"><text:s/></text:span><text:span text:style-name="T142_10">hechos</text:span><text:span text:style-name="T142_11"><text:s/></text:span><text:span text:style-name="T142_12">sobre</text:span><text:span text:style-name="T142_13"><text:s/></text:span><text:span text:style-name="T142_14">el</text:span><text:span text:style-name="T142_15"><text:s/></text:span><text:span text:style-name="T142_16">enunciado</text:span><text:span text:style-name="T142_17">.<text:s/></text:span><text:span text:style-name="T142_18">Asegurarse</text:span><text:span text:style-name="T142_19"><text:s/></text:span><text:span text:style-name="T142_20">de</text:span><text:span text:style-name="T142_21"><text:s/></text:span><text:span text:style-name="T142_22">validar</text:span><text:span text:style-name="T142_23"><text:s/></text:span><text:span text:style-name="T142_24">con</text:span><text:span text:style-name="T142_25"><text:s/></text:span><text:span text:style-name="T142_26">los</text:span><text:span text:style-name="T142_27"><text:s/></text:span><text:span text:style-name="T142_28">docentes</text:span><text:span text:style-name="T142_29">]</text:span></text:p>
      <text:p text:style-name="P143"/>
      <text:h text:style-name="P144" text:outline-level="10"><text:bookmark-start text:name="h.sm4fm5qv8tzq"/><text:bookmark-end text:name="h.sm4fm5qv8tzq"/><text:span text:style-name="T144_1">Modelo</text:span><text:span text:style-name="T144_2"><text:s/></text:span><text:span text:style-name="T144_3">de</text:span><text:span text:style-name="T144_4"><text:s/></text:span><text:span text:style-name="T144_5">dominio</text:span></text:h>
      <text:p text:style-name="P145"><text:span text:style-name="T145_1">[</text:span><text:span text:style-name="T145_2">Explicar</text:span><text:span text:style-name="T145_3"><text:s/></text:span><text:span text:style-name="T145_4">los</text:span><text:span text:style-name="T145_5"><text:s/></text:span><text:span text:style-name="T145_6">elementos</text:span><text:span text:style-name="T145_7"><text:s/></text:span><text:span text:style-name="T145_8">mas</text:span><text:span text:style-name="T145_9"><text:s/></text:span><text:span text:style-name="T145_10">relevantes</text:span><text:span text:style-name="T145_11"><text:s/></text:span><text:span text:style-name="T145_12">del</text:span><text:span text:style-name="T145_13"><text:s/></text:span><text:span text:style-name="T145_14">diseño</text:span><text:span text:style-name="T145_15">]</text:span></text:p>
      <text:p text:style-name="P146"/>
      <text:h text:style-name="P147" text:outline-level="10"><text:bookmark-start text:name="h.x4y5yauds4i9"/><text:bookmark-end text:name="h.x4y5yauds4i9"/><text:span text:style-name="T147_1">Diagramas</text:span><text:span text:style-name="T147_2"><text:s/></text:span><text:span text:style-name="T147_3">de</text:span><text:span text:style-name="T147_4"><text:s/></text:span><text:span text:style-name="T147_5">clases</text:span></text:h>
      <text:p text:style-name="P148"><text:span text:style-name="T148_1">[</text:span><text:span text:style-name="T148_2">Uno</text:span><text:span text:style-name="T148_3"><text:s/></text:span><text:span text:style-name="T148_4">o</text:span><text:span text:style-name="T148_5"><text:s/></text:span><text:span text:style-name="T148_6">varios</text:span><text:span text:style-name="T148_7"><text:s/></text:span><text:span text:style-name="T148_8">diagramas</text:span><text:span text:style-name="T148_9"><text:s/></text:span><text:span text:style-name="T148_10">de</text:span><text:span text:style-name="T148_11"><text:s/></text:span><text:span text:style-name="T148_12">clases</text:span><text:span text:style-name="T148_13">,<text:s/></text:span><text:span text:style-name="T148_14">mostrando</text:span><text:span text:style-name="T148_15"><text:s/></text:span><text:span text:style-name="T148_16">la</text:span><text:span text:style-name="T148_17"><text:s/></text:span><text:span text:style-name="T148_18">relación</text:span><text:span text:style-name="T148_19"><text:s/></text:span><text:span text:style-name="T148_20">estática</text:span><text:span text:style-name="T148_21"><text:s/></text:span><text:span text:style-name="T148_22">entre</text:span><text:span text:style-name="T148_23"><text:s/></text:span><text:span text:style-name="T148_24">las</text:span><text:span text:style-name="T148_25"><text:s/></text:span><text:span text:style-name="T148_26">clases</text:span><text:span text:style-name="T148_27">,<text:s/></text:span><text:span text:style-name="T148_28">pueden</text:span><text:span text:style-name="T148_29"><text:s/></text:span><text:span text:style-name="T148_30">agregar</text:span><text:span text:style-name="T148_31"><text:s/></text:span><text:span text:style-name="T148_32">todo</text:span><text:span text:style-name="T148_33"><text:s/></text:span><text:span text:style-name="T148_34">el</text:span><text:span text:style-name="T148_35"><text:s/></text:span><text:span text:style-name="T148_36">texto</text:span><text:span text:style-name="T148_37"><text:s/></text:span><text:span text:style-name="T148_38">necesario</text:span><text:span text:style-name="T148_39"><text:s/></text:span><text:span text:style-name="T148_40">para</text:span><text:span text:style-name="T148_41"><text:s/></text:span><text:span text:style-name="T148_42">aclarar</text:span><text:span text:style-name="T148_43"><text:s/></text:span><text:span text:style-name="T148_44">y</text:span><text:span text:style-name="T148_45"><text:s/></text:span><text:span text:style-name="T148_46">explicar</text:span><text:span text:style-name="T148_47"><text:s/></text:span><text:span text:style-name="T148_48">su</text:span><text:span text:style-name="T148_49"><text:s/></text:span><text:span text:style-name="T148_50">diseño</text:span><text:span text:style-name="T148_51">,<text:s/></text:span><text:span text:style-name="T148_52">recuerden</text:span><text:span text:style-name="T148_53"><text:s/></text:span><text:span text:style-name="T148_54">que</text:span><text:span text:style-name="T148_55"><text:s/></text:span><text:span text:style-name="T148_56">la</text:span><text:span text:style-name="T148_57"><text:s/></text:span><text:span text:style-name="T148_58">idea</text:span><text:span text:style-name="T148_59"><text:s/></text:span><text:span text:style-name="T148_60">de</text:span><text:span text:style-name="T148_61"><text:s/></text:span><text:span text:style-name="T148_62">todo</text:span><text:span text:style-name="T148_63"><text:s/></text:span><text:span text:style-name="T148_64">el</text:span><text:span text:style-name="T148_65"><text:s/></text:span><text:span text:style-name="T148_66">documento</text:span><text:span text:style-name="T148_67"><text:s/></text:span><text:span text:style-name="T148_68">es</text:span><text:span text:style-name="T148_69"><text:s/></text:span><text:span text:style-name="T148_70">que</text:span><text:span text:style-name="T148_71"><text:s/></text:span><text:span text:style-name="T148_72">quede</text:span><text:span text:style-name="T148_73"><text:s/></text:span><text:span text:style-name="T148_74">documentado</text:span><text:span text:style-name="T148_75"><text:s/></text:span><text:span text:style-name="T148_76">y</text:span><text:span text:style-name="T148_77"><text:s/></text:span><text:span text:style-name="T148_78">entendible</text:span><text:span text:style-name="T148_79"><text:s/></text:span><text:span text:style-name="T148_80">como</text:span><text:span text:style-name="T148_81"><text:s/></text:span><text:span text:style-name="T148_82">está</text:span><text:span text:style-name="T148_83"><text:s/></text:span><text:span text:style-name="T148_84">hecho</text:span><text:span text:style-name="T148_85"><text:s/></text:span><text:span text:style-name="T148_86">el</text:span><text:span text:style-name="T148_87"><text:s/></text:span><text:span text:style-name="T148_88">TP</text:span><text:span text:style-name="T148_89">]</text:span></text:p>
      <text:h text:style-name="P149" text:outline-level="10"><text:bookmark-start text:name="h.gsk2f9qw179s"/><text:bookmark-end text:name="h.gsk2f9qw179s"/><text:span text:style-name="T149_1">Detalles</text:span><text:span text:style-name="T149_2"><text:s/></text:span><text:span text:style-name="T149_3">de</text:span><text:span text:style-name="T149_4"><text:s/></text:span><text:span text:style-name="T149_5">implementación</text:span></text:h>
      <text:p text:style-name="P150"><text:span text:style-name="T150_1">[</text:span><text:span text:style-name="T150_2">hay</text:span><text:span text:style-name="T150_3"><text:s/></text:span><text:span text:style-name="T150_4">ciertas</text:span><text:span text:style-name="T150_5"><text:s/></text:span><text:span text:style-name="T150_6">clases</text:span><text:span text:style-name="T150_7"><text:s/></text:span><text:span text:style-name="T150_8">que</text:span><text:span text:style-name="T150_9"><text:s/></text:span><text:span text:style-name="T150_10">puede</text:span><text:span text:style-name="T150_11"><text:s/></text:span><text:span text:style-name="T150_12">resultar</text:span><text:span text:style-name="T150_13"><text:s/></text:span><text:span text:style-name="T150_14">interesante</text:span><text:span text:style-name="T150_15"><text:s/></text:span><text:span text:style-name="T150_16">como</text:span><text:span text:style-name="T150_17"><text:s/></text:span><text:span text:style-name="T150_18">están</text:span><text:span text:style-name="T150_19"><text:s/></text:span><text:span text:style-name="T150_20">implementadas</text:span><text:span text:style-name="T150_21"><text:s/></text:span><text:span text:style-name="T150_22">internamente</text:span><text:span text:style-name="T150_23">,<text:s/></text:span><text:span text:style-name="T150_24">en</text:span><text:span text:style-name="T150_25"><text:s/></text:span><text:span text:style-name="T150_26">esta</text:span><text:span text:style-name="T150_27"><text:s/></text:span><text:span text:style-name="T150_28">sección</text:span><text:span text:style-name="T150_29"><text:s/></text:span><text:span text:style-name="T150_30">cuenten</text:span><text:span text:style-name="T150_31"><text:s/></text:span><text:span text:style-name="T150_32">sobre</text:span><text:span text:style-name="T150_33"><text:s/></text:span><text:span text:style-name="T150_34">esas</text:span><text:span text:style-name="T150_35"><text:s/></text:span><text:span text:style-name="T150_36">clases</text:span><text:span text:style-name="T150_37">,<text:s/></text:span><text:span text:style-name="T150_38">por</text:span><text:span text:style-name="T150_39"><text:s/></text:span><text:span text:style-name="T150_40">ejemplo</text:span><text:span text:style-name="T150_41">:<text:s/></text:span><text:span text:style-name="T150_42">como</text:span><text:span text:style-name="T150_43"><text:s/></text:span><text:span text:style-name="T150_44">está</text:span><text:span text:style-name="T150_45"><text:s/></text:span><text:span text:style-name="T150_46">implementado</text:span><text:span text:style-name="T150_47"><text:s/></text:span><text:span text:style-name="T150_48">internamente</text:span><text:span text:style-name="T150_49"><text:s/></text:span><text:span text:style-name="T150_50">el</text:span><text:span text:style-name="T150_51"><text:s/></text:span><text:span text:style-name="T150_52">tablero</text:span><text:span text:style-name="T150_53">]</text:span></text:p>
      <text:h text:style-name="P151" text:outline-level="10"><text:bookmark-start text:name="h.3n3oavaz9f9k"/><text:bookmark-end text:name="h.3n3oavaz9f9k"/><text:span text:style-name="T151_1">Excepciones</text:span></text:h>
      <text:p text:style-name="P152"><text:span text:style-name="T152_1">[</text:span><text:span text:style-name="T152_2">Explicar</text:span><text:span text:style-name="T152_3"><text:s/></text:span><text:span text:style-name="T152_4">las</text:span><text:span text:style-name="T152_5"><text:s/></text:span><text:span text:style-name="T152_6">excepciones</text:span><text:span text:style-name="T152_7"><text:s/></text:span><text:span text:style-name="T152_8">creadas</text:span><text:span text:style-name="T152_9"><text:s/></text:span><text:span text:style-name="T152_10">y</text:span><text:span text:style-name="T152_11"><text:s/></text:span><text:span text:style-name="T152_12">con</text:span><text:span text:style-name="T152_13"><text:s/></text:span><text:span text:style-name="T152_14">qué</text:span><text:span text:style-name="T152_15"><text:s/></text:span><text:span text:style-name="T152_16">fin</text:span><text:span text:style-name="T152_17"><text:s/></text:span><text:span text:style-name="T152_18">fueron</text:span><text:span text:style-name="T152_19"><text:s/></text:span><text:span text:style-name="T152_20">creadas</text:span><text:span text:style-name="T152_21">]</text:span></text:p>
      <text:h text:style-name="P153" text:outline-level="10"><text:bookmark-start text:name="h.88poc73ghlf7"/><text:bookmark-end text:name="h.88poc73ghlf7"/><text:span text:style-name="T153_1">Diagramas</text:span><text:span text:style-name="T153_2"><text:s/></text:span><text:span text:style-name="T153_3">de</text:span><text:span text:style-name="T153_4"><text:s/></text:span><text:span text:style-name="T153_5">secuencia</text:span></text:h>
      <text:p text:style-name="P154"><text:span text:style-name="T154_1">[</text:span><text:span text:style-name="T154_2">Mostrar</text:span><text:span text:style-name="T154_3"><text:s/></text:span><text:span text:style-name="T154_4">las</text:span><text:span text:style-name="T154_5"><text:s/></text:span><text:span text:style-name="T154_6">secuencias</text:span><text:span text:style-name="T154_7"><text:s/></text:span><text:span text:style-name="T154_8">interesantes</text:span><text:span text:style-name="T154_9"><text:s/></text:span><text:span text:style-name="T154_10">que</text:span><text:span text:style-name="T154_11"><text:s/></text:span><text:span text:style-name="T154_12">hayan</text:span><text:span text:style-name="T154_13"><text:s/></text:span><text:span text:style-name="T154_14">implementado</text:span><text:span text:style-name="T154_15">.<text:s/></text:span><text:span text:style-name="T154_16">Pueden</text:span><text:span text:style-name="T154_17"><text:s/></text:span><text:span text:style-name="T154_18">agregar</text:span><text:span text:style-name="T154_19"><text:s/></text:span><text:span text:style-name="T154_20">texto</text:span><text:span text:style-name="T154_21"><text:s/></text:span><text:span text:style-name="T154_22">para</text:span><text:span text:style-name="T154_23"><text:s/></text:span><text:span text:style-name="T154_24">explicar</text:span><text:span text:style-name="T154_25"><text:s/></text:span><text:span text:style-name="T154_26">si</text:span><text:span text:style-name="T154_27"><text:s/></text:span><text:span text:style-name="T154_28">algo</text:span><text:span text:style-name="T154_29"><text:s/></text:span><text:span text:style-name="T154_30">no</text:span><text:span text:style-name="T154_31"><text:s/></text:span><text:span text:style-name="T154_32">queda</text:span><text:span text:style-name="T154_33"><text:s/></text:span><text:span text:style-name="T154_34">claro</text:span><text:span text:style-name="T154_35">]</text:span></text:p>
      <text:h text:style-name="P155" text:outline-level="10"/>
      <text:h text:style-name="P156" text:outline-level="10"><text:bookmark-start text:name="h.9nsoa42j71k0"/><text:bookmark-end text:name="h.9nsoa42j71k0"/></text:h>
      <text:h text:style-name="P157" text:outline-level="10"><text:bookmark-start text:name="h.ywd3cxbe8j4o"/><text:bookmark-end text:name="h.ywd3cxbe8j4o"/><text:bookmark-start text:name="h.62o2ixovn4ec"/><text:bookmark-end text:name="h.62o2ixovn4ec"/><text:span text:style-name="T157_1">Checklist</text:span><text:span text:style-name="T157_2"><text:s/></text:span><text:span text:style-name="T157_3">de</text:span><text:span text:style-name="T157_4"><text:s/></text:span><text:span text:style-name="T157_5">corrección</text:span></text:h>
      <text:p text:style-name="P158"><text:span text:style-name="T158_1">Esta</text:span><text:span text:style-name="T158_2"><text:s/></text:span><text:span text:style-name="T158_3">sección</text:span><text:span text:style-name="T158_4"><text:s/></text:span><text:span text:style-name="T158_5">es</text:span><text:span text:style-name="T158_6"><text:s/></text:span><text:span text:style-name="T158_7">para</text:span><text:span text:style-name="T158_8"><text:s/></text:span><text:span text:style-name="T158_9">uso</text:span><text:span text:style-name="T158_10"><text:s/></text:span><text:span text:style-name="T158_11">exclusivo</text:span><text:span text:style-name="T158_12"><text:s/></text:span><text:span text:style-name="T158_13">de</text:span><text:span text:style-name="T158_14"><text:s/></text:span><text:span text:style-name="T158_15">los</text:span><text:span text:style-name="T158_16"><text:s/></text:span><text:span text:style-name="T158_17">docentes</text:span><text:span text:style-name="T158_18">,<text:s/></text:span><text:span text:style-name="T158_19">por</text:span><text:span text:style-name="T158_20"><text:s/></text:span><text:span text:style-name="T158_21">favor</text:span><text:span text:style-name="T158_22"><text:s/></text:span><text:span text:style-name="T158_23">no</text:span><text:span text:style-name="T158_24"><text:s/></text:span><text:span text:style-name="T158_25">modificar</text:span><text:span text:style-name="T158_26">.</text:span></text:p>
      <text:p text:style-name="P159"/>
      <text:h text:style-name="P160" text:outline-level="10"><text:bookmark-start text:name="h.rw2jd4pw07u0"/><text:bookmark-end text:name="h.rw2jd4pw07u0"/><text:span text:style-name="T160_1">Carpeta</text:span></text:h>
      <text:p text:style-name="P161"><text:span text:style-name="T161_1">Generalidades</text:span></text:p>
      <text:list text:style-name="LS2" xml:id="list3">
        <text:list-item>
          <text:p text:style-name="P162"><text:span text:style-name="T162_1">¿</text:span><text:span text:style-name="T162_2">Son</text:span><text:span text:style-name="T162_3"><text:s/></text:span><text:span text:style-name="T162_4">correctos</text:span><text:span text:style-name="T162_5"><text:s/></text:span><text:span text:style-name="T162_6">los</text:span><text:span text:style-name="T162_7"><text:s/></text:span><text:span text:style-name="T162_8">supuestos</text:span><text:span text:style-name="T162_9"><text:s/></text:span><text:span text:style-name="T162_10">y</text:span><text:span text:style-name="T162_11"><text:s/></text:span><text:span text:style-name="T162_12">extensiones</text:span><text:span text:style-name="T162_13">?</text:span></text:p>
        </text:list-item>
        <text:list-item>
          <text:p text:style-name="P163"><text:span text:style-name="T163_1">¿</text:span><text:span text:style-name="T163_2">Es</text:span><text:span text:style-name="T163_3"><text:s/></text:span><text:span text:style-name="T163_4">prolija</text:span><text:span text:style-name="T163_5"><text:s/></text:span><text:span text:style-name="T163_6">la</text:span><text:span text:style-name="T163_7"><text:s/></text:span><text:span text:style-name="T163_8">presentación</text:span><text:span text:style-name="T163_9">?<text:s/>(</text:span><text:span text:style-name="T163_10">hojas</text:span><text:span text:style-name="T163_11"><text:s/></text:span><text:span text:style-name="T163_12">del</text:span><text:span text:style-name="T163_13"><text:s/></text:span><text:span text:style-name="T163_14">mismo</text:span><text:span text:style-name="T163_15"><text:s/></text:span><text:span text:style-name="T163_16">tamaño</text:span><text:span text:style-name="T163_17">,<text:s/></text:span><text:span text:style-name="T163_18">numeradas</text:span><text:span text:style-name="T163_19"><text:s/></text:span><text:span text:style-name="T163_20">y</text:span><text:span text:style-name="T163_21"><text:s/></text:span><text:span text:style-name="T163_22">con</text:span><text:span text:style-name="T163_23"><text:s/></text:span><text:span text:style-name="T163_24">tipografía</text:span><text:span text:style-name="T163_25"><text:s/></text:span><text:span text:style-name="T163_26">uniforme</text:span><text:span text:style-name="T163_27">)</text:span></text:p>
        </text:list-item>
      </text:list>
      <text:p text:style-name="P164"><text:span text:style-name="T164_1">Modelo</text:span></text:p>
      <text:list text:style-name="LS2" xml:id="list5">
        <text:list-item>
          <text:p text:style-name="P165"><text:span text:style-name="T165_1">¿</text:span><text:span text:style-name="T165_2">Está</text:span><text:span text:style-name="T165_3"><text:s/></text:span><text:span text:style-name="T165_4">completo</text:span><text:span text:style-name="T165_5">?¿</text:span><text:span text:style-name="T165_6">Contempla</text:span><text:span text:style-name="T165_7"><text:s/></text:span><text:span text:style-name="T165_8">la</text:span><text:span text:style-name="T165_9"><text:s/></text:span><text:span text:style-name="T165_10">totalidad</text:span><text:span text:style-name="T165_11"><text:s/></text:span><text:span text:style-name="T165_12">del</text:span><text:span text:style-name="T165_13"><text:s/></text:span><text:span text:style-name="T165_14">problema</text:span><text:span text:style-name="T165_15">?</text:span></text:p>
        </text:list-item>
        <text:list-item>
          <text:p text:style-name="P166"><text:span text:style-name="T166_1">¿</text:span><text:span text:style-name="T166_2">Respeta</text:span><text:span text:style-name="T166_3"><text:s/></text:span><text:span text:style-name="T166_4">encapsulamiento</text:span><text:span text:style-name="T166_5">?</text:span></text:p>
        </text:list-item>
        <text:list-item>
          <text:p text:style-name="P167"><text:span text:style-name="T167_1">¿</text:span><text:span text:style-name="T167_2">Hace</text:span><text:span text:style-name="T167_3"><text:s/></text:span><text:span text:style-name="T167_4">un</text:span><text:span text:style-name="T167_5"><text:s/></text:span><text:span text:style-name="T167_6">buen</text:span><text:span text:style-name="T167_7"><text:s/></text:span><text:span text:style-name="T167_8">uso</text:span><text:span text:style-name="T167_9"><text:s/></text:span><text:span text:style-name="T167_10">de</text:span><text:span text:style-name="T167_11"><text:s/></text:span><text:span text:style-name="T167_12">excepciones</text:span><text:span text:style-name="T167_13">?</text:span></text:p>
        </text:list-item>
        <text:list-item>
          <text:p text:style-name="P168"><text:span text:style-name="T168_1">¿</text:span><text:span text:style-name="T168_2">Utiliza</text:span><text:span text:style-name="T168_3"><text:s/></text:span><text:span text:style-name="T168_4">polimorfismo</text:span><text:span text:style-name="T168_5"><text:s/></text:span><text:span text:style-name="T168_6">en</text:span><text:span text:style-name="T168_7"><text:s/></text:span><text:span text:style-name="T168_8">las</text:span><text:span text:style-name="T168_9"><text:s/></text:span><text:span text:style-name="T168_10">situaciones</text:span><text:span text:style-name="T168_11"><text:s/></text:span><text:span text:style-name="T168_12">esperadas</text:span><text:span text:style-name="T168_13">?</text:span></text:p>
        </text:list-item>
      </text:list>
      <text:p text:style-name="P169"/>
      <text:h text:style-name="P170" text:outline-level="10"><text:bookmark-start text:name="h.gqtdp9vx8b5k"/><text:bookmark-end text:name="h.gqtdp9vx8b5k"/><text:span text:style-name="T170_1">Diagramas</text:span></text:h>
      <text:p text:style-name="P171"><text:span text:style-name="T171_1">Diagrama</text:span><text:span text:style-name="T171_2"><text:s/></text:span><text:span text:style-name="T171_3">de</text:span><text:span text:style-name="T171_4"><text:s/></text:span><text:span text:style-name="T171_5">clases</text:span></text:p>
      <text:list text:style-name="LS2" xml:id="list9">
        <text:list-item>
          <text:p text:style-name="P172"><text:span text:style-name="T172_1">¿</text:span><text:span text:style-name="T172_2">Está</text:span><text:span text:style-name="T172_3"><text:s/></text:span><text:span text:style-name="T172_4">completo</text:span><text:span text:style-name="T172_5">?</text:span></text:p>
        </text:list-item>
        <text:list-item>
          <text:p text:style-name="P173"><text:span text:style-name="T173_1">¿</text:span><text:span text:style-name="T173_2">Está</text:span><text:span text:style-name="T173_3"><text:s/></text:span><text:span text:style-name="T173_4">bien</text:span><text:span text:style-name="T173_5"><text:s/></text:span><text:span text:style-name="T173_6">utilizada</text:span><text:span text:style-name="T173_7"><text:s/></text:span><text:span text:style-name="T173_8">la</text:span><text:span text:style-name="T173_9"><text:s/></text:span><text:span text:style-name="T173_10">notación</text:span><text:span text:style-name="T173_11">?</text:span></text:p>
        </text:list-item>
      </text:list>
      <text:p text:style-name="P174"><text:span text:style-name="T174_1">Diagramas</text:span><text:span text:style-name="T174_2"><text:s/></text:span><text:span text:style-name="T174_3">de</text:span><text:span text:style-name="T174_4"><text:s/></text:span><text:span text:style-name="T174_5">secuencia</text:span></text:p>
      <text:list text:style-name="LS2" xml:id="list11">
        <text:list-item>
          <text:p text:style-name="P175"><text:span text:style-name="T175_1">¿</text:span><text:span text:style-name="T175_2">Está</text:span><text:span text:style-name="T175_3"><text:s/></text:span><text:span text:style-name="T175_4">completo</text:span><text:span text:style-name="T175_5">?</text:span></text:p>
        </text:list-item>
        <text:list-item>
          <text:p text:style-name="P176"><text:span text:style-name="T176_1">¿</text:span><text:span text:style-name="T176_2">Es</text:span><text:span text:style-name="T176_3"><text:s/></text:span><text:span text:style-name="T176_4">consistente</text:span><text:span text:style-name="T176_5"><text:s/></text:span><text:span text:style-name="T176_6">con</text:span><text:span text:style-name="T176_7"><text:s/></text:span><text:span text:style-name="T176_8">el</text:span><text:span text:style-name="T176_9"><text:s/></text:span><text:span text:style-name="T176_10">diagrama</text:span><text:span text:style-name="T176_11"><text:s/></text:span><text:span text:style-name="T176_12">de</text:span><text:span text:style-name="T176_13"><text:s/></text:span><text:span text:style-name="T176_14">clases</text:span><text:span text:style-name="T176_15">?</text:span></text:p>
        </text:list-item>
        <text:list-item>
          <text:p text:style-name="P177"><text:span text:style-name="T177_1">¿</text:span><text:span text:style-name="T177_2">Está</text:span><text:span text:style-name="T177_3"><text:s/></text:span><text:span text:style-name="T177_4">bien</text:span><text:span text:style-name="T177_5"><text:s/></text:span><text:span text:style-name="T177_6">utilizada</text:span><text:span text:style-name="T177_7"><text:s/></text:span><text:span text:style-name="T177_8">la</text:span><text:span text:style-name="T177_9"><text:s/></text:span><text:span text:style-name="T177_10">notación</text:span><text:span text:style-name="T177_11">?</text:span></text:p>
        </text:list-item>
      </text:list>
      <text:p text:style-name="P178"><text:span text:style-name="T178_1">Diagrama</text:span><text:span text:style-name="T178_2"><text:s/></text:span><text:span text:style-name="T178_3">de</text:span><text:span text:style-name="T178_4"><text:s/></text:span><text:span text:style-name="T178_5">estados</text:span></text:p>
      <text:list text:style-name="LS2" xml:id="list14">
        <text:list-item>
          <text:p text:style-name="P179"><text:span text:style-name="T179_1">¿</text:span><text:span text:style-name="T179_2">Está</text:span><text:span text:style-name="T179_3"><text:s/></text:span><text:span text:style-name="T179_4">completo</text:span><text:span text:style-name="T179_5">?</text:span></text:p>
        </text:list-item>
        <text:list-item>
          <text:p text:style-name="P180"><text:span text:style-name="T180_1">¿</text:span><text:span text:style-name="T180_2">Está</text:span><text:span text:style-name="T180_3"><text:s/></text:span><text:span text:style-name="T180_4">bien</text:span><text:span text:style-name="T180_5"><text:s/></text:span><text:span text:style-name="T180_6">utilizada</text:span><text:span text:style-name="T180_7"><text:s/></text:span><text:span text:style-name="T180_8">la</text:span><text:span text:style-name="T180_9"><text:s/></text:span><text:span text:style-name="T180_10">notación</text:span><text:span text:style-name="T180_11">?</text:span></text:p>
        </text:list-item>
      </text:list>
      <text:p text:style-name="P181"/>
      <text:h text:style-name="P182" text:outline-level="10"><text:bookmark-start text:name="h.ycmx8rh8mdku"/><text:bookmark-end text:name="h.ycmx8rh8mdku"/><text:span text:style-name="T182_1">Código</text:span></text:h>
      <text:p text:style-name="P183"><text:span text:style-name="T183_1">Generalidades</text:span></text:p>
      <text:list text:style-name="LS3" xml:id="list16">
        <text:list-item>
          <text:p text:style-name="P184"><text:span text:style-name="T184_1">¿</text:span><text:span text:style-name="T184_2">Respeta</text:span><text:span text:style-name="T184_3"><text:s/></text:span><text:span text:style-name="T184_4">estándares</text:span><text:span text:style-name="T184_5"><text:s/></text:span><text:span text:style-name="T184_6">de</text:span><text:span text:style-name="T184_7"><text:s/></text:span><text:span text:style-name="T184_8">codificación</text:span><text:span text:style-name="T184_9">?</text:span></text:p>
        </text:list-item>
        <text:list-item>
          <text:p text:style-name="P185"><text:span text:style-name="T185_1">¿</text:span><text:span text:style-name="T185_2">Está</text:span><text:span text:style-name="T185_3"><text:s/></text:span><text:span text:style-name="T185_4">correctamente</text:span><text:span text:style-name="T185_5"><text:s/></text:span><text:span text:style-name="T185_6">documentado</text:span><text:span text:style-name="T185_7">?</text:span></text:p>
        </text:list-item>
      </text:list>
      <text:p text:style-name="P186"/>
      <text:p text:style-name="P187"/>
      <text:p text:style-name="P188"/>
      <text:p text:style-name="P189"/>
      <text:p text:style-name="P190"/>
      <text:p text:style-name="P1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353cm" fo:margin-bottom="0.353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